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480000004EB166F4B2.png"/>
  <manifest:file-entry manifest:media-type="" manifest:full-path="Pictures/200000070000132000000A710AF2F79D.svm"/>
  <manifest:file-entry manifest:media-type="image/jpeg" manifest:full-path="Pictures/10000000000005820000016E307CABE5.jpg"/>
  <manifest:file-entry manifest:media-type="image/png" manifest:full-path="Pictures/10000201000000E00000004EAC688DCC.png"/>
  <manifest:file-entry manifest:media-type="image/png" manifest:full-path="Pictures/10000201000000E00000004E429BDF63.png"/>
  <manifest:file-entry manifest:media-type="image/png" manifest:full-path="Pictures/10000201000000E00000004EC28FBE65.png"/>
  <manifest:file-entry manifest:media-type="image/png" manifest:full-path="Pictures/10000201000000C60000004F4BDB1BFF.png"/>
  <manifest:file-entry manifest:media-type="image/png" manifest:full-path="Pictures/10000201000003390000004ED2E12188.png"/>
  <manifest:file-entry manifest:media-type="image/png" manifest:full-path="Pictures/10000201000000480000004E9104E890.png"/>
  <manifest:file-entry manifest:media-type="" manifest:full-path="Pictures/2000000700001D5B000009341DD8002A.svm"/>
  <manifest:file-entry manifest:media-type="" manifest:full-path="Pictures/2000000700001070000003D4A37EF707.svm"/>
  <manifest:file-entry manifest:media-type="image/png" manifest:full-path="Pictures/10000201000002E80000004E93024528.png"/>
  <manifest:file-entry manifest:media-type="image/png" manifest:full-path="Pictures/10000201000000E00000004ED86B1A15.png"/>
  <manifest:file-entry manifest:media-type="image/png" manifest:full-path="Pictures/10000201000000E00000004E602B94F5.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8" style:family="graphic" style:parent-style-name="standard">
      <style:graphic-properties draw:stroke="none" svg:stroke-color="#000000" draw:fill="none" draw:fill-color="#ffffff" draw:textarea-horizontal-align="left" draw:textarea-vertical-align="bottom" draw:auto-grow-height="true" draw:auto-grow-width="false" fo:max-height="0cm" fo:min-height="1.219cm" fo:padding-top="0.127cm" fo:padding-bottom="0.127cm" fo:padding-left="0.254cm" fo:padding-right="0.254cm"/>
    </style:style>
    <style:style style:name="gr10" style:family="graphic">
      <style:graphic-properties style:protect="size"/>
    </style:style>
    <style:style style:name="gr23" style:family="graphic" style:parent-style-name="standard" style:list-style-name="L587">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26"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34" style:family="graphic" style:parent-style-name="standard">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36"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54"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0"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2"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5" style:family="graphic" style:parent-style-name="standard">
      <style:graphic-properties draw:stroke="solid" svg:stroke-width="0.026cm" svg:stroke-color="#ffffff" draw:fill="solid" draw:fill-color="#ffff99" draw:textarea-horizontal-align="justify" draw:textarea-vertical-align="middle" draw:auto-grow-height="false" fo:padding-top="0.127cm" fo:padding-bottom="0.127cm" fo:padding-left="0.254cm" fo:padding-right="0.254cm" fo:wrap-option="no-wrap" draw:shadow="hidden" draw:shadow-color="#ccccff"/>
    </style:style>
    <style:style style:name="gr67" style:family="graphic" style:parent-style-name="standard">
      <style:graphic-properties draw:stroke="solid" svg:stroke-width="0.026cm" svg:stroke-color="#ffffff" draw:fill="solid" draw:fill-color="#c0c0c0" draw:textarea-horizontal-align="justify" draw:textarea-vertical-align="middle" draw:auto-grow-height="false" fo:padding-top="0.127cm" fo:padding-bottom="0.127cm" fo:padding-left="0.254cm" fo:padding-right="0.254cm" fo:wrap-option="no-wrap" draw:shadow="hidden" draw:shadow-color="#ccccff"/>
    </style:style>
    <style:style style:name="gr68"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wrap-option="no-wrap" draw:shadow="hidden" draw:shadow-color="#ccccff"/>
    </style:style>
    <style:style style:name="gr70" style:family="graphic" style:parent-style-name="standard">
      <style:graphic-properties draw:stroke="solid" svg:stroke-width="0.026cm" svg:stroke-color="#ffffff" draw:fill="solid" draw:fill-color="#00ff99" draw:textarea-horizontal-align="justify" draw:textarea-vertical-align="middle" draw:auto-grow-height="false" fo:padding-top="0.127cm" fo:padding-bottom="0.127cm" fo:padding-left="0.254cm" fo:padding-right="0.254cm" fo:wrap-option="no-wrap" draw:shadow="hidden" draw:shadow-color="#ccccff"/>
    </style:style>
    <style:style style:name="gr71" style:family="graphic" style:parent-style-name="standard">
      <style:graphic-properties draw:stroke="solid" svg:stroke-width="0.026cm" svg:stroke-color="#ffffff" draw:fill="solid" draw:fill-color="#00ff99" draw:textarea-horizontal-align="center" draw:textarea-vertical-align="top" draw:auto-grow-height="false" fo:padding-top="0.127cm" fo:padding-bottom="0.127cm" fo:padding-left="0.254cm" fo:padding-right="0.254cm" fo:wrap-option="no-wrap" draw:shadow="hidden" draw:shadow-color="#ccccff"/>
    </style:style>
    <style:style style:name="gr72" style:family="graphic" style:parent-style-name="standard">
      <style:graphic-properties draw:stroke="none" draw:fill="none" draw:fill-color="#ffff99" draw:textarea-horizontal-align="justify" draw:textarea-vertical-align="top" draw:auto-grow-height="true" draw:auto-grow-width="true" fo:min-height="0.848cm" fo:min-width="0cm" fo:padding-top="0.127cm" fo:padding-bottom="0.127cm" fo:padding-left="0.254cm" fo:padding-right="0.254cm" fo:wrap-option="no-wrap" draw:shadow="hidden" draw:shadow-color="#ccccff"/>
    </style:style>
    <style:style style:name="gr73" style:family="graphic" style:parent-style-name="standard">
      <style:graphic-properties draw:stroke="none" draw:fill="solid" draw:fill-color="#66ffcc" draw:textarea-horizontal-align="justify" draw:textarea-vertical-align="top" draw:auto-grow-height="true" draw:auto-grow-width="true" fo:min-height="0.848cm" fo:min-width="0cm" fo:padding-top="0.127cm" fo:padding-bottom="0.127cm" fo:padding-left="0.254cm" fo:padding-right="0.254cm" fo:wrap-option="no-wrap" draw:shadow="hidden" draw:shadow-color="#ccccff"/>
    </style:style>
    <style:style style:name="gr74"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fill="none" draw:fill-color="#ffffff" draw:textarea-horizontal-align="center" draw:textarea-vertical-align="middle" fo:wrap-option="no-wrap" draw:shadow="hidden" draw:shadow-color="#ccccff"/>
    </style:style>
    <style:style style:name="gr75" style:family="graphic" style:parent-style-name="standard">
      <style:graphic-properties draw:stroke="dash" draw:stroke-dash="Fine_20_Dashed" svg:stroke-width="0.026cm" svg:stroke-color="#000000" draw:fill="none" draw:fill-color="#ffffff" draw:textarea-horizontal-align="center" draw:textarea-vertical-align="middle" fo:wrap-option="no-wrap" draw:shadow="hidden" draw:shadow-color="#ccccff"/>
    </style:style>
    <style:style style:name="gr77"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0"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2"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5"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86"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90"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1"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94"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5"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97"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98"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99"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1"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3"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106"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07"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109"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2"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114"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15" style:family="graphic" style:parent-style-name="standard" style:list-style-name="L58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117"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20" style:family="graphic" style:parent-style-name="standard">
      <style:graphic-properties draw:stroke="dash" draw:stroke-dash="Dash_20_3" svg:stroke-width="0.026cm" svg:stroke-color="#000000" draw:fill="none" draw:fill-color="#ffffff" draw:textarea-horizontal-align="center" draw:textarea-vertical-align="middle" fo:wrap-option="no-wrap" draw:shadow="hidden" draw:shadow-color="#ccccff"/>
    </style:style>
    <style:style style:name="gr121" style:family="graphic" style:parent-style-name="standard">
      <style:graphic-properties draw:stroke="solid" draw:stroke-dash="Dash_20_3" svg:stroke-width="0.026cm" svg:stroke-color="#000000" draw:marker-end="Symmetric_20_Arrow" draw:fill="none" draw:fill-color="#ffffff" draw:opacity="100%" draw:fill-image-width="0.483cm" draw:fill-image-height="0.483cm" draw:textarea-horizontal-align="center" draw:textarea-vertical-align="middle" fo:wrap-option="no-wrap" draw:shadow="hidden" draw:shadow-offset-x="0.305cm" draw:shadow-offset-y="0.305cm" draw:shadow-color="#ccccff" draw:shadow-opacity="100%"/>
    </style:style>
    <style:style style:name="gr126"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131" style:family="graphic" style:parent-style-name="standard" style:list-style-name="L58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4" style:family="presentation" style:parent-style-name="IBM_20_Planet_20_White-title">
      <style:graphic-properties draw:fill-color="#ffffff" draw:auto-grow-height="true" fo:min-height="5.589cm"/>
    </style:style>
    <style:style style:name="pr11" style:family="presentation" style:parent-style-name="IBM_20_Planet_20_White-notes">
      <style:graphic-properties draw:fill-color="#ffffff" draw:auto-grow-height="true" fo:min-height="11.41cm"/>
    </style:style>
    <style:style style:name="pr15" style:family="presentation" style:parent-style-name="IBM2009-title">
      <style:graphic-properties draw:fill-color="#ffffff" draw:auto-grow-height="true" fo:min-height="1.779cm"/>
    </style:style>
    <style:style style:name="pr21" style:family="presentation" style:parent-style-name="IBM2009-outline1">
      <style:graphic-properties draw:fill-color="#ffffff" draw:auto-grow-height="true" fo:min-height="12.447cm"/>
    </style:style>
    <style:style style:name="pr28" style:family="presentation" style:parent-style-name="IBM2009-notes" style:list-style-name="L588">
      <style:graphic-properties draw:fill-color="#ffffff" draw:auto-grow-height="true" fo:min-height="11.41cm"/>
    </style:style>
    <style:style style:name="pr37" style:family="presentation" style:parent-style-name="IBM2009-notes" style:list-style-name="L589">
      <style:graphic-properties draw:fill-color="#ffffff" draw:auto-grow-height="true" fo:min-height="11.41cm"/>
    </style:style>
    <style:style style:name="pr44" style:family="presentation" style:parent-style-name="IBM2009-notes" style:list-style-name="L589">
      <style:graphic-properties draw:fill-color="#ffffff" draw:auto-grow-height="true" fo:min-height="11.41cm"/>
    </style:style>
    <style:style style:name="pr55" style:family="presentation" style:parent-style-name="IBM2009-notes" style:list-style-name="L589">
      <style:graphic-properties draw:fill-color="#ffffff" draw:auto-grow-height="true" fo:min-height="11.41cm"/>
    </style:style>
    <style:style style:name="pr61" style:family="presentation" style:parent-style-name="IBM2009-notes" style:list-style-name="L589">
      <style:graphic-properties draw:fill-color="#ffffff" draw:auto-grow-height="true" fo:min-height="11.41cm"/>
    </style:style>
    <style:style style:name="pr76" style:family="presentation" style:parent-style-name="IBM2009-notes" style:list-style-name="L589">
      <style:graphic-properties draw:fill-color="#ffffff" draw:auto-grow-height="true" fo:min-height="11.41cm"/>
    </style:style>
    <style:style style:name="pr79" style:family="presentation" style:parent-style-name="IBM2009-notes" style:list-style-name="L589">
      <style:graphic-properties draw:fill-color="#ffffff" draw:auto-grow-height="true" fo:min-height="11.41cm"/>
    </style:style>
    <style:style style:name="pr81" style:family="presentation" style:parent-style-name="IBM2009-notes" style:list-style-name="L589">
      <style:graphic-properties draw:fill-color="#ffffff" draw:auto-grow-height="true" fo:min-height="11.41cm"/>
    </style:style>
    <style:style style:name="pr83" style:family="presentation" style:parent-style-name="IBM2009-notes" style:list-style-name="L589">
      <style:graphic-properties draw:fill-color="#ffffff" draw:auto-grow-height="true" fo:min-height="11.41cm"/>
    </style:style>
    <style:style style:name="pr88" style:family="presentation" style:parent-style-name="IBM2009-notes" style:list-style-name="L589">
      <style:graphic-properties draw:fill-color="#ffffff" draw:auto-grow-height="true" fo:min-height="11.41cm"/>
    </style:style>
    <style:style style:name="pr92" style:family="presentation" style:parent-style-name="IBM2009-notes" style:list-style-name="L589">
      <style:graphic-properties draw:fill-color="#ffffff" draw:auto-grow-height="true" fo:min-height="11.41cm"/>
    </style:style>
    <style:style style:name="pr96" style:family="presentation" style:parent-style-name="IBM2009-notes" style:list-style-name="L589">
      <style:graphic-properties draw:fill-color="#ffffff" draw:auto-grow-height="true" fo:min-height="11.41cm"/>
    </style:style>
    <style:style style:name="pr100" style:family="presentation" style:parent-style-name="IBM2009-notes" style:list-style-name="L589">
      <style:graphic-properties draw:fill-color="#ffffff" draw:auto-grow-height="true" fo:min-height="11.41cm"/>
    </style:style>
    <style:style style:name="pr104" style:family="presentation" style:parent-style-name="IBM2009-notes" style:list-style-name="L589">
      <style:graphic-properties draw:fill-color="#ffffff" draw:auto-grow-height="true" fo:min-height="11.41cm"/>
    </style:style>
    <style:style style:name="pr108" style:family="presentation" style:parent-style-name="IBM2009-notes" style:list-style-name="L589">
      <style:graphic-properties draw:fill-color="#ffffff" draw:auto-grow-height="true" fo:min-height="11.41cm"/>
    </style:style>
    <style:style style:name="pr113" style:family="presentation" style:parent-style-name="IBM2009-notes" style:list-style-name="L589">
      <style:graphic-properties draw:fill-color="#ffffff" draw:auto-grow-height="true" fo:min-height="11.41cm"/>
    </style:style>
    <style:style style:name="pr116" style:family="presentation" style:parent-style-name="IBM2009-notes" style:list-style-name="L589">
      <style:graphic-properties draw:fill-color="#ffffff" draw:auto-grow-height="true" fo:min-height="11.41cm"/>
    </style:style>
    <style:style style:name="pr122" style:family="presentation" style:parent-style-name="IBM2009-notes" style:list-style-name="L589">
      <style:graphic-properties draw:fill-color="#ffffff" draw:auto-grow-height="true" fo:min-height="11.41cm"/>
    </style:style>
    <style:style style:name="pr127" style:family="presentation" style:parent-style-name="IBM2009-notes" style:list-style-name="L588">
      <style:graphic-properties draw:fill-color="#ffffff" draw:auto-grow-height="true" fo:min-height="11.41cm"/>
    </style:style>
    <style:style style:name="pr129" style:family="presentation" style:parent-style-name="IBM2009-outline1">
      <style:graphic-properties draw:fill-color="#ffffff" draw:auto-grow-height="true" fo:min-height="12.916cm"/>
    </style:style>
    <style:style style:name="pr132" style:family="presentation" style:parent-style-name="IBM2009-notes" style:list-style-name="L588">
      <style:graphic-properties draw:fill-color="#ffffff" draw:auto-grow-height="true" fo:min-height="11.41cm"/>
    </style:style>
    <style:style style:name="P3" style:family="paragraph">
      <style:paragraph-properties fo:margin-left="0cm" fo:margin-right="0cm" fo:text-indent="0cm" style:writing-mode="lr-tb"/>
    </style:style>
    <style:style style:name="P5" style:family="paragraph">
      <style:paragraph-properties fo:margin-left="0cm" fo:margin-right="0cm" fo:margin-top="0cm" fo:margin-bottom="0cm" fo:text-indent="0cm"/>
    </style:style>
    <style:style style:name="P7" style:family="paragraph">
      <style:paragraph-properties fo:margin-left="0cm" fo:margin-right="0cm" fo:text-indent="0cm"/>
    </style:style>
    <style:style style:name="P9" style:family="paragraph">
      <style:paragraph-properties fo:margin-left="0cm" fo:margin-right="0cm" fo:margin-top="0cm" fo:margin-bottom="0cm" fo:text-indent="0cm" style:writing-mode="lr-tb"/>
      <style:text-properties fo:color="#000000" fo:font-size="11pt" style:font-size-asian="11pt" style:font-size-complex="11pt"/>
    </style:style>
    <style:style style:name="P12" style:family="paragraph">
      <style:paragraph-properties fo:margin-left="0.6cm" fo:margin-right="0cm" fo:text-indent="-0.6cm" style:writing-mode="lr-tb"/>
    </style:style>
    <style:style style:name="P1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16" style:family="paragraph">
      <style:paragraph-properties fo:margin-left="0cm" fo:margin-right="0cm" fo:text-indent="0cm" style:writing-mode="lr-tb"/>
      <style:text-properties fo:font-size="26pt" style:font-size-asian="26pt" style:font-size-complex="26pt"/>
    </style:style>
    <style:style style:name="P17"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19"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ext-properties fo:hyphenate="false"/>
    </style:style>
    <style:style style:name="P22" style:family="paragraph">
      <style:paragraph-properties fo:margin-left="0.483cm" fo:margin-right="0cm" fo:text-indent="-0.483cm" style:writing-mode="lr-tb"/>
      <style:text-properties fo:font-size="22pt" style:font-size-asian="22pt" style:font-size-complex="22pt"/>
    </style:style>
    <style:style style:name="P24"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7"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29"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30"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 style:family="paragraph">
      <style:paragraph-properties fo:margin-left="0cm" fo:margin-right="0cm" fo:margin-top="0cm" fo:margin-bottom="0cm" fo:line-height="100%" text:enable-numbering="false" fo:text-indent="0cm" style:text-autospace="none"/>
    </style:style>
    <style:style style:name="P35" style:family="paragraph">
      <style:paragraph-properties fo:text-align="center" style:writing-mode="lr-tb"/>
    </style:style>
    <style:style style:name="P4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46"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48" style:family="paragraph">
      <style:paragraph-properties fo:margin-left="0.483cm" fo:margin-right="0cm" fo:margin-top="0.427cm" fo:margin-bottom="0cm" fo:line-height="100%" text:enable-numbering="true" fo:text-indent="-0.483cm" style:text-autospace="none"/>
    </style:style>
    <style:style style:name="P53"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56"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57" style:family="paragraph">
      <style:paragraph-properties fo:margin-left="1.422cm" fo:margin-right="0cm" fo:text-align="start" text:enable-numbering="true" fo:text-indent="-0.457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58" style:family="paragraph">
      <style:paragraph-properties fo:margin-left="0.483cm" fo:margin-right="0cm" fo:text-align="start" text:enable-numbering="true" fo:text-indent="-0.483cm" style:text-autospace="ideograph-alpha" style:punctuation-wrap="simple" style:line-break="strict" style:writing-mode="lr-tb">
        <style:tab-stops/>
      </style:paragraph-properties>
      <style:text-properties style:text-position="0% 100%" fo:letter-spacing="normal" fo:language="en" fo:country="US" style:text-underline-style="none" style:text-underline-type="none" style:text-underline-width="none" style:text-underline-mode="continuous" style:text-line-through-mode="continuous" style:letter-kerning="false" style:language-asian="none" style:country-asian="none" style:language-complex="none" style:country-complex="none" style:text-scale="100%" fo:hyphenate="false"/>
    </style:style>
    <style:style style:name="P63"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swiss" style:font-pitch="variable" fo:font-size="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0pt" style:language-asian="none" style:country-asian="none" style:font-style-asian="normal" style:font-weight-asian="normal" style:font-family-complex="Tahoma" style:font-pitch-complex="variable" style:font-size-complex="0pt" style:language-complex="none" style:country-complex="none" style:font-style-complex="normal" style:font-weight-complex="normal" style:text-emphasize="none" style:text-scale="100%" style:font-relief="none" fo:hyphenate="false"/>
    </style:style>
    <style:style style:name="P69" style:family="paragraph">
      <style:paragraph-properties fo:text-align="center" style:writing-mode="lr-tb"/>
      <style:text-properties fo:font-size="36pt"/>
    </style:style>
    <style:style style:name="P87" style:family="paragraph">
      <style:paragraph-properties fo:margin-left="0cm" fo:margin-right="0cm" fo:margin-top="0cm" fo:margin-bottom="0cm" fo:line-height="100%" fo:text-align="start" text:enable-numbering="false" fo:text-indent="0cm" style:text-autospace="none" style:punctuation-wrap="simple" style:line-break="strict" style:writing-mode="lr-tb">
        <style:tab-stops/>
      </style:paragraph-properties>
      <style:text-properties fo:color="#000000" style:text-outline="false" style:text-position="0% 100%" fo:font-family="Arial" style:font-family-generic="roman"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110" style:family="paragraph">
      <style:paragraph-properties fo:margin-left="0cm" fo:margin-right="0cm" fo:margin-top="0cm" fo:margin-bottom="0cm" fo:line-height="100%" fo:text-align="start" text:enable-numbering="false" fo:text-indent="0cm" style:text-autospace="none" style:punctuation-wrap="simple" style:line-break="strict">
        <style:tab-stops/>
      </style:paragraph-properties>
      <style:text-properties fo:hyphenate="false"/>
    </style:style>
    <style:style style:name="P123" style:family="paragraph">
      <style:paragraph-properties fo:margin-left="1.422cm" fo:margin-right="0cm" fo:text-align="start" text:enable-numbering="true" fo:text-indent="-0.457cm" style:text-autospace="ideograph-alpha" style:punctuation-wrap="simple" style:line-break="strict" style:writing-mode="lr-tb"/>
      <style:text-properties fo:hyphenate="false"/>
    </style:style>
    <style:style style:name="P130" style:family="paragraph">
      <style:paragraph-properties fo:margin-left="0.483cm" fo:margin-right="0cm" fo:text-indent="-0.483cm" style:writing-mode="lr-tb"/>
      <style:text-properties fo:font-size="15pt" style:font-size-asian="15pt" style:font-size-complex="15pt"/>
    </style:style>
    <style:style style:name="T6" style:family="text">
      <style:text-properties fo:color="#000000" fo:font-size="11pt" style:font-size-asian="11pt" style:font-size-complex="11pt"/>
    </style:style>
    <style:style style:name="T14"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18"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0" style:family="text">
      <style:text-properties fo:color="#000000" style:text-outline="false" style:text-position="super 58%"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25"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31" style:family="text">
      <style:text-properties style:use-window-font-color="true"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33"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38"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39"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40" style:family="text">
      <style:text-properties fo:color="#3f7f5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41" style:family="text">
      <style:text-properties fo:color="#0000c0" style:text-outline="false" style:text-position="0% 100%" fo:font-family="'Courier New'" fo:font-size="10pt" fo:letter-spacing="normal" fo:language="en" fo:country="US" fo:font-style="italic" fo:text-shadow="none" fo:font-weight="normal" style:text-underline-mode="continuous" style:text-line-through-mode="continuous" style:letter-kerning="false" style:font-family-asian="'Courier New'" style:font-size-asian="10pt" style:language-asian="none" style:country-asian="none" style:font-style-asian="italic" style:font-weight-asian="normal" style:font-family-complex="'Courier New'" style:font-size-complex="10pt" style:language-complex="none" style:country-complex="none" style:font-style-complex="italic" style:font-weight-complex="normal" style:text-emphasize="none" style:text-scale="100%" style:font-relief="none"/>
    </style:style>
    <style:style style:name="T43" style:family="text">
      <style:text-properties fo:color="#000000" style:text-outline="false" style:text-position="0% 100%" fo:font-family="Arial" style:font-family-generic="roman" style:font-pitch="variable" fo:font-size="24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47"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49" style:family="text">
      <style:text-properties fo:color="#7f0055" style:text-outline="false" style:text-position="0% 100%" fo:font-family="'Courier New'" fo:font-size="10pt" fo:letter-spacing="normal" fo:language="en" fo:country="US" fo:font-style="normal" fo:text-shadow="none" style:text-underline-style="none" style:text-underline-type="none" style:text-underline-width="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50" style:family="text">
      <style:text-properties fo:color="#00000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51" style:family="text">
      <style:text-properties fo:color="#000000" style:text-outline="false" style:text-position="0% 100%" fo:font-family="'Courier New'" fo:font-size="10pt" fo:letter-spacing="normal" fo:language="en" fo:country="US" fo:font-style="italic"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italic" style:font-weight-asian="normal" style:font-family-complex="'Courier New'" style:font-size-complex="10pt" style:language-complex="none" style:country-complex="none" style:font-style-complex="italic" style:font-weight-complex="normal" style:text-emphasize="none" style:text-scale="100%" style:font-relief="none"/>
    </style:style>
    <style:style style:name="T52" style:family="text">
      <style:text-properties fo:color="#2a00f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59" style:family="text">
      <style:text-properties fo:color="#000000" style:text-outline="false"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64" style:family="text">
      <style:text-properties fo:color="#000000" fo:font-size="14pt" style:font-family-asian="Arial" style:font-family-generic-asian="swiss" style:font-pitch-asian="variable" style:font-size-asian="14pt" style:font-family-complex="Arial" style:font-family-generic-complex="swiss" style:font-pitch-complex="variable" style:font-size-complex="14pt"/>
    </style:style>
    <style:style style:name="T66" style:family="text">
      <style:text-properties fo:color="#000000"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78" style:family="text">
      <style:text-properties style:use-window-font-color="true"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84" style:family="text">
      <style:text-properties fo:color="#000000"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89" style:family="text">
      <style:text-properties fo:color="#0000c0" style:text-outline="false" style:text-position="0% 100%" fo:font-family="'Courier New'" fo:font-size="10pt" fo:letter-spacing="normal" fo:language="en" fo:country="US" fo:font-style="italic"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italic" style:font-weight-asian="normal" style:font-family-complex="'Courier New'" style:font-size-complex="10pt" style:language-complex="none" style:country-complex="none" style:font-style-complex="italic" style:font-weight-complex="normal" style:text-emphasize="none" style:text-scale="100%" style:font-relief="none"/>
    </style:style>
    <style:style style:name="T93" style:family="text">
      <style:text-properties fo:color="#3f7f5f"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2" style:family="text">
      <style:text-properties style:use-window-font-color="true" style:text-outline="false"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05" style:family="text">
      <style:text-properties fo:color="#0000c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11" style:family="text">
      <style:text-properties fo:color="#00000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118" style:family="text">
      <style:text-properties fo:color="#000000" style:text-outline="false" style:text-position="0% 100%" fo:font-family="'Courier New'" fo:font-size="1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19" style:family="text">
      <style:text-properties fo:color="#000000" style:text-outline="false" style:text-position="0% 100%" fo:font-family="'Courier New'" fo:font-size="1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124" style:family="text">
      <style:text-properties style:text-position="0% 100%" fo:font-size="22pt" fo:letter-spacing="normal" fo:language="en" fo:country="US" style:text-underline-mode="continuous" style:text-line-through-mode="continuous" style:letter-kerning="false" style:font-size-asian="22pt" style:language-asian="none" style:country-asian="none" style:font-size-complex="22pt" style:language-complex="none" style:country-complex="none" style:text-scale="100%"/>
    </style:style>
    <style:style style:name="T125" style:family="text">
      <style:text-properties fo:color="#000000" style:text-outline="false" style:text-position="0% 100%"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128"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text:list-style style:name="L58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85">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58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87">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8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04" style:family="drawing-page">
      <style:drawing-page-properties presentation:background-visible="true" presentation:background-objects-visible="true" presentation:display-footer="true" presentation:display-page-number="true" presentation:display-date-time="false"/>
    </style:style>
    <style:style style:name="dp405"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416" style:family="graphic" style:parent-style-name="standard" style:list-style-name="L40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1" style:family="graphic" style:parent-style-name="standard" style:list-style-name="L40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423" style:family="graphic">
      <style:graphic-properties style:protect="size"/>
    </style:style>
    <style:style style:name="gr426" style:family="graphic" style:parent-style-name="standard" style:list-style-name="L404">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28" style:family="graphic" style:parent-style-name="standard" style:list-style-name="L404">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pr408" style:family="presentation" style:parent-style-name="IBM2009-title">
      <style:graphic-properties draw:fill-color="#ffffff" draw:auto-grow-height="true" fo:min-height="1.779cm"/>
    </style:style>
    <style:style style:name="pr412" style:family="presentation" style:parent-style-name="IBM2009-outline1">
      <style:graphic-properties draw:fill-color="#ffffff" draw:auto-grow-height="true" fo:min-height="12.447cm"/>
    </style:style>
    <style:style style:name="pr424" style:family="presentation" style:parent-style-name="IBM2009-notes" style:list-style-name="L406">
      <style:graphic-properties draw:fill-color="#ffffff" draw:auto-grow-height="true" fo:min-height="11.41cm"/>
    </style:style>
    <style:style style:name="pr429" style:family="presentation" style:parent-style-name="IBM2009-notes" style:list-style-name="L406">
      <style:graphic-properties draw:fill-color="#ffffff" draw:auto-grow-height="true" fo:min-height="11.41cm"/>
    </style:style>
    <style:style style:name="P406"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409" style:family="paragraph">
      <style:paragraph-properties fo:margin-left="0cm" fo:margin-right="0cm" fo:text-indent="0cm" style:writing-mode="lr-tb"/>
      <style:text-properties fo:font-size="26pt" style:font-size-asian="26pt" style:font-size-complex="26pt"/>
    </style:style>
    <style:style style:name="P410"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413" style:family="paragraph">
      <style:paragraph-properties fo:margin-left="0.483cm" fo:margin-right="0cm" fo:text-indent="-0.483cm" style:writing-mode="lr-tb"/>
      <style:text-properties fo:font-size="22pt" style:font-size-asian="22pt" style:font-size-complex="22pt"/>
    </style:style>
    <style:style style:name="P414"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417" style:family="paragraph">
      <style:paragraph-properties fo:margin-left="0cm" fo:margin-right="0cm" fo:margin-top="0cm" fo:margin-bottom="0cm" fo:line-height="100%" text:enable-numbering="false" fo:text-indent="0cm" style:text-autospace="none"/>
    </style:style>
    <style:style style:name="P419" style:family="paragraph">
      <style:paragraph-properties fo:margin-left="0cm" fo:margin-right="0cm" fo:margin-top="0cm" fo:margin-bottom="0cm" fo:line-height="100%" fo:text-align="start" text:enable-numbering="false" fo:text-indent="0cm" style:text-autospace="none" style:punctuation-wrap="simple" style:line-break="strict">
        <style:tab-stops/>
      </style:paragraph-properties>
      <style:text-properties fo:hyphenate="false"/>
    </style:style>
    <style:style style:name="P422" style:family="paragraph">
      <style:paragraph-properties fo:margin-left="0cm" fo:margin-right="0cm" fo:margin-top="0cm" fo:margin-bottom="0cm" fo:line-height="100%" fo:text-align="start" text:enable-numbering="false" fo:text-indent="0cm" style:text-autospace="none" style:punctuation-wrap="simple" style:line-break="strict" style:writing-mode="lr-tb">
        <style:tab-stops/>
      </style:paragraph-properties>
      <style:text-properties fo:color="#000000" style:text-outline="false" style:text-position="0% 100%" fo:font-family="Arial" style:font-family-generic="roman"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425"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407"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411"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415"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418" style:family="text">
      <style:text-properties style:use-window-font-color="true"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420" style:family="text">
      <style:text-properties fo:color="#000000" style:text-outline="false" style:text-position="0% 100%"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427" style:family="text">
      <style:text-properties style:use-window-font-color="true" style:text-outline="false" fo:font-family="'Courier New'"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text:list-style style:name="L40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05">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40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466" style:family="drawing-page">
      <style:drawing-page-properties presentation:background-visible="true" presentation:background-objects-visible="true" presentation:display-footer="true" presentation:display-page-number="true" presentation:display-date-time="false"/>
    </style:style>
    <style:style style:name="dp467"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477" style:family="graphic" style:parent-style-name="standard" style:list-style-name="L46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479" style:family="graphic">
      <style:graphic-properties style:protect="size"/>
    </style:style>
    <style:style style:name="pr470" style:family="presentation" style:parent-style-name="IBM2009-title">
      <style:graphic-properties draw:fill-color="#ffffff" draw:auto-grow-height="true" fo:min-height="1.779cm"/>
    </style:style>
    <style:style style:name="pr474" style:family="presentation" style:parent-style-name="IBM2009-outline1">
      <style:graphic-properties draw:fill-color="#ffffff" draw:auto-grow-height="true" fo:min-height="12.916cm"/>
    </style:style>
    <style:style style:name="pr480" style:family="presentation" style:parent-style-name="IBM2009-notes" style:list-style-name="L468">
      <style:graphic-properties draw:fill-color="#ffffff" draw:auto-grow-height="true" fo:min-height="11.41cm"/>
    </style:style>
    <style:style style:name="P46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471" style:family="paragraph">
      <style:paragraph-properties fo:margin-left="0cm" fo:margin-right="0cm" fo:text-indent="0cm" style:writing-mode="lr-tb"/>
      <style:text-properties fo:font-size="26pt" style:font-size-asian="26pt" style:font-size-complex="26pt"/>
    </style:style>
    <style:style style:name="P472"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475" style:family="paragraph">
      <style:paragraph-properties fo:margin-left="0.483cm" fo:margin-right="0cm" fo:text-indent="-0.483cm" style:writing-mode="lr-tb"/>
      <style:text-properties fo:font-size="15pt" style:font-size-asian="15pt" style:font-size-complex="15pt"/>
    </style:style>
    <style:style style:name="P47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481"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T469"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473" style:family="text">
      <style:text-properties fo:color="#000000" style:text-outline="false" style:text-position="0% 100%" fo:font-family="Arial" style:font-family-generic="roman" style:font-pitch="variable" fo:font-size="15pt" fo:letter-spacing="normal" fo:language="en" fo:country="US" fo:font-style="normal" fo:text-shadow="none" fo:font-weight="normal" style:text-underline-mode="continuous" style:text-line-through-mode="continuous" style:letter-kerning="false" style:font-family-asian="SimSun" style:font-pitch-asian="variable" style:font-size-asian="15pt" style:language-asian="none" style:country-asian="none" style:font-style-asian="normal" style:font-weight-asian="normal" style:font-family-complex="Tahoma" style:font-pitch-complex="variable" style:font-size-complex="15pt" style:language-complex="none" style:country-complex="none" style:font-style-complex="normal" style:font-weight-complex="normal" style:text-emphasize="none" style:text-scale="100%" style:font-relief="none"/>
    </style:style>
    <style:style style:name="T476"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text:list-style style:name="L46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67">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46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626" style:family="drawing-page">
      <style:drawing-page-properties presentation:background-visible="true" presentation:background-objects-visible="true" presentation:display-footer="true" presentation:display-page-number="true" presentation:display-date-time="false"/>
    </style:style>
    <style:style style:name="dp627" style:family="drawing-page">
      <style:drawing-page-properties presentation:background-visible="true" presentation:background-objects-visible="true" presentation:display-header="true" presentation:display-footer="true" presentation:display-page-number="false" presentation:display-date-time="true"/>
    </style:style>
    <style:style style:name="gr638" style:family="graphic" style:parent-style-name="standard" style:list-style-name="L628">
      <style:graphic-properties draw:stroke="none" svg:stroke-color="#000000" draw:fill="none" draw:fill-color="#ffffff" draw:textarea-horizontal-align="left" draw:textarea-vertical-align="bottom" draw:auto-grow-height="true" draw:auto-grow-width="false" fo:max-height="0cm" fo:min-height="0.584cm" fo:padding-top="0.127cm" fo:padding-bottom="0.127cm" fo:padding-left="0.178cm" fo:padding-right="0.254cm"/>
    </style:style>
    <style:style style:name="gr641"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43" style:family="graphic">
      <style:graphic-properties style:protect="size"/>
    </style:style>
    <style:style style:name="gr647"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54"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656"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63"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68" style:family="graphic" style:parent-style-name="standard">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673"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79"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81"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84" style:family="graphic" style:parent-style-name="standard">
      <style:graphic-properties draw:stroke="solid" svg:stroke-width="0.026cm" svg:stroke-color="#ffffff" draw:fill="solid" draw:fill-color="#ffff99" draw:textarea-horizontal-align="justify" draw:textarea-vertical-align="middle" draw:auto-grow-height="false" fo:padding-top="0.127cm" fo:padding-bottom="0.127cm" fo:padding-left="0.254cm" fo:padding-right="0.254cm" fo:wrap-option="no-wrap" draw:shadow="hidden" draw:shadow-color="#ccccff"/>
    </style:style>
    <style:style style:name="gr685" style:family="graphic" style:parent-style-name="standard">
      <style:graphic-properties draw:stroke="solid" svg:stroke-width="0.026cm" svg:stroke-color="#ffffff" draw:fill="solid" draw:fill-color="#c0c0c0" draw:textarea-horizontal-align="justify" draw:textarea-vertical-align="middle" draw:auto-grow-height="false" fo:padding-top="0.127cm" fo:padding-bottom="0.127cm" fo:padding-left="0.254cm" fo:padding-right="0.254cm" fo:wrap-option="no-wrap" draw:shadow="hidden" draw:shadow-color="#ccccff"/>
    </style:style>
    <style:style style:name="gr686"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wrap-option="no-wrap" draw:shadow="hidden" draw:shadow-color="#ccccff"/>
    </style:style>
    <style:style style:name="gr688" style:family="graphic" style:parent-style-name="standard">
      <style:graphic-properties draw:stroke="solid" svg:stroke-width="0.026cm" svg:stroke-color="#ffffff" draw:fill="solid" draw:fill-color="#00ff99" draw:textarea-horizontal-align="justify" draw:textarea-vertical-align="middle" draw:auto-grow-height="false" fo:padding-top="0.127cm" fo:padding-bottom="0.127cm" fo:padding-left="0.254cm" fo:padding-right="0.254cm" fo:wrap-option="no-wrap" draw:shadow="hidden" draw:shadow-color="#ccccff"/>
    </style:style>
    <style:style style:name="gr689" style:family="graphic" style:parent-style-name="standard">
      <style:graphic-properties draw:stroke="solid" svg:stroke-width="0.026cm" svg:stroke-color="#ffffff" draw:fill="solid" draw:fill-color="#00ff99" draw:textarea-horizontal-align="center" draw:textarea-vertical-align="top" draw:auto-grow-height="false" fo:padding-top="0.127cm" fo:padding-bottom="0.127cm" fo:padding-left="0.254cm" fo:padding-right="0.254cm" fo:wrap-option="no-wrap" draw:shadow="hidden" draw:shadow-color="#ccccff"/>
    </style:style>
    <style:style style:name="gr690" style:family="graphic" style:parent-style-name="standard">
      <style:graphic-properties draw:stroke="none" draw:fill="none" draw:fill-color="#ffff99" draw:textarea-horizontal-align="justify" draw:textarea-vertical-align="top" draw:auto-grow-height="true" draw:auto-grow-width="true" fo:min-height="0.848cm" fo:min-width="0cm" fo:padding-top="0.127cm" fo:padding-bottom="0.127cm" fo:padding-left="0.254cm" fo:padding-right="0.254cm" fo:wrap-option="no-wrap" draw:shadow="hidden" draw:shadow-color="#ccccff"/>
    </style:style>
    <style:style style:name="gr691" style:family="graphic" style:parent-style-name="standard">
      <style:graphic-properties draw:stroke="none" draw:fill="solid" draw:fill-color="#66ffcc" draw:textarea-horizontal-align="justify" draw:textarea-vertical-align="top" draw:auto-grow-height="true" draw:auto-grow-width="true" fo:min-height="0.848cm" fo:min-width="0cm" fo:padding-top="0.127cm" fo:padding-bottom="0.127cm" fo:padding-left="0.254cm" fo:padding-right="0.254cm" fo:wrap-option="no-wrap" draw:shadow="hidden" draw:shadow-color="#ccccff"/>
    </style:style>
    <style:style style:name="gr692"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fill="none" draw:fill-color="#ffffff" draw:textarea-horizontal-align="center" draw:textarea-vertical-align="middle" fo:wrap-option="no-wrap" draw:shadow="hidden" draw:shadow-color="#ccccff"/>
    </style:style>
    <style:style style:name="gr693" style:family="graphic" style:parent-style-name="standard">
      <style:graphic-properties draw:stroke="dash" draw:stroke-dash="Fine_20_Dashed" svg:stroke-width="0.026cm" svg:stroke-color="#000000" draw:fill="none" draw:fill-color="#ffffff" draw:textarea-horizontal-align="center" draw:textarea-vertical-align="middle" fo:wrap-option="no-wrap" draw:shadow="hidden" draw:shadow-color="#ccccff"/>
    </style:style>
    <style:style style:name="gr695"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97"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699"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01"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02"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705"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06"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708"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09"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711"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12"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713"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15"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17"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720"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21"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723"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25"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727"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28"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730"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31" style:family="graphic" style:parent-style-name="standard" style:list-style-name="L626">
      <style:graphic-properties draw:stroke="none" draw:fill="solid" draw:fill-color="#ccccff" draw:textarea-horizontal-align="left" draw:textarea-vertical-align="top" draw:auto-grow-height="true" fo:padding-top="0.127cm" fo:padding-bottom="0.127cm" fo:padding-left="0.254cm" fo:padding-right="0.254cm" fo:wrap-option="wrap" draw:shadow="hidden" draw:shadow-color="#ccccff"/>
    </style:style>
    <style:style style:name="gr733"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gr734" style:family="graphic" style:parent-style-name="standard">
      <style:graphic-properties draw:stroke="solid" svg:stroke-width="0.026cm" svg:stroke-color="#ffffff" draw:fill="solid" draw:fill-color="#00ff99" draw:textarea-horizontal-align="center" draw:textarea-vertical-align="top" draw:auto-grow-height="false" fo:padding-top="0.127cm" fo:padding-bottom="0.127cm" fo:padding-left="0.254cm" fo:padding-right="0.254cm" fo:wrap-option="no-wrap" draw:shadow="hidden" draw:shadow-color="#ccccff"/>
    </style:style>
    <style:style style:name="gr736" style:family="graphic" style:parent-style-name="standard">
      <style:graphic-properties draw:stroke="dash" draw:stroke-dash="Dash_20_3" svg:stroke-width="0.026cm" svg:stroke-color="#000000" draw:fill="none" draw:fill-color="#ffffff" draw:textarea-horizontal-align="center" draw:textarea-vertical-align="middle" fo:wrap-option="no-wrap" draw:shadow="hidden" draw:shadow-color="#ccccff"/>
    </style:style>
    <style:style style:name="gr737" style:family="graphic" style:parent-style-name="standard">
      <style:graphic-properties draw:stroke="solid" draw:stroke-dash="Dash_20_3" svg:stroke-width="0.026cm" svg:stroke-color="#000000" draw:marker-end="Symmetric_20_Arrow" draw:fill="none" draw:fill-color="#ffffff" draw:opacity="100%" draw:fill-image-width="0.483cm" draw:fill-image-height="0.483cm" draw:textarea-horizontal-align="center" draw:textarea-vertical-align="middle" fo:wrap-option="no-wrap" draw:shadow="hidden" draw:shadow-offset-x="0.305cm" draw:shadow-offset-y="0.305cm" draw:shadow-color="#ccccff" draw:shadow-opacity="100%"/>
    </style:style>
    <style:style style:name="gr740" style:family="graphic" style:parent-style-name="standard" style:list-style-name="L626">
      <style:graphic-properties draw:stroke="none" svg:stroke-color="#000000" draw:fill="none" draw:fill-color="#ffffff" draw:textarea-horizontal-align="left" draw:textarea-vertical-align="bottom" draw:auto-grow-height="true" draw:auto-grow-width="false" fo:max-height="0cm" fo:min-height="0.762cm" fo:padding-top="0cm" fo:padding-bottom="0cm" fo:padding-left="0.254cm" fo:padding-right="0.254cm"/>
    </style:style>
    <style:style style:name="pr630" style:family="presentation" style:parent-style-name="IBM2009-title">
      <style:graphic-properties draw:fill-color="#ffffff" draw:auto-grow-height="true" fo:min-height="1.779cm"/>
    </style:style>
    <style:style style:name="pr636" style:family="presentation" style:parent-style-name="IBM2009-outline1">
      <style:graphic-properties draw:fill-color="#ffffff" draw:auto-grow-height="true" fo:min-height="12.447cm"/>
    </style:style>
    <style:style style:name="pr644" style:family="presentation" style:parent-style-name="IBM2009-notes" style:list-style-name="L629">
      <style:graphic-properties draw:fill-color="#ffffff" draw:auto-grow-height="true" fo:min-height="11.41cm"/>
    </style:style>
    <style:style style:name="pr648" style:family="presentation" style:parent-style-name="IBM2009-notes" style:list-style-name="L629">
      <style:graphic-properties draw:fill-color="#ffffff" draw:auto-grow-height="true" fo:min-height="11.41cm"/>
    </style:style>
    <style:style style:name="pr657" style:family="presentation" style:parent-style-name="IBM2009-notes" style:list-style-name="L629">
      <style:graphic-properties draw:fill-color="#ffffff" draw:auto-grow-height="true" fo:min-height="11.41cm"/>
    </style:style>
    <style:style style:name="pr670" style:family="presentation" style:parent-style-name="IBM2009-notes" style:list-style-name="L629">
      <style:graphic-properties draw:fill-color="#ffffff" draw:auto-grow-height="true" fo:min-height="11.41cm"/>
    </style:style>
    <style:style style:name="pr675" style:family="presentation" style:parent-style-name="IBM2009-notes" style:list-style-name="L629">
      <style:graphic-properties draw:fill-color="#ffffff" draw:auto-grow-height="true" fo:min-height="11.41cm"/>
    </style:style>
    <style:style style:name="pr680" style:family="presentation" style:parent-style-name="IBM2009-notes" style:list-style-name="L629">
      <style:graphic-properties draw:fill-color="#ffffff" draw:auto-grow-height="true" fo:min-height="11.41cm"/>
    </style:style>
    <style:style style:name="pr694" style:family="presentation" style:parent-style-name="IBM2009-notes" style:list-style-name="L629">
      <style:graphic-properties draw:fill-color="#ffffff" draw:auto-grow-height="true" fo:min-height="11.41cm"/>
    </style:style>
    <style:style style:name="pr696" style:family="presentation" style:parent-style-name="IBM2009-notes" style:list-style-name="L629">
      <style:graphic-properties draw:fill-color="#ffffff" draw:auto-grow-height="true" fo:min-height="11.41cm"/>
    </style:style>
    <style:style style:name="pr698" style:family="presentation" style:parent-style-name="IBM2009-notes" style:list-style-name="L629">
      <style:graphic-properties draw:fill-color="#ffffff" draw:auto-grow-height="true" fo:min-height="11.41cm"/>
    </style:style>
    <style:style style:name="pr700" style:family="presentation" style:parent-style-name="IBM2009-notes" style:list-style-name="L629">
      <style:graphic-properties draw:fill-color="#ffffff" draw:auto-grow-height="true" fo:min-height="11.41cm"/>
    </style:style>
    <style:style style:name="pr704" style:family="presentation" style:parent-style-name="IBM2009-notes" style:list-style-name="L629">
      <style:graphic-properties draw:fill-color="#ffffff" draw:auto-grow-height="true" fo:min-height="11.41cm"/>
    </style:style>
    <style:style style:name="pr707" style:family="presentation" style:parent-style-name="IBM2009-notes" style:list-style-name="L629">
      <style:graphic-properties draw:fill-color="#ffffff" draw:auto-grow-height="true" fo:min-height="11.41cm"/>
    </style:style>
    <style:style style:name="pr710" style:family="presentation" style:parent-style-name="IBM2009-notes" style:list-style-name="L629">
      <style:graphic-properties draw:fill-color="#ffffff" draw:auto-grow-height="true" fo:min-height="11.41cm"/>
    </style:style>
    <style:style style:name="pr714" style:family="presentation" style:parent-style-name="IBM2009-notes" style:list-style-name="L629">
      <style:graphic-properties draw:fill-color="#ffffff" draw:auto-grow-height="true" fo:min-height="11.41cm"/>
    </style:style>
    <style:style style:name="pr718" style:family="presentation" style:parent-style-name="IBM2009-notes" style:list-style-name="L629">
      <style:graphic-properties draw:fill-color="#ffffff" draw:auto-grow-height="true" fo:min-height="11.41cm"/>
    </style:style>
    <style:style style:name="pr722" style:family="presentation" style:parent-style-name="IBM2009-notes" style:list-style-name="L629">
      <style:graphic-properties draw:fill-color="#ffffff" draw:auto-grow-height="true" fo:min-height="11.41cm"/>
    </style:style>
    <style:style style:name="pr726" style:family="presentation" style:parent-style-name="IBM2009-notes" style:list-style-name="L629">
      <style:graphic-properties draw:fill-color="#ffffff" draw:auto-grow-height="true" fo:min-height="11.41cm"/>
    </style:style>
    <style:style style:name="pr729" style:family="presentation" style:parent-style-name="IBM2009-notes" style:list-style-name="L629">
      <style:graphic-properties draw:fill-color="#ffffff" draw:auto-grow-height="true" fo:min-height="11.41cm"/>
    </style:style>
    <style:style style:name="pr732" style:family="presentation" style:parent-style-name="IBM2009-notes" style:list-style-name="L629">
      <style:graphic-properties draw:fill-color="#ffffff" draw:auto-grow-height="true" fo:min-height="11.41cm"/>
    </style:style>
    <style:style style:name="pr738" style:family="presentation" style:parent-style-name="IBM2009-notes" style:list-style-name="L629">
      <style:graphic-properties draw:fill-color="#ffffff" draw:auto-grow-height="true" fo:min-height="11.41cm"/>
    </style:style>
    <style:style style:name="pr741" style:family="presentation" style:parent-style-name="IBM2009-notes" style:list-style-name="L629">
      <style:graphic-properties draw:fill-color="#ffffff" draw:auto-grow-height="true" fo:min-height="11.41cm"/>
    </style:style>
    <style:style style:name="P628"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hyphenate="false"/>
    </style:style>
    <style:style style:name="P631" style:family="paragraph">
      <style:paragraph-properties fo:margin-left="0cm" fo:margin-right="0cm" fo:text-indent="0cm" style:writing-mode="lr-tb"/>
      <style:text-properties fo:font-size="26pt" style:font-size-asian="26pt" style:font-size-complex="26pt"/>
    </style:style>
    <style:style style:name="P632"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ext-properties fo:hyphenate="false"/>
    </style:style>
    <style:style style:name="P634" style:family="paragraph">
      <style:paragraph-properties fo:margin-left="1.422cm" fo:margin-right="0cm" fo:margin-top="0.035cm" fo:margin-bottom="0cm" fo:line-height="100%" fo:text-align="start" text:enable-numbering="true" fo:text-indent="-0.457cm" style:text-autospace="ideograph-alpha" style:punctuation-wrap="simple" style:line-break="strict" style:writing-mode="lr-tb"/>
      <style:text-properties fo:hyphenate="false"/>
    </style:style>
    <style:style style:name="P637" style:family="paragraph">
      <style:paragraph-properties fo:margin-left="0.483cm" fo:margin-right="0cm" fo:text-indent="-0.483cm" style:writing-mode="lr-tb"/>
      <style:text-properties fo:font-size="22pt" style:font-size-asian="22pt" style:font-size-complex="22pt"/>
    </style:style>
    <style:style style:name="P639" style:family="paragraph">
      <style:paragraph-properties fo:margin-left="1.118cm" fo:margin-right="0cm" fo:margin-top="0cm" fo:margin-bottom="0cm" fo:line-height="100%" fo:text-align="start" text:enable-numbering="false" fo:text-indent="-1.118cm" style:text-autospace="ideograph-alpha" style:punctuation-wrap="simple" style:line-break="strict" style:writing-mode="lr-tb"/>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642"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style:use-window-font-color="true"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645"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ext-properties fo:color="#000000" style:text-outline="false" style:text-position="0% 100%" fo:font-family="Arial"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649"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7889fb" style:text-outline="false" style:text-position="0% 100%" fo:font-family="Arial" style:font-family-generic="roman" style:font-pitch="variable" fo:font-size="22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fo:hyphenate="false"/>
    </style:style>
    <style:style style:name="P650" style:family="paragraph">
      <style:paragraph-properties fo:margin-left="0.483cm" fo:margin-right="0cm" fo:margin-top="0.427cm" fo:margin-bottom="0cm" fo:line-height="100%" fo:text-align="start" text:enable-numbering="true" fo:text-indent="-0.483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6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16pt" style:language-asian="none" style:country-asian="none" style:font-style-asian="normal" style:font-weight-asian="normal" style:font-family-complex="Tahoma" style:font-pitch-complex="variable" style:font-size-complex="16pt" style:language-complex="none" style:country-complex="none" style:font-style-complex="normal" style:font-weight-complex="normal" style:text-emphasize="none" style:text-scale="100%" style:font-relief="none" fo:hyphenate="false"/>
    </style:style>
    <style:style style:name="P651"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family-generic="roman"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653" style:family="paragraph">
      <style:paragraph-properties fo:margin-left="0cm" fo:margin-right="0cm" fo:margin-top="0cm" fo:margin-bottom="0cm" fo:line-height="100%" fo:text-align="start" text:enable-numbering="false" fo:text-indent="0cm" style:text-autospace="none" style:punctuation-wrap="simple" style:line-break="strict" style:writing-mode="lr-tb">
        <style:tab-stops/>
      </style:paragraph-properties>
      <style:text-properties fo:color="#000000" style:text-outline="false" style:text-position="0% 100%" fo:font-family="Arial" style:font-family-generic="roman" style:font-pitch="variable" fo:font-size="24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655"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1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658" style:family="paragraph">
      <style:paragraph-properties fo:margin-left="0.6cm" fo:margin-right="0cm" fo:margin-top="0cm" fo:margin-bottom="0cm" fo:line-height="100%" fo:text-align="start" text:enable-numbering="false" fo:text-indent="-0.6cm" style:text-autospace="ideograph-alpha" style:punctuation-wrap="simple" style:line-break="strict" style:writing-mode="lr-tb">
        <style:tab-stops/>
      </style:paragraph-properties>
      <style:text-properties fo:color="#000000" style:text-outline="false" style:text-position="0% 100%" fo:font-family="Arial" style:font-family-generic="roman" style:font-pitch="variable" fo:font-size="20pt" fo:letter-spacing="normal" fo:language="en" fo:country="US" fo:font-style="normal" fo:text-shadow="none" style:text-underline-style="none" style:text-underline-type="none" style:text-underline-width="none" fo:font-weight="normal" style:text-underline-mode="continuous" style:text-line-through-mode="continuous" style:letter-kerning="false" style:font-family-asian="SimSun"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fo:hyphenate="false"/>
    </style:style>
    <style:style style:name="P664" style:family="paragraph">
      <style:paragraph-properties fo:margin-left="0cm" fo:margin-right="0cm" fo:margin-top="0cm" fo:margin-bottom="0cm" fo:line-height="100%" text:enable-numbering="false" fo:text-indent="0cm" style:text-autospace="none"/>
    </style:style>
    <style:style style:name="P666" style:family="paragraph">
      <style:paragraph-properties fo:margin-left="0cm" fo:margin-right="0cm" fo:margin-top="0cm" fo:margin-bottom="0cm" fo:line-height="100%" fo:text-align="start"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669" style:family="paragraph">
      <style:paragraph-properties fo:text-align="center" style:writing-mode="lr-tb"/>
    </style:style>
    <style:style style:name="P671" style:family="paragraph">
      <style:paragraph-properties fo:margin-left="0.483cm" fo:margin-right="0cm" fo:margin-top="0.427cm" fo:margin-bottom="0cm" fo:line-height="100%" text:enable-numbering="true" fo:text-indent="-0.483cm" style:text-autospace="none"/>
    </style:style>
    <style:style style:name="P674" style:family="paragraph">
      <style:paragraph-properties fo:margin-left="0cm" fo:margin-right="0cm" fo:margin-top="0cm" fo:margin-bottom="0cm" fo:line-height="100%" fo:text-align="start" text:enable-numbering="false" fo:text-indent="0cm" style:text-autospace="ideograph-alpha" style:punctuation-wrap="simple" style:line-break="strict" style:writing-mode="lr-tb"/>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676" style:family="paragraph">
      <style:paragraph-properties fo:margin-left="1.422cm" fo:margin-right="0cm" fo:text-align="start" text:enable-numbering="true" fo:text-indent="-0.457cm" style:text-autospace="ideograph-alpha" style:punctuation-wrap="simple" style:line-break="strict" style:writing-mode="lr-tb"/>
      <style:text-properties fo:hyphenate="false"/>
    </style:style>
    <style:style style:name="P677" style:family="paragraph">
      <style:paragraph-properties fo:margin-left="0.483cm" fo:margin-right="0cm" fo:text-align="start" text:enable-numbering="true" fo:text-indent="-0.483cm" style:text-autospace="ideograph-alpha" style:punctuation-wrap="simple" style:line-break="strict" style:writing-mode="lr-tb"/>
      <style:text-properties fo:hyphenate="false"/>
    </style:style>
    <style:style style:name="P682" style:family="paragraph">
      <style:paragraph-properties fo:margin-left="0cm" fo:margin-right="0cm" fo:margin-top="0cm" fo:margin-bottom="0cm" fo:line-height="100%" fo:text-align="center" text:enable-numbering="false" fo:text-indent="0cm" style:text-autospace="ideograph-alpha"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687" style:family="paragraph">
      <style:paragraph-properties fo:text-align="center" style:writing-mode="lr-tb"/>
      <style:text-properties fo:font-size="36pt"/>
    </style:style>
    <style:style style:name="P703" style:family="paragraph">
      <style:paragraph-properties fo:margin-left="0cm" fo:margin-right="0cm" fo:margin-top="0cm" fo:margin-bottom="0cm" fo:line-height="100%" fo:text-align="start" text:enable-numbering="false" fo:text-indent="0cm" style:text-autospace="none" style:punctuation-wrap="simple" style:line-break="strict" style:writing-mode="lr-tb"/>
      <style:text-properties fo:color="#000000" style:text-outline="false" style:text-position="0% 100%" fo:font-family="Arial" style:font-family-generic="roman" style:font-pitch="variable" fo:font-size="24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fo:hyphenate="false"/>
    </style:style>
    <style:style style:name="P724" style:family="paragraph">
      <style:paragraph-properties fo:margin-left="0cm" fo:margin-right="0cm" fo:margin-top="0cm" fo:margin-bottom="0cm" fo:line-height="100%" fo:text-align="start" text:enable-numbering="false" fo:text-indent="0cm" style:text-autospace="none" style:punctuation-wrap="simple" style:line-break="strict"/>
      <style:text-properties fo:hyphenate="false"/>
    </style:style>
    <style:style style:name="T629" style:family="text">
      <style:text-properties fo:color="#7889fb" style:text-outline="false" style:text-position="0% 100%" fo:font-family="Arial" style:font-family-generic="roman" style:font-pitch="variable" fo:font-size="26pt" fo:letter-spacing="normal" fo:language="en" fo:country="US" fo:font-style="normal" fo:text-shadow="none" fo:font-weight="normal" style:text-underline-mode="continuous" style:text-line-through-mode="continuous" style:letter-kerning="false" style:font-family-asian="SimSun" style:font-pitch-asian="variable" style:font-size-asian="26pt" style:language-asian="none" style:country-asian="none" style:font-style-asian="normal" style:font-weight-asian="normal" style:font-family-complex="Tahoma" style:font-pitch-complex="variable" style:font-size-complex="26pt" style:language-complex="none" style:country-complex="none" style:font-style-complex="normal" style:font-weight-complex="normal" style:text-emphasize="none" style:text-scale="100%" style:font-relief="none"/>
    </style:style>
    <style:style style:name="T633" style:family="text">
      <style:text-properties fo:color="#000000" style:text-outline="false" style:text-position="0% 100%"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635" style:family="text">
      <style:text-properties fo:color="#000000" style:text-outline="false" style:text-position="super 58%"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640" style:family="text">
      <style:text-properties fo:color="#000000" style:text-outline="false" style:text-position="0% 100%" fo:font-family="Arial" style:font-family-generic="roman" style:font-pitch="variable" fo:font-size="10pt" fo:letter-spacing="normal" fo:language="en" fo:country="US" fo:font-style="normal" fo:text-shadow="none" fo:font-weight="normal" style:text-underline-mode="continuous" style:text-line-through-mode="continuous" style:letter-kerning="false" style:font-family-asian="SimSun" style:font-pitch-asian="variable" style:font-size-asian="10pt" style:language-asian="none" style:country-asian="none" style:font-style-asian="normal" style:font-weight-asian="normal" style:font-family-complex="Tahoma" style:font-pitch-complex="variable" style:font-size-complex="10pt" style:language-complex="none" style:country-complex="none" style:font-style-complex="normal" style:font-weight-complex="normal" style:text-emphasize="none" style:text-scale="100%" style:font-relief="none"/>
    </style:style>
    <style:style style:name="T646" style:family="text">
      <style:text-properties fo:color="#000000" style:text-outline="false" fo:font-family="Arial" style:font-family-generic="roman" style:font-pitch="variable" fo:font-size="22pt" fo:letter-spacing="normal" fo:language="en" fo:country="US" fo:font-style="normal" fo:text-shadow="none" fo:font-weight="normal" style:text-underline-mode="continuous" style:text-line-through-mode="continuous" style:letter-kerning="false" style:font-family-asian="SimSun" style:font-pitch-asian="variable" style:font-size-asian="22pt" style:language-asian="none" style:country-asian="none" style:font-style-asian="normal" style:font-weight-asian="normal" style:font-family-complex="Tahoma" style:font-pitch-complex="variable" style:font-size-complex="22pt" style:language-complex="none" style:country-complex="none" style:font-style-complex="normal" style:font-weight-complex="normal" style:text-emphasize="none" style:text-scale="100%" style:font-relief="none"/>
    </style:style>
    <style:style style:name="T652" style:family="text">
      <style:text-properties fo:color="#00000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659" style:family="text">
      <style:text-properties fo:color="#7f0055" style:text-outline="false" style:text-position="0% 100%" fo:font-family="'Courier New'" fo:font-size="10pt" fo:letter-spacing="normal" fo:language="en" fo:country="US" fo:font-style="normal" fo:text-shadow="none" fo:font-weight="bold" style:text-underline-mode="continuous" style:text-line-through-mode="continuous" style:letter-kerning="false" style:font-family-asian="'Courier New'" style:font-size-asian="10pt" style:language-asian="none" style:country-asian="none" style:font-style-asian="normal" style:font-weight-asian="bold" style:font-family-complex="'Courier New'" style:font-size-complex="10pt" style:language-complex="none" style:country-complex="none" style:font-style-complex="normal" style:font-weight-complex="bold" style:text-emphasize="none" style:text-scale="100%" style:font-relief="none"/>
    </style:style>
    <style:style style:name="T660" style:family="text">
      <style:text-properties fo:color="#2a00f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661" style:family="text">
      <style:text-properties fo:color="#3f7f5f"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662" style:family="text">
      <style:text-properties fo:color="#0000c0" style:text-outline="false" style:text-position="0% 100%" fo:font-family="'Courier New'" fo:font-size="10pt" fo:letter-spacing="normal" fo:language="en" fo:country="US" fo:font-style="italic" fo:text-shadow="none" fo:font-weight="normal" style:text-underline-mode="continuous" style:text-line-through-mode="continuous" style:letter-kerning="false" style:font-family-asian="'Courier New'" style:font-size-asian="10pt" style:language-asian="none" style:country-asian="none" style:font-style-asian="italic" style:font-weight-asian="normal" style:font-family-complex="'Courier New'" style:font-size-complex="10pt" style:language-complex="none" style:country-complex="none" style:font-style-complex="italic" style:font-weight-complex="normal" style:text-emphasize="none" style:text-scale="100%" style:font-relief="none"/>
    </style:style>
    <style:style style:name="T665" style:family="text">
      <style:text-properties style:use-window-font-color="true"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667" style:family="text">
      <style:text-properties fo:color="#000000" style:text-outline="false" style:text-position="0% 100%" fo:font-family="Arial" style:font-family-generic="roman" style:font-pitch="variable" fo:font-size="24pt" fo:letter-spacing="normal" fo:language="en" fo:country="US" fo:font-style="normal" fo:text-shadow="none" fo:font-weight="normal" style:text-underline-mode="continuous" style:text-line-through-mode="continuous" style:letter-kerning="false" style:font-family-asian="SimSun"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672" style:family="text">
      <style:text-properties fo:color="#000000" style:text-outline="false" style:text-position="0% 100%" fo:font-family="'Courier New'" fo:font-size="10pt" fo:letter-spacing="normal" fo:language="en" fo:country="US" fo:font-style="italic" fo:text-shadow="none" fo:font-weight="normal" style:text-underline-mode="continuous" style:text-line-through-mode="continuous" style:letter-kerning="false" style:font-family-asian="'Courier New'" style:font-size-asian="10pt" style:language-asian="none" style:country-asian="none" style:font-style-asian="italic" style:font-weight-asian="normal" style:font-family-complex="'Courier New'" style:font-size-complex="10pt" style:language-complex="none" style:country-complex="none" style:font-style-complex="italic" style:font-weight-complex="normal" style:text-emphasize="none" style:text-scale="100%" style:font-relief="none"/>
    </style:style>
    <style:style style:name="T678" style:family="text">
      <style:text-properties fo:color="#000000" style:text-outline="false" style:text-position="0% 100%" fo:font-family="Arial" style:font-family-generic="roman" style:font-pitch="variable" fo:font-size="22pt" fo:letter-spacing="normal" fo:language="en" fo:country="US" fo:font-style="normal" fo:text-shadow="none" fo:font-weight="bold" style:text-underline-mode="continuous" style:text-line-through-mode="continuous" style:letter-kerning="false" style:font-family-asian="SimSun" style:font-pitch-asian="variable" style:font-size-asian="22pt" style:language-asian="none" style:country-asian="none" style:font-style-asian="normal" style:font-weight-asian="bold" style:font-family-complex="Tahoma" style:font-pitch-complex="variable" style:font-size-complex="22pt" style:language-complex="none" style:country-complex="none" style:font-style-complex="normal" style:font-weight-complex="bold" style:text-emphasize="none" style:text-scale="100%" style:font-relief="none"/>
    </style:style>
    <style:style style:name="T683" style:family="text">
      <style:text-properties fo:color="#000000" style:text-outline="false" style:text-position="0% 100%" fo:font-family="Arial" style:font-family-generic="swiss" style:font-pitch="variable"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716" style:family="text">
      <style:text-properties style:use-window-font-color="true" style:text-outline="false"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719" style:family="text">
      <style:text-properties fo:color="#0000c0" style:text-outline="false" style:text-position="0% 100%" fo:font-family="'Courier New'" fo:font-size="10pt" fo:letter-spacing="normal" fo:language="en" fo:country="US" fo:font-style="normal" fo:text-shadow="none" fo:font-weight="normal" style:text-underline-mode="continuous" style:text-line-through-mode="continuous" style:letter-kerning="false" style:font-family-asian="'Courier New'" style:font-size-asian="10pt" style:language-asian="none" style:country-asian="none" style:font-style-asian="normal" style:font-weight-asian="normal" style:font-family-complex="'Courier New'" style:font-size-complex="10pt" style:language-complex="none" style:country-complex="none" style:font-style-complex="normal" style:font-weight-complex="normal" style:text-emphasize="none" style:text-scale="100%" style:font-relief="none"/>
    </style:style>
    <style:style style:name="T735" style:family="text">
      <style:text-properties fo:color="#000000" style:text-outline="false" style:text-position="0% 100%" fo:font-family="'Courier New'" fo:font-size="14pt" fo:letter-spacing="normal" fo:language="en" fo:country="US" fo:font-style="normal" fo:text-shadow="none" fo:font-weight="normal" style:text-underline-mode="continuous" style:text-line-through-mode="continuous" style:letter-kerning="false" style:font-family-asian="Arial" style:font-family-generic-asian="swiss" style:font-pitch-asian="variable" style:font-size-asian="14pt" style:language-asian="none" style:country-asian="none" style:font-style-asian="normal" style:font-weight-asian="normal" style:font-family-complex="Arial" style:font-family-generic-complex="swiss" style:font-pitch-complex="variable" style:font-size-complex="14pt" style:language-complex="none" style:country-complex="none" style:font-style-complex="normal" style:font-weight-complex="normal" style:text-emphasize="none" style:text-scale="100%" style:font-relief="none"/>
    </style:style>
    <style:style style:name="T739" style:family="text">
      <style:text-properties style:text-position="0% 100%" fo:font-size="22pt" fo:letter-spacing="normal" fo:language="en" fo:country="US" style:text-underline-mode="continuous" style:text-line-through-mode="continuous" style:letter-kerning="false" style:font-size-asian="22pt" style:language-asian="none" style:country-asian="none" style:font-size-complex="22pt" style:language-complex="none" style:country-complex="none" style:text-scale="100%"/>
    </style:style>
    <text:list-style style:name="L62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27">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628">
      <text:list-level-style-bullet text:level="1" text:bullet-char="●">
        <style:list-level-properties text:min-label-width="1.118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2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id="pageid1" draw:master-page-name="IBM_20_Planet_20_White" presentation:presentation-page-layout-name="ALT19">
        <office:forms form:automatic-focus="false" form:apply-design-mode="false">
          <xforms:model id="Model 1">
            <xforms:instance id="Instance 1">
              <instance/>
            </xforms:instance>
            <xsd:schema/>
          </xforms:model>
        </office:forms>
        <draw:frame draw:name="Title text1" presentation:style-name="pr4" draw:text-style-name="P3" draw:layer="layout" svg:width="24.258cm" svg:height="5.844cm" svg:x="0.381cm" svg:y="3.682cm" presentation:class="title">
          <draw:text-box>
            <text:p text:style-name="P3">Commands in Eclipse 3.x: the 10 most common patterns</text:p>
          </draw:text-box>
        </draw:frame>
        <draw:frame draw:name="Text Frame1" draw:style-name="gr8" draw:text-style-name="P9" draw:layer="layout" svg:width="21.591cm" svg:height="1.474cm" svg:x="0.508cm" svg:y="1.473cm">
          <draw:text-box>
            <text:p text:style-name="P5"><text:span text:style-name="T6">Paul Webster – IBM Rational Canada </text:span></text:p>
            <text:p text:style-name="P7"><text:span text:style-name="T6">23 March 2011</text:span></text:p>
          </draw:text-box>
        </draw:frame>
        <presentation:notes draw:style-name="dp2">
          <draw:page-thumbnail draw:style-name="gr10" draw:layer="layout" svg:width="13.706cm" svg:height="10.28cm" svg:x="3.647cm" svg:y="2.853cm" draw:page-number="1" presentation:class="page"/>
          <draw:frame presentation:style-name="pr11" draw:text-style-name="P12" draw:layer="layout" svg:width="14.518cm" svg:height="11.411cm" svg:x="3.249cm" svg:y="14.13cm" presentation:class="notes" presentation:placeholder="true">
            <draw:text-box/>
          </draw:frame>
        </presentation:notes>
      </draw:page>
      <draw:page draw:name="page2" draw:style-name="dp626" draw:id="pageid2" draw:master-page-name="IBM2009" presentation:presentation-page-layout-name="ALT1">
        <draw:frame draw:name="Title text2" presentation:style-name="pr630" draw:text-style-name="P631" draw:layer="layout" svg:width="24.131cm" svg:height="2.034cm" svg:x="0.508cm" svg:y="1.651cm" presentation:class="title" presentation:user-transformed="true">
          <draw:text-box>
            <text:p text:style-name="P628"><text:span text:style-name="T629">About the Speaker</text:span></text:p>
          </draw:text-box>
        </draw:frame>
        <draw:frame draw:name="Outline Text1" presentation:style-name="pr636" draw:text-style-name="P637" draw:layer="layout" svg:width="24.131cm" svg:height="12.702cm" svg:x="0.508cm" svg:y="5.207cm" presentation:class="outline" presentation:user-transformed="true">
          <draw:text-box>
            <text:list text:style-name="L627">
              <text:list-item>
                <text:p text:style-name="P632"><text:span text:style-name="T633">Paul Webster</text:span></text:p>
              </text:list-item>
            </text:list>
            <text:list text:style-name="L627">
              <text:list-item>
                <text:list>
                  <text:list-item>
                    <text:p text:style-name="P634"><text:span text:style-name="T633">Senior Software Developer, Platform UI Committer</text:span></text:p>
                  </text:list-item>
                </text:list>
              </text:list-item>
            </text:list>
            <text:list text:style-name="L627">
              <text:list-item>
                <text:list>
                  <text:list-item>
                    <text:p text:style-name="P634"><text:span text:style-name="T633">Works for IBM Rational Software since he joined the Eclipse</text:span><text:span text:style-name="T635">TM</text:span><text:span text:style-name="T633"> Platform UI team in May 2005</text:span></text:p>
                  </text:list-item>
                </text:list>
              </text:list-item>
            </text:list>
            <text:list text:style-name="L627">
              <text:list-item>
                <text:list>
                  <text:list-item>
                    <text:p text:style-name="P634"><text:span text:style-name="T633">Works with part lifecycle, commands/handlers, keybindings, and menu contributions</text:span></text:p>
                  </text:list-item>
                </text:list>
              </text:list-item>
            </text:list>
            <text:list text:style-name="L627">
              <text:list-item>
                <text:list>
                  <text:list-item>
                    <text:p text:style-name="P634"><text:span text:style-name="T633">Eclipse 4 compatibility</text:span></text:p>
                  </text:list-item>
                </text:list>
              </text:list-item>
            </text:list>
            <text:list text:style-name="L627">
              <text:list-item>
                <text:p text:style-name="P632"><text:span text:style-name="T633"/></text:p>
              </text:list-item>
            </text:list>
          </draw:text-box>
        </draw:frame>
        <draw:frame draw:name="Text Frame2" draw:style-name="gr638" draw:text-style-name="P639" draw:layer="layout" svg:width="23.877cm" svg:height="0.839cm" svg:x="0.508cm" svg:y="17.297cm">
          <draw:text-box>
            <text:p/>
          </draw:text-box>
        </draw:frame>
        <draw:frame draw:name="Text Frame3" draw:style-name="gr641" draw:text-style-name="P642" draw:layer="layout" svg:width="21.736cm" svg:height="0.763cm" svg:x="0.463cm" svg:y="0.635cm">
          <draw:text-box>
            <text:p text:style-name="P628"><text:span text:style-name="T640">Commands in Eclipse 3.x: the 10 most common patterns</text:span></text:p>
          </draw:text-box>
        </draw:frame>
        <presentation:notes draw:style-name="dp627">
          <draw:page-thumbnail draw:style-name="gr643" draw:layer="layout" svg:width="14.538cm" svg:height="10.28cm" svg:x="3.231cm" svg:y="2.853cm" draw:page-number="2" presentation:class="page"/>
          <draw:frame presentation:style-name="pr644" draw:text-style-name="P645" draw:layer="layout" svg:width="14.518cm" svg:height="11.411cm" svg:x="3.249cm" svg:y="14.13cm" presentation:class="notes" presentation:placeholder="true" presentation:user-transformed="true">
            <draw:text-box/>
          </draw:frame>
        </presentation:notes>
      </draw:page>
      <draw:page draw:name="page3" draw:style-name="dp626" draw:id="pageid3" draw:master-page-name="IBM2009" presentation:presentation-page-layout-name="ALT1">
        <draw:frame draw:name="Title text3" presentation:style-name="pr630" draw:text-style-name="P631" draw:layer="layout" svg:width="24.131cm" svg:height="2.034cm" svg:x="0.508cm" svg:y="1.651cm" presentation:class="title" presentation:user-transformed="true">
          <draw:text-box>
            <text:p text:style-name="P628"><text:span text:style-name="T629">Overview</text:span></text:p>
          </draw:text-box>
        </draw:frame>
        <draw:frame draw:name="Outline Text2" presentation:style-name="pr636" draw:text-style-name="P637" draw:layer="layout" svg:width="24.131cm" svg:height="12.702cm" svg:x="0.508cm" svg:y="5.207cm" presentation:class="outline" presentation:user-transformed="true">
          <draw:text-box>
            <text:list text:style-name="L627">
              <text:list-item>
                <text:p text:style-name="P632"><text:span text:style-name="T633">Overview of the technical implementation of the Command Framework</text:span></text:p>
              </text:list-item>
            </text:list>
            <text:list text:style-name="L627">
              <text:list-item>
                <text:p text:style-name="P632"><text:span text:style-name="T646">Relationship between commands, handlers, and menu contributions</text:span></text:p>
              </text:list-item>
            </text:list>
            <text:list text:style-name="L627">
              <text:list-item>
                <text:p text:style-name="P632"><text:span text:style-name="T633">Contributing to the application state</text:span></text:p>
              </text:list-item>
            </text:list>
            <text:list text:style-name="L627">
              <text:list-item>
                <text:p text:style-name="P632"><text:span text:style-name="T646">Common patterns used when exposing functionality to the user using commands</text:span></text:p>
              </text:list-item>
            </text:list>
          </draw:text-box>
        </draw:frame>
        <draw:frame draw:name="Text Frame5" draw:style-name="gr647" draw:text-style-name="P642" draw:layer="layout" svg:width="21.736cm" svg:height="0.763cm" svg:x="0.464cm" svg:y="0.635cm">
          <draw:text-box>
            <text:p text:style-name="P628"><text:span text:style-name="T640">Commands in Eclipse 3.x: the 10 most common patterns</text:span></text:p>
          </draw:text-box>
        </draw:frame>
        <presentation:notes draw:style-name="dp627">
          <draw:page-thumbnail draw:style-name="gr643" draw:layer="layout" svg:width="14.538cm" svg:height="10.28cm" svg:x="3.231cm" svg:y="2.853cm" draw:page-number="3" presentation:class="page"/>
          <draw:frame presentation:style-name="pr648" draw:text-style-name="P645" draw:layer="layout" svg:width="14.518cm" svg:height="11.411cm" svg:x="3.249cm" svg:y="14.13cm" presentation:class="notes" presentation:placeholder="true" presentation:user-transformed="true">
            <draw:text-box/>
          </draw:frame>
        </presentation:notes>
      </draw:page>
      <draw:page draw:name="page4" draw:style-name="dp626" draw:id="pageid4" draw:master-page-name="IBM2009" presentation:presentation-page-layout-name="ALT1">
        <draw:frame draw:name="Title text23" presentation:style-name="pr630" draw:text-style-name="P631" draw:layer="layout" svg:width="24.131cm" svg:height="2.034cm" svg:x="0.508cm" svg:y="1.651cm" presentation:class="title" presentation:user-transformed="true">
          <draw:text-box>
            <text:p text:style-name="P649"><text:span text:style-name="T629">Commands</text:span></text:p>
          </draw:text-box>
        </draw:frame>
        <draw:frame draw:name="Outline Text22" presentation:style-name="pr636" draw:text-style-name="P637" draw:layer="layout" svg:width="24.131cm" svg:height="12.702cm" svg:x="0.508cm" svg:y="5.207cm" presentation:class="outline" presentation:user-transformed="true">
          <draw:text-box>
            <text:list text:style-name="L627">
              <text:list-item>
                <text:p text:style-name="P650"><text:span text:style-name="T633">A command is an abstraction of some semantic behaviour.</text:span></text:p>
              </text:list-item>
            </text:list>
            <text:list text:style-name="L627">
              <text:list-item>
                <text:p text:style-name="P650"><text:span text:style-name="T633">A command is not an implementation of that behaviour.</text:span></text:p>
              </text:list-item>
            </text:list>
            <text:list text:style-name="L627">
              <text:list-item>
                <text:p text:style-name="P650"><text:span text:style-name="T633">A command is not the visual presentation of that behaviour.</text:span></text:p>
              </text:list-item>
            </text:list>
            <text:list text:style-name="L627">
              <text:list-item>
                <text:p text:style-name="P650"><text:span text:style-name="T633"/></text:p>
              </text:list-item>
            </text:list>
            <text:list text:style-name="L627">
              <text:list-item>
                <text:p text:style-name="P650"><text:span text:style-name="T633"/></text:p>
              </text:list-item>
            </text:list>
          </draw:text-box>
        </draw:frame>
        <draw:custom-shape draw:name="Custom Shape34" draw:style-name="gr654" draw:text-style-name="P651" draw:layer="layout" svg:width="19.474cm" svg:height="2.653cm" svg:x="2.118cm" svg:y="9.6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51"><text:span text:style-name="T652">&lt;command categoryId="org.eclipse.ui.category.window"</text:span></text:p>
          <text:p text:style-name="P653"><text:span text:style-name="T652"><text:s text:c="6"/></text:span><text:span text:style-name="T652">defaultHandler="org.eclipse.example.commands.SayHiHandler"</text:span></text:p>
          <text:p text:style-name="P653"><text:span text:style-name="T652"><text:s text:c="6"/></text:span><text:span text:style-name="T652">id="org.eclipse.example.commands.hello"</text:span></text:p>
          <text:p text:style-name="P653"><text:span text:style-name="T652"><text:s text:c="6"/></text:span><text:span text:style-name="T652">name="Say </text:span><text:span text:style-name="T652">Hi</text:span><text:span text:style-name="T652">"&gt;</text:span></text:p>
          <text:p text:style-name="P653"><text:span text:style-name="T652">&lt;/command&gt;</text:span></text:p>
          <text:p text:style-name="P651"/>
        </draw:custom-shape>
        <draw:frame draw:name="Text Frame24" draw:style-name="gr656" draw:text-style-name="P655" draw:layer="layout" svg:width="21.736cm" svg:height="0.763cm" svg:x="0.464cm" svg:y="0.635cm">
          <draw:text-box>
            <text:p text:style-name="P655"><text:span text:style-name="T640">Commands in Eclipse 3.x: the 10 most common patterns</text:span></text:p>
          </draw:text-box>
        </draw:frame>
        <presentation:notes draw:style-name="dp627">
          <draw:page-thumbnail draw:style-name="gr643" draw:layer="layout" svg:width="14.538cm" svg:height="10.28cm" svg:x="3.231cm" svg:y="2.853cm" draw:page-number="4" presentation:class="page"/>
          <draw:frame presentation:style-name="pr657" draw:text-style-name="P658" draw:layer="layout" svg:width="14.518cm" svg:height="11.411cm" svg:x="3.249cm" svg:y="14.13cm" presentation:class="notes" presentation:placeholder="true" presentation:user-transformed="true">
            <draw:text-box/>
          </draw:frame>
        </presentation:notes>
      </draw:page>
      <draw:page draw:name="page5" draw:style-name="dp626" draw:id="pageid5" draw:master-page-name="IBM2009" presentation:presentation-page-layout-name="ALT1">
        <draw:frame draw:name="Title text6" presentation:style-name="pr630" draw:text-style-name="P631" draw:layer="layout" svg:width="24.131cm" svg:height="2.034cm" svg:x="0.508cm" svg:y="1.651cm" presentation:class="title" presentation:user-transformed="true">
          <draw:text-box>
            <text:p text:style-name="P628"><text:span text:style-name="T629">Commands - State</text:span></text:p>
          </draw:text-box>
        </draw:frame>
        <draw:frame draw:name="Outline Text5" presentation:style-name="pr636" draw:text-style-name="P637" draw:layer="layout" svg:width="24.131cm" svg:height="12.702cm" svg:x="0.508cm" svg:y="5.207cm" presentation:class="outline" presentation:user-transformed="true">
          <draw:text-box>
            <text:list text:style-name="L627">
              <text:list-item>
                <text:p text:style-name="P632"><text:span text:style-name="T633">A command provides its enabled state: isEnabled()</text:span></text:p>
              </text:list-item>
            </text:list>
            <text:list text:style-name="L627">
              <text:list-item>
                <text:p text:style-name="P632"><text:span text:style-name="T633">The state of the command is the state of its active handler</text:span></text:p>
              </text:list-item>
            </text:list>
            <text:list text:style-name="L627">
              <text:list-item>
                <text:p text:style-name="P632"><text:span text:style-name="T633">Commands <text:s/>also allow arbitrary state to be attached to them</text:span></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59">public</text:span><text:span text:style-name="T652"> Object execute(ExecutionEvent event) {</text:span><text:span text:style-name="T652"><text:line-break/></text:span><text:span text:style-name="T652"><text:tab/></text:span><text:span text:style-name="T652">State count = event.getCommand().getState(</text:span><text:span text:style-name="T660">"keepCount.count"</text:span><text:span text:style-name="T652">);</text:span><text:span text:style-name="T652"><text:line-break/></text:span><text:span text:style-name="T652"><text:tab/></text:span><text:span text:style-name="T652">String val = (String) count.getValue();</text:span><text:span text:style-name="T652"><text:line-break/></text:span><text:span text:style-name="T652"><text:tab/></text:span><text:span text:style-name="T661">// check the val data</text:span><text:span text:style-name="T661"><text:line-break/></text:span><text:span text:style-name="T661"><text:tab/></text:span><text:span text:style-name="T652">String rc = increment(val);</text:span><text:span text:style-name="T652"><text:line-break/></text:span><text:span text:style-name="T652"><text:tab/></text:span><text:span text:style-name="T652">count.setValue(rc);</text:span><text:span text:style-name="T652"><text:line-break/></text:span><text:span text:style-name="T652"><text:tab/></text:span><text:span text:style-name="T652">System.</text:span><text:span text:style-name="T662">out</text:span><text:span text:style-name="T652">.println(</text:span><text:span text:style-name="T660">"New count: "</text:span><text:span text:style-name="T652"> + rc);</text:span><text:span text:style-name="T652"><text:line-break/></text:span><text:span text:style-name="T652"><text:tab/></text:span><text:span text:style-name="T659">return</text:span><text:span text:style-name="T652"> </text:span><text:span text:style-name="T659">null</text:span><text:span text:style-name="T652">;</text:span><text:span text:style-name="T652"><text:line-break/></text:span><text:span text:style-name="T652">}</text:span></text:p>
              </text:list-item>
            </text:list>
          </draw:text-box>
        </draw:frame>
        <draw:frame draw:name="Text Frame11" draw:style-name="gr663" draw:text-style-name="P642" draw:layer="layout" svg:width="21.736cm" svg:height="0.763cm" svg:x="0.464cm" svg:y="0.635cm">
          <draw:text-box>
            <text:p text:style-name="P628"><text:span text:style-name="T640">Commands in Eclipse 3.x: the 10 most common patterns</text:span></text:p>
          </draw:text-box>
        </draw:frame>
        <draw:custom-shape draw:name="Custom Shape2" draw:style-name="gr668" draw:text-style-name="P669" draw:layer="layout" svg:width="19.474cm" svg:height="3.521cm" svg:x="2.119cm" svg:y="8.86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command categoryId="org.eclipse.ui.category.edit"</text:span></text:p>
          <text:p text:style-name="P664"><text:span text:style-name="T665"><text:s text:c="6"/></text:span><text:span text:style-name="T665">defaultHandler="org.eclipse.example.commands.KeepCountHandler"</text:span></text:p>
          <text:p text:style-name="P664"><text:span text:style-name="T665"><text:s text:c="6"/></text:span><text:span text:style-name="T665">id="org.eclipse.example.commands.count"</text:span></text:p>
          <text:p text:style-name="P664"><text:span text:style-name="T665"><text:s text:c="6"/></text:span><text:span text:style-name="T665">name="Keep Count"&gt;</text:span></text:p>
          <text:p text:style-name="P664"><text:span text:style-name="T665"><text:s text:c="3"/></text:span><text:span text:style-name="T665">&lt;state class="org.eclipse.jface.menus.TextState"</text:span></text:p>
          <text:p text:style-name="P664"><text:span text:style-name="T665"><text:s text:c="9"/></text:span><text:span text:style-name="T665">id="keepCount.count"/&gt;</text:span></text:p>
          <text:p text:style-name="P664"><text:span text:style-name="T665">&lt;/command&gt;</text:span></text:p>
          <text:p text:style-name="P666"><text:span text:style-name="T667"/></text:p>
        </draw:custom-shape>
        <presentation:notes draw:style-name="dp627">
          <draw:page-thumbnail draw:style-name="gr643" draw:layer="layout" svg:width="14.538cm" svg:height="10.28cm" svg:x="3.231cm" svg:y="2.853cm" draw:page-number="5" presentation:class="page"/>
          <draw:frame presentation:style-name="pr670" draw:text-style-name="P645" draw:layer="layout" svg:width="14.518cm" svg:height="11.411cm" svg:x="3.249cm" svg:y="14.13cm" presentation:class="notes" presentation:placeholder="true" presentation:user-transformed="true">
            <draw:text-box/>
          </draw:frame>
        </presentation:notes>
      </draw:page>
      <draw:page draw:name="page6" draw:style-name="dp626" draw:id="pageid6" draw:master-page-name="IBM2009" presentation:presentation-page-layout-name="ALT1">
        <draw:frame draw:name="Title text7" presentation:style-name="pr630" draw:text-style-name="P631" draw:layer="layout" svg:width="24.131cm" svg:height="2.034cm" svg:x="0.508cm" svg:y="1.651cm" presentation:class="title" presentation:user-transformed="true">
          <draw:text-box>
            <text:p text:style-name="P628"><text:span text:style-name="T629">Handlers</text:span></text:p>
          </draw:text-box>
        </draw:frame>
        <draw:frame draw:name="Outline Text6" presentation:style-name="pr636" draw:text-style-name="P637" draw:layer="layout" svg:width="24.131cm" svg:height="12.702cm" svg:x="0.508cm" svg:y="5.207cm" presentation:class="outline" presentation:user-transformed="true">
          <draw:text-box>
            <text:list text:style-name="L627">
              <text:list-item>
                <text:p text:style-name="P632"><text:span text:style-name="T633">A handler implements one behaviour for a command.</text:span></text:p>
              </text:list-item>
            </text:list>
            <text:list text:style-name="L627">
              <text:list-item>
                <text:p text:style-name="P632"><text:span text:style-name="T633">The active handler controls the command’s enabled state.</text:span></text:p>
              </text:list-item>
            </text:list>
            <text:list text:style-name="L627">
              <text:list-item>
                <text:p text:style-name="P632"><text:span text:style-name="T633">Handlers most commonly extend AbstractHandler.</text:span></text:p>
              </text:list-item>
            </text:list>
            <text:list text:style-name="L627">
              <text:list-item>
                <text:p text:style-name="P632"><text:span text:style-name="T633">Handlers are provided an application context in their execute(*) method</text:span></text:p>
              </text:list-item>
            </text:list>
            <text:list text:style-name="L627">
              <text:list-item>
                <text:p text:style-name="P671"><text:span text:style-name="T659">public</text:span><text:span text:style-name="T652"> Object execute(ExecutionEvent event) </text:span><text:span text:style-name="T659">throws</text:span><text:span text:style-name="T652"> ExecutionException {</text:span><text:span text:style-name="T652"><text:line-break/></text:span><text:span text:style-name="T652"><text:tab/></text:span><text:span text:style-name="T652">IWorkbenchWindow window = HandlerUtil.</text:span><text:span text:style-name="T672">getActiveWorkbenchWindowChecked</text:span><text:span text:style-name="T652">(event);</text:span><text:span text:style-name="T652"><text:line-break/></text:span><text:span text:style-name="T652"><text:tab/></text:span><text:span text:style-name="T652">Shell parent = window.getShell();</text:span><text:span text:style-name="T652"><text:line-break/></text:span><text:span text:style-name="T652"><text:tab/></text:span><text:span text:style-name="T652">MessageDialog.</text:span><text:span text:style-name="T672">openInformation</text:span><text:span text:style-name="T652">(parent, </text:span><text:span text:style-name="T660">"A Greeting"</text:span><text:span text:style-name="T652">, </text:span><text:span text:style-name="T660">"Hi there!"</text:span><text:span text:style-name="T652">);</text:span><text:span text:style-name="T652"><text:line-break/></text:span><text:span text:style-name="T652"><text:tab/></text:span><text:span text:style-name="T659">return</text:span><text:span text:style-name="T652"> </text:span><text:span text:style-name="T659">null</text:span><text:span text:style-name="T652">;</text:span><text:span text:style-name="T652"><text:line-break/></text:span><text:span text:style-name="T652">}</text:span></text:p>
              </text:list-item>
            </text:list>
          </draw:text-box>
        </draw:frame>
        <draw:frame draw:name="Text Frame4" draw:style-name="gr673" draw:text-style-name="P674" draw:layer="layout" svg:width="21.736cm" svg:height="0.763cm" svg:x="0.464cm" svg:y="0.635cm">
          <draw:text-box>
            <text:p text:style-name="P628"><text:span text:style-name="T640">Commands in Eclipse 3.x: the 10 most common patterns</text:span></text:p>
          </draw:text-box>
        </draw:frame>
        <presentation:notes draw:style-name="dp627">
          <draw:page-thumbnail draw:style-name="gr643" draw:layer="layout" svg:width="14.538cm" svg:height="10.28cm" svg:x="3.231cm" svg:y="2.853cm" draw:page-number="6" presentation:class="page"/>
          <draw:frame presentation:style-name="pr675" draw:text-style-name="P645" draw:layer="layout" svg:width="14.518cm" svg:height="11.411cm" svg:x="3.249cm" svg:y="14.13cm" presentation:class="notes" presentation:placeholder="true" presentation:user-transformed="true">
            <draw:text-box/>
          </draw:frame>
        </presentation:notes>
      </draw:page>
      <draw:page draw:name="page7" draw:style-name="dp626" draw:id="pageid7" draw:master-page-name="IBM2009" presentation:presentation-page-layout-name="ALT1">
        <draw:frame draw:name="Title text8" presentation:style-name="pr630" draw:text-style-name="P631" draw:layer="layout" svg:width="24.131cm" svg:height="2.034cm" svg:x="0.508cm" svg:y="1.651cm" presentation:class="title" presentation:user-transformed="true">
          <draw:text-box>
            <text:p text:style-name="P628"><text:span text:style-name="T629">Handlers – Pick One</text:span></text:p>
          </draw:text-box>
        </draw:frame>
        <draw:frame draw:name="Outline Text7" presentation:style-name="pr636" draw:text-style-name="P637" draw:layer="layout" svg:width="24.131cm" svg:height="12.702cm" svg:x="0.508cm" svg:y="5.207cm" presentation:class="outline" presentation:user-transformed="true">
          <draw:text-box>
            <text:list text:style-name="L627">
              <text:list-item>
                <text:p text:style-name="P632"><text:span text:style-name="T633">The 2 most common kinds of handlers:</text:span></text:p>
              </text:list-item>
            </text:list>
            <text:list text:style-name="L627">
              <text:list-item>
                <text:list>
                  <text:list-item>
                    <text:p text:style-name="P676"><text:span text:style-name="T633">Global: think Exit or About</text:span></text:p>
                  </text:list-item>
                </text:list>
              </text:list-item>
            </text:list>
            <text:list text:style-name="L627">
              <text:list-item>
                <text:list>
                  <text:list-item>
                    <text:p text:style-name="P676"><text:span text:style-name="T633">Local: think Refresh or Print</text:span></text:p>
                  </text:list-item>
                </text:list>
              </text:list-item>
            </text:list>
            <text:list text:style-name="L627">
              <text:list-item>
                <text:p text:style-name="P677"><text:span text:style-name="T633">When there is more than one handler, the framework must arbitrate</text:span></text:p>
              </text:list-item>
            </text:list>
            <text:list text:style-name="L627">
              <text:list-item>
                <text:p text:style-name="P677"><text:span text:style-name="T633">All handlers that can be active are determined.</text:span></text:p>
              </text:list-item>
            </text:list>
            <text:list text:style-name="L627">
              <text:list-item>
                <text:p text:style-name="P677"><text:span text:style-name="T633">The possible active handlers are assigned priorities based on the variables they used in their </text:span><text:span text:style-name="T678">activeWhen</text:span><text:span text:style-name="T633"> clause</text:span></text:p>
              </text:list-item>
            </text:list>
            <text:list text:style-name="L627">
              <text:list-item>
                <text:p text:style-name="P677"><text:span text:style-name="T633">One or zero are chosen</text:span></text:p>
              </text:list-item>
            </text:list>
          </draw:text-box>
        </draw:frame>
        <draw:frame draw:name="Text Frame6" draw:style-name="gr679" draw:text-style-name="P674" draw:layer="layout" svg:width="21.736cm" svg:height="0.763cm" svg:x="0.464cm" svg:y="0.635cm">
          <draw:text-box>
            <text:p text:style-name="P628"><text:span text:style-name="T640">Commands in Eclipse 3.x: the 10 most common patterns</text:span></text:p>
          </draw:text-box>
        </draw:frame>
        <presentation:notes draw:style-name="dp627">
          <draw:page-thumbnail draw:style-name="gr643" draw:layer="layout" svg:width="14.538cm" svg:height="10.28cm" svg:x="3.231cm" svg:y="2.853cm" draw:page-number="7" presentation:class="page"/>
          <draw:frame presentation:style-name="pr680" draw:text-style-name="P645" draw:layer="layout" svg:width="14.518cm" svg:height="11.411cm" svg:x="3.249cm" svg:y="14.13cm" presentation:class="notes" presentation:placeholder="true" presentation:user-transformed="true">
            <draw:text-box/>
          </draw:frame>
        </presentation:notes>
      </draw:page>
      <draw:page draw:name="page8" draw:style-name="dp626" draw:id="pageid8" draw:master-page-name="IBM2009" presentation:presentation-page-layout-name="ALT1">
        <draw:frame draw:name="Title text9" presentation:style-name="pr630" draw:text-style-name="P631" draw:layer="layout" svg:width="24.131cm" svg:height="2.034cm" svg:x="0.508cm" svg:y="1.651cm" presentation:class="title" presentation:user-transformed="true">
          <draw:text-box>
            <text:p text:style-name="P628"><text:span text:style-name="T629">Handlers – Pick One</text:span></text:p>
          </draw:text-box>
        </draw:frame>
        <draw:frame draw:name="Outline Text8" presentation:style-name="pr636" draw:text-style-name="P637" draw:layer="layout" svg:width="24.131cm" svg:height="12.702cm" svg:x="0.508cm" svg:y="5.207cm" presentation:class="outline" presentation:user-transformed="true">
          <draw:text-box>
            <text:list text:style-name="L627">
              <text:list-item>
                <text:p text:style-name="P632"><text:span text:style-name="T633">Say we want the refresh command to refresh information in the active view:</text:span></text:p>
              </text:list-item>
            </text:list>
          </draw:text-box>
        </draw:frame>
        <draw:frame draw:name="Text Frame8" draw:style-name="gr681" draw:text-style-name="P674" draw:layer="layout" svg:width="21.736cm" svg:height="0.763cm" svg:x="0.464cm" svg:y="0.635cm">
          <draw:text-box>
            <text:p text:style-name="P628"><text:span text:style-name="T640">Commands in Eclipse 3.x: the 10 most common patterns</text:span></text:p>
          </draw:text-box>
        </draw:frame>
        <draw:custom-shape draw:name="Custom Shape3" draw:style-name="gr684" draw:text-style-name="P669" draw:layer="layout" svg:width="3.388cm" svg:height="0.848cm" svg:x="3.811cm" svg:y="12.70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Refresh</text:span></text:p>
        </draw:custom-shape>
        <draw:custom-shape draw:name="Custom Shape4" draw:style-name="gr685" draw:text-style-name="P669" draw:layer="layout" svg:width="3.388cm" svg:height="0.848cm" svg:x="8.256cm" svg:y="12.70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RefreshFiles</text:span></text:p>
        </draw:custom-shape>
        <draw:custom-shape draw:name="Custom Shape5" draw:style-name="gr685" draw:text-style-name="P669" draw:layer="layout" svg:width="4.869cm" svg:height="0.848cm" svg:x="8.256cm" svg:y="13.759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RefreshConnections</text:span></text:p>
        </draw:custom-shape>
        <draw:connector draw:name="Object Connectors1" draw:style-name="gr686" draw:text-style-name="P687" draw:layer="layout" draw:type="line" svg:x1="7.198cm" svg:y1="13.124cm" svg:x2="8.256cm" svg:y2="13.124cm"/>
        <draw:connector draw:name="Object Connectors2" draw:style-name="gr686" draw:text-style-name="P687" draw:layer="layout" svg:x1="7.198cm" svg:y1="13.124cm" svg:x2="8.256cm" svg:y2="14.183cm"/>
        <draw:custom-shape draw:name="Custom Shape6" draw:style-name="gr684" draw:text-style-name="P669" draw:layer="layout" svg:width="4.234cm" svg:height="1.906cm" svg:x="2.753cm" svg:y="7.62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Command</text:span></text:p>
          <text:p text:style-name="P682"><text:span text:style-name="T683">Service</text:span></text:p>
        </draw:custom-shape>
        <draw:custom-shape draw:name="Custom Shape7" draw:style-name="gr685" draw:text-style-name="P669" draw:layer="layout" svg:width="4.234cm" svg:height="1.906cm" svg:x="8.256cm" svg:y="7.62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Handler</text:span></text:p>
          <text:p text:style-name="P682"><text:span text:style-name="T683">Service</text:span></text:p>
        </draw:custom-shape>
        <draw:custom-shape draw:name="Custom Shape8" draw:style-name="gr688" draw:text-style-name="P669" draw:layer="layout" svg:width="4.234cm" svg:height="1.906cm" svg:x="17.146cm" svg:y="7.621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9" draw:style-name="gr688" draw:text-style-name="P669" draw:layer="layout" svg:width="4.235cm" svg:height="1.906cm" svg:x="17.569cm" svg:y="8.044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10" draw:style-name="gr689" draw:text-style-name="P669" draw:layer="layout" svg:width="4.234cm" svg:height="1.906cm" svg:x="17.993cm" svg:y="8.4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Source</text:span></text:p>
        </draw:custom-shape>
        <draw:custom-shape draw:name="Custom Shape11" draw:style-name="gr689" draw:text-style-name="P669" draw:layer="layout" svg:width="4.234cm" svg:height="2.541cm" svg:x="12.701cm" svg:y="9.10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Application</text:span></text:p>
          <text:p text:style-name="P682"><text:span text:style-name="T683">Context</text:span></text:p>
        </draw:custom-shape>
        <draw:rect draw:name="Rectangle1" draw:style-name="gr690" draw:text-style-name="P669" draw:layer="layout" svg:width="7.978cm" svg:height="0.848cm" svg:x="12.066cm" svg:y="12.701cm">
          <text:p text:style-name="P682"><text:span text:style-name="T683">(activePartId == org.e.u.navigator)</text:span></text:p>
        </draw:rect>
        <draw:rect draw:name="Rectangle2" draw:style-name="gr690" draw:text-style-name="P669" draw:layer="layout" svg:width="8.635cm" svg:height="0.848cm" svg:x="13.01cm" svg:y="13.759cm">
          <text:p text:style-name="P682"><text:span text:style-name="T683">(activePartId == org.e.dtp.databases)</text:span></text:p>
        </draw:rect>
        <draw:rect draw:name="Rectangle3" draw:style-name="gr691" draw:text-style-name="P669" draw:layer="layout" svg:width="3.114cm" svg:height="0.848cm" svg:x="13.336cm" svg:y="10.584cm">
          <text:p text:style-name="P682"><text:span text:style-name="T683">activePartId</text:span></text:p>
        </draw:rect>
        <draw:connector draw:name="Object Connectors3" draw:style-name="gr686" draw:text-style-name="P687" draw:layer="layout" draw:type="line" svg:x1="17.146cm" svg:y1="8.574cm" svg:x2="12.489cm" svg:y2="8.574cm"/>
        <draw:connector draw:name="Object Connectors4" draw:style-name="gr686" draw:text-style-name="P687" draw:layer="layout" svg:x1="10.373cm" svg:y1="9.526cm" svg:x2="12.701cm" svg:y2="10.373cm"/>
        <draw:rect draw:name="Rectangle4" draw:style-name="gr691" draw:text-style-name="P669" draw:layer="layout" svg:width="3.114cm" svg:height="0.848cm" svg:x="18.628cm" svg:y="9.314cm">
          <text:p text:style-name="P682"><text:span text:style-name="T683">activePartId</text:span></text:p>
        </draw:rect>
        <draw:connector draw:name="Object Connectors5" draw:style-name="gr692" draw:text-style-name="P687" draw:layer="layout" draw:type="line" svg:x1="6.986cm" svg:y1="8.574cm" svg:x2="8.256cm" svg:y2="8.574cm"/>
        <draw:line draw:name="Vertical line1" draw:style-name="gr693" draw:text-style-name="P687" draw:layer="layout" svg:x1="7.621cm" svg:y1="7.621cm" svg:x2="7.621cm" svg:y2="14.606cm"/>
        <presentation:notes draw:style-name="dp627">
          <draw:page-thumbnail draw:style-name="gr643" draw:layer="layout" svg:width="14.538cm" svg:height="10.28cm" svg:x="3.231cm" svg:y="2.853cm" draw:page-number="8" presentation:class="page"/>
          <draw:frame presentation:style-name="pr694" draw:text-style-name="P645" draw:layer="layout" svg:width="14.518cm" svg:height="11.411cm" svg:x="3.249cm" svg:y="14.13cm" presentation:class="notes" presentation:placeholder="true" presentation:user-transformed="true">
            <draw:text-box/>
          </draw:frame>
        </presentation:notes>
      </draw:page>
      <draw:page draw:name="page9" draw:style-name="dp626" draw:id="pageid9" draw:master-page-name="IBM2009" presentation:presentation-page-layout-name="ALT1">
        <draw:frame draw:name="Title text10" presentation:style-name="pr630" draw:text-style-name="P631" draw:layer="layout" svg:width="24.131cm" svg:height="2.034cm" svg:x="0.508cm" svg:y="1.651cm" presentation:class="title" presentation:user-transformed="true">
          <draw:text-box>
            <text:p text:style-name="P628"><text:span text:style-name="T629">Keybindings</text:span></text:p>
          </draw:text-box>
        </draw:frame>
        <draw:frame draw:name="Outline Text9" presentation:style-name="pr636" draw:text-style-name="P637" draw:layer="layout" svg:width="24.131cm" svg:height="12.702cm" svg:x="0.508cm" svg:y="5.207cm" presentation:class="outline" presentation:user-transformed="true">
          <draw:text-box>
            <text:list text:style-name="L627">
              <text:list-item>
                <text:p text:style-name="P632"><text:span text:style-name="T633">A keybinding allows a key sequence to execute a command:</text:span></text:p>
              </text:list-item>
            </text:list>
            <text:list text:style-name="L627">
              <text:list-item>
                <text:list>
                  <text:list-item>
                    <text:p text:style-name="P676"><text:span text:style-name="T633">CTRL+C: Copy</text:span></text:p>
                  </text:list-item>
                </text:list>
              </text:list-item>
            </text:list>
            <text:list text:style-name="L627">
              <text:list-item>
                <text:list>
                  <text:list-item>
                    <text:p text:style-name="P676"><text:span text:style-name="T633">ALT+SHIFT+Q, C: Show View (Console)</text:span></text:p>
                  </text:list-item>
                </text:list>
              </text:list-item>
            </text:list>
            <text:list text:style-name="L627">
              <text:list-item>
                <text:p text:style-name="P677"><text:span text:style-name="T633">A keybinding might execute a different command depending on the state of the application</text:span></text:p>
              </text:list-item>
            </text:list>
          </draw:text-box>
        </draw:frame>
        <draw:frame draw:name="Text Frame10" draw:style-name="gr695" draw:text-style-name="P674" draw:layer="layout" svg:width="21.736cm" svg:height="0.763cm" svg:x="0.464cm" svg:y="0.635cm">
          <draw:text-box>
            <text:p text:style-name="P628"><text:span text:style-name="T640">Commands in Eclipse 3.x: the 10 most common patterns</text:span></text:p>
          </draw:text-box>
        </draw:frame>
        <draw:custom-shape draw:name="Custom Shape12" draw:style-name="gr668" draw:text-style-name="P669" draw:layer="layout" svg:width="19.474cm" svg:height="2.653cm" svg:x="2.119cm" svg:y="10.7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key commandId="org.eclipse.example.commands.hello"</text:span></text:p>
          <text:p text:style-name="P664"><text:span text:style-name="T665"><text:s text:c="6"/></text:span><text:span text:style-name="T665">contextId="org.eclipse.ui.contexts.window"</text:span></text:p>
          <text:p text:style-name="P664"><text:span text:style-name="T665"><text:s text:c="6"/></text:span><text:span text:style-name="T665">schemeId="org.eclipse.ui.defaultAcceleratorConfiguration"</text:span></text:p>
          <text:p text:style-name="P664"><text:span text:style-name="T665"><text:s text:c="6"/></text:span><text:span text:style-name="T665">sequence="CTRL+5 H"&gt;</text:span></text:p>
          <text:p text:style-name="P664"><text:span text:style-name="T665">&lt;/key&gt;</text:span></text:p>
        </draw:custom-shape>
        <presentation:notes draw:style-name="dp627">
          <draw:page-thumbnail draw:style-name="gr643" draw:layer="layout" svg:width="14.538cm" svg:height="10.28cm" svg:x="3.231cm" svg:y="2.853cm" draw:page-number="9" presentation:class="page"/>
          <draw:frame presentation:style-name="pr696" draw:text-style-name="P645" draw:layer="layout" svg:width="14.518cm" svg:height="11.411cm" svg:x="3.249cm" svg:y="14.13cm" presentation:class="notes" presentation:placeholder="true" presentation:user-transformed="true">
            <draw:text-box/>
          </draw:frame>
        </presentation:notes>
      </draw:page>
      <draw:page draw:name="page10" draw:style-name="dp626" draw:id="pageid10" draw:master-page-name="IBM2009" presentation:presentation-page-layout-name="ALT1">
        <draw:frame draw:name="Title text11" presentation:style-name="pr630" draw:text-style-name="P631" draw:layer="layout" svg:width="24.131cm" svg:height="2.034cm" svg:x="0.508cm" svg:y="1.651cm" presentation:class="title" presentation:user-transformed="true">
          <draw:text-box>
            <text:p text:style-name="P628"><text:span text:style-name="T629">Menu Contributions</text:span></text:p>
          </draw:text-box>
        </draw:frame>
        <draw:frame draw:name="Outline Text10" presentation:style-name="pr636" draw:text-style-name="P637" draw:layer="layout" svg:width="24.131cm" svg:height="12.702cm" svg:x="0.508cm" svg:y="5.207cm" presentation:class="outline" presentation:user-transformed="true">
          <draw:text-box>
            <text:list text:style-name="L627">
              <text:list-item>
                <text:p text:style-name="P632"><text:span text:style-name="T633">Menus and Toolbars are important for exposing functionality to the user</text:span></text:p>
              </text:list-item>
            </text:list>
            <text:list text:style-name="L627">
              <text:list-item>
                <text:p text:style-name="P632"><text:span text:style-name="T633">Menu Contributions are the final piece to the puzzle</text:span></text:p>
              </text:list-item>
            </text:list>
            <text:list text:style-name="L627">
              <text:list-item>
                <text:p text:style-name="P632"><text:span text:style-name="T633">In Eclipse, they specify the presentation of commands to the user:</text:span></text:p>
              </text:list-item>
            </text:list>
            <text:list text:style-name="L627">
              <text:list-item>
                <text:list>
                  <text:list-item>
                    <text:p text:style-name="P676"><text:span text:style-name="T633">Where the commands appear</text:span></text:p>
                  </text:list-item>
                </text:list>
              </text:list-item>
            </text:list>
            <text:list text:style-name="L627">
              <text:list-item>
                <text:list>
                  <text:list-item>
                    <text:p text:style-name="P676"><text:span text:style-name="T633">How the commands are represented</text:span></text:p>
                  </text:list-item>
                </text:list>
              </text:list-item>
            </text:list>
            <text:list text:style-name="L627">
              <text:list-item>
                <text:list>
                  <text:list-item>
                    <text:p text:style-name="P676"><text:span text:style-name="T633">If the commands are visible</text:span></text:p>
                  </text:list-item>
                </text:list>
              </text:list-item>
            </text:list>
          </draw:text-box>
        </draw:frame>
        <draw:frame draw:name="Text Frame12" draw:style-name="gr697" draw:text-style-name="P674" draw:layer="layout" svg:width="21.736cm" svg:height="0.763cm" svg:x="0.464cm" svg:y="0.635cm">
          <draw:text-box>
            <text:p text:style-name="P628"><text:span text:style-name="T640">Commands in Eclipse 3.x: the 10 most common patterns</text:span></text:p>
          </draw:text-box>
        </draw:frame>
        <draw:custom-shape draw:name="Custom Shape13" draw:style-name="gr668" draw:text-style-name="P669" draw:layer="layout" svg:width="19.474cm" svg:height="2.104cm" svg:x="2.14cm" svg:y="13.24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menuContribution locationURI="menu:window?after=additions"&gt;</text:span></text:p>
          <text:p text:style-name="P664"><text:span text:style-name="T665"><text:s text:c="3"/></text:span><text:span text:style-name="T665">&lt;command commandId="org.eclipse.example.commands.hello"</text:span></text:p>
          <text:p text:style-name="P664"><text:span text:style-name="T665"><text:s text:c="9"/></text:span><text:span text:style-name="T665">style="push"/&gt;</text:span></text:p>
          <text:p text:style-name="P664"><text:span text:style-name="T665">&lt;/menuContribution&gt;</text:span></text:p>
        </draw:custom-shape>
        <presentation:notes draw:style-name="dp627">
          <draw:page-thumbnail draw:style-name="gr643" draw:layer="layout" svg:width="14.538cm" svg:height="10.28cm" svg:x="3.231cm" svg:y="2.853cm" draw:page-number="10" presentation:class="page"/>
          <draw:frame presentation:style-name="pr698" draw:text-style-name="P645" draw:layer="layout" svg:width="14.518cm" svg:height="11.411cm" svg:x="3.249cm" svg:y="14.13cm" presentation:class="notes" presentation:placeholder="true" presentation:user-transformed="true">
            <draw:text-box/>
          </draw:frame>
        </presentation:notes>
      </draw:page>
      <draw:page draw:name="page11" draw:style-name="dp626" draw:id="pageid11" draw:master-page-name="IBM2009" presentation:presentation-page-layout-name="ALT1">
        <draw:frame draw:name="Title text12" presentation:style-name="pr630" draw:text-style-name="P631" draw:layer="layout" svg:width="24.131cm" svg:height="2.034cm" svg:x="0.508cm" svg:y="1.651cm" presentation:class="title" presentation:user-transformed="true">
          <draw:text-box>
            <text:p text:style-name="P628"><text:span text:style-name="T629">Services</text:span></text:p>
          </draw:text-box>
        </draw:frame>
        <draw:frame draw:name="Outline Text11" presentation:style-name="pr636" draw:text-style-name="P637" draw:layer="layout" svg:width="24.131cm" svg:height="12.702cm" svg:x="0.508cm" svg:y="5.207cm" presentation:class="outline" presentation:user-transformed="true">
          <draw:text-box>
            <text:list text:style-name="L627">
              <text:list-item>
                <text:p text:style-name="P632"><text:span text:style-name="T633">All programmatic interaction with the menu/command framework is done through services.</text:span></text:p>
              </text:list-item>
            </text:list>
            <text:list text:style-name="L627">
              <text:list-item>
                <text:p text:style-name="P632"><text:span text:style-name="T633">The services are accessed through an IServiceLocator, which provides a localized access point.</text:span></text:p>
              </text:list-item>
            </text:list>
            <text:list text:style-name="L627">
              <text:list-item>
                <text:p text:style-name="P632"><text:span text:style-name="T633">These are not OSGi</text:span><text:span text:style-name="T635">TM</text:span><text:span text:style-name="T633"> services.</text:span></text:p>
              </text:list-item>
            </text:list>
            <text:list text:style-name="L627">
              <text:list-item>
                <text:p text:style-name="P632"><text:span text:style-name="T633">Services are provided by the framework, and can also be contributed declaratively</text:span></text:p>
              </text:list-item>
            </text:list>
            <text:list text:style-name="L627">
              <text:list-item>
                <text:p text:style-name="P632"><text:span text:style-name="T633">Services can be hierarchical in nature and scope some behaviour at the local level</text:span></text:p>
              </text:list-item>
            </text:list>
          </draw:text-box>
        </draw:frame>
        <draw:frame draw:name="Text Frame13" draw:style-name="gr699" draw:text-style-name="P674" draw:layer="layout" svg:width="21.736cm" svg:height="0.763cm" svg:x="0.464cm" svg:y="0.635cm">
          <draw:text-box>
            <text:p text:style-name="P628"><text:span text:style-name="T640">Commands in Eclipse 3.x: the 10 most common patterns</text:span></text:p>
          </draw:text-box>
        </draw:frame>
        <draw:custom-shape draw:name="Custom Shape14" draw:style-name="gr668" draw:text-style-name="P669" draw:layer="layout" svg:width="19.474cm" svg:height="1.937cm" svg:x="2.12cm" svg:y="15.3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serviceFactory factoryClass="org.eclipse.example.commands.CountServiceFactory"&gt;</text:span></text:p>
          <text:p text:style-name="P664"><text:span text:style-name="T665"><text:s text:c="3"/></text:span><text:span text:style-name="T665">&lt;service serviceClass="org.eclipse.example.commands.ICountService"/&gt;</text:span></text:p>
          <text:p text:style-name="P664"><text:span text:style-name="T665">&lt;/serviceFactory&gt;</text:span></text:p>
        </draw:custom-shape>
        <presentation:notes draw:style-name="dp627">
          <draw:page-thumbnail draw:style-name="gr643" draw:layer="layout" svg:width="14.538cm" svg:height="10.28cm" svg:x="3.231cm" svg:y="2.853cm" draw:page-number="11" presentation:class="page"/>
          <draw:frame presentation:style-name="pr700" draw:text-style-name="P645" draw:layer="layout" svg:width="14.518cm" svg:height="11.411cm" svg:x="3.249cm" svg:y="14.13cm" presentation:class="notes" presentation:placeholder="true" presentation:user-transformed="true">
            <draw:text-box/>
          </draw:frame>
        </presentation:notes>
      </draw:page>
      <draw:page draw:name="page12" draw:style-name="dp626" draw:id="pageid12" draw:master-page-name="IBM2009" presentation:presentation-page-layout-name="ALT1">
        <draw:frame draw:name="Title text13" presentation:style-name="pr630" draw:text-style-name="P631" draw:layer="layout" svg:width="24.131cm" svg:height="2.034cm" svg:x="0.508cm" svg:y="1.651cm" presentation:class="title" presentation:user-transformed="true">
          <draw:text-box>
            <text:p text:style-name="P628"><text:span text:style-name="T629">Variable Sources</text:span></text:p>
          </draw:text-box>
        </draw:frame>
        <draw:frame draw:name="Outline Text12" presentation:style-name="pr636" draw:text-style-name="P637" draw:layer="layout" svg:width="24.131cm" svg:height="12.702cm" svg:x="0.508cm" svg:y="5.207cm" presentation:class="outline" presentation:user-transformed="true">
          <draw:text-box>
            <text:list text:style-name="L627">
              <text:list-item>
                <text:p text:style-name="P632"><text:span text:style-name="T633">The global application context is kept up to date by various source providers</text:span></text:p>
              </text:list-item>
            </text:list>
            <text:list text:style-name="L627">
              <text:list-item>
                <text:p text:style-name="P632"><text:span text:style-name="T633">Source providers fire events into the system</text:span></text:p>
              </text:list-item>
            </text:list>
            <text:list text:style-name="L627">
              <text:list-item>
                <text:p text:style-name="P632"><text:span text:style-name="T633">IEvaluationService is the place they all meet</text:span></text:p>
              </text:list-item>
            </text:list>
            <text:list text:style-name="L627">
              <text:list-item>
                <text:p text:style-name="P632"><text:span text:style-name="T633">Handlers have access to the variables</text:span></text:p>
              </text:list-item>
            </text:list>
            <text:list text:style-name="L627">
              <text:list-item>
                <text:p text:style-name="P632"><text:span text:style-name="T633">Core Expressions have access to the variables (activeWhen, enabledWhen, visibleWhen)</text:span></text:p>
              </text:list-item>
            </text:list>
          </draw:text-box>
        </draw:frame>
        <draw:frame draw:name="Text Frame14" draw:style-name="gr701" draw:text-style-name="P674" draw:layer="layout" svg:width="21.736cm" svg:height="0.763cm" svg:x="0.464cm" svg:y="0.635cm">
          <draw:text-box>
            <text:p text:style-name="P628"><text:span text:style-name="T640">Commands in Eclipse 3.x: the 10 most common patterns</text:span></text:p>
          </draw:text-box>
        </draw:frame>
        <draw:custom-shape draw:name="Custom Shape15" draw:style-name="gr702" draw:text-style-name="P703" draw:layer="layout" svg:width="19.474cm" svg:height="2.439cm" svg:x="2.12cm" svg:y="14.56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sourceProvider provider="org.eclipse.example.commands.MyCountProvider"&gt;</text:span></text:p>
          <text:p text:style-name="P664"><text:span text:style-name="T665"><text:s text:c="3"/></text:span><text:span text:style-name="T665">&lt;variable name="currentCount"</text:span></text:p>
          <text:p text:style-name="P664"><text:span text:style-name="T665"><text:s text:c="9"/></text:span><text:span text:style-name="T665">priorityLevel="activeContexts"/&gt;</text:span></text:p>
          <text:p text:style-name="P664"><text:span text:style-name="T665">&lt;/sourceProvider&gt;</text:span></text:p>
        </draw:custom-shape>
        <presentation:notes draw:style-name="dp627">
          <draw:page-thumbnail draw:style-name="gr643" draw:layer="layout" svg:width="14.538cm" svg:height="10.28cm" svg:x="3.231cm" svg:y="2.853cm" draw:page-number="12" presentation:class="page"/>
          <draw:frame presentation:style-name="pr704" draw:text-style-name="P645" draw:layer="layout" svg:width="14.518cm" svg:height="11.411cm" svg:x="3.249cm" svg:y="14.13cm" presentation:class="notes" presentation:placeholder="true" presentation:user-transformed="true">
            <draw:text-box/>
          </draw:frame>
        </presentation:notes>
      </draw:page>
      <draw:page draw:name="page13" draw:style-name="dp626" draw:id="pageid13" draw:master-page-name="IBM2009" presentation:presentation-page-layout-name="ALT1">
        <draw:frame draw:name="Title text14" presentation:style-name="pr630" draw:text-style-name="P631" draw:layer="layout" svg:width="24.131cm" svg:height="2.034cm" svg:x="0.508cm" svg:y="1.651cm" presentation:class="title" presentation:user-transformed="true">
          <draw:text-box>
            <text:p text:style-name="P628"><text:span text:style-name="T629">Pattern 2: Using a parameter</text:span></text:p>
          </draw:text-box>
        </draw:frame>
        <draw:frame draw:name="Outline Text13" presentation:style-name="pr636" draw:text-style-name="P637" draw:layer="layout" svg:width="24.131cm" svg:height="12.702cm" svg:x="0.508cm" svg:y="5.207cm" presentation:class="outline" presentation:user-transformed="true">
          <draw:text-box>
            <text:list text:style-name="L627">
              <text:list-item>
                <text:p text:style-name="P632"><text:span text:style-name="T633">Part of the command definition</text:span></text:p>
              </text:list-item>
            </text:list>
            <text:list text:style-name="L627">
              <text:list-item>
                <text:p text:style-name="P632"><text:span text:style-name="T633">Passed to the handler</text:span></text:p>
              </text:list-item>
            </text:list>
            <text:list text:style-name="L627">
              <text:list-item>
                <text:p text:style-name="P632"><text:span text:style-name="T633">From a menu item or key shortcut</text:span></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71"><text:span text:style-name="T659">public</text:span><text:span text:style-name="T652"> Object execute(ExecutionEvent event) </text:span><text:span text:style-name="T659">throws</text:span><text:span text:style-name="T652"> ExecutionException {</text:span><text:span text:style-name="T652"><text:line-break/></text:span><text:span text:style-name="T652"><text:tab/></text:span><text:span text:style-name="T652">String parameter = event.getParameter(</text:span><text:span text:style-name="T662">VIEW_ID</text:span><text:span text:style-name="T652">);</text:span><text:span text:style-name="T652"><text:line-break/></text:span><text:span text:style-name="T652"><text:tab/></text:span><text:span text:style-name="T652">System.</text:span><text:span text:style-name="T662">out</text:span><text:span text:style-name="T652">.println(</text:span><text:span text:style-name="T660">"Show Label: "</text:span><text:span text:style-name="T652"> + parameter);</text:span><text:span text:style-name="T652"><text:line-break/></text:span><text:span text:style-name="T652"><text:tab/></text:span><text:span text:style-name="T659">return</text:span><text:span text:style-name="T652"> </text:span><text:span text:style-name="T659">null</text:span><text:span text:style-name="T652">;</text:span><text:span text:style-name="T652"><text:line-break/></text:span><text:span text:style-name="T652">}</text:span></text:p>
              </text:list-item>
            </text:list>
          </draw:text-box>
        </draw:frame>
        <draw:frame draw:name="Text Frame15" draw:style-name="gr705" draw:text-style-name="P674" draw:layer="layout" svg:width="21.736cm" svg:height="0.763cm" svg:x="0.464cm" svg:y="0.635cm">
          <draw:text-box>
            <text:p text:style-name="P628"><text:span text:style-name="T640">Commands in Eclipse 3.x: the 10 most common patterns</text:span></text:p>
          </draw:text-box>
        </draw:frame>
        <draw:custom-shape draw:name="Custom Shape16" draw:style-name="gr706" draw:text-style-name="P703" draw:layer="layout" svg:width="19.474cm" svg:height="4.646cm" svg:x="2.12cm" svg:y="8.9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command categoryId="org.eclipse.ui.category.views"</text:span></text:p>
          <text:p text:style-name="P664"><text:span text:style-name="T665"><text:s text:c="6"/></text:span><text:span text:style-name="T665">defaultHandler="org.eclipse.example.commands.ShowLabelHandler"</text:span></text:p>
          <text:p text:style-name="P664"><text:span text:style-name="T665"><text:s text:c="6"/></text:span><text:span text:style-name="T665">id="org.eclipse.example.commands.showLabel"</text:span></text:p>
          <text:p text:style-name="P664"><text:span text:style-name="T665"><text:s text:c="6"/></text:span><text:span text:style-name="T665">name="Show Label"&gt;</text:span></text:p>
          <text:p text:style-name="P664"><text:span text:style-name="T665"><text:s text:c="3"/></text:span><text:span text:style-name="T665">&lt;commandParameter id="org.eclipse.example.commands.viewId"</text:span></text:p>
          <text:p text:style-name="P664"><text:span text:style-name="T665"><text:s text:c="9"/></text:span><text:span text:style-name="T665">name="Label View Id"</text:span></text:p>
          <text:p text:style-name="P664"><text:span text:style-name="T665"><text:s text:c="9"/></text:span><text:span text:style-name="T665">optional="true"</text:span></text:p>
          <text:p text:style-name="P664"><text:span text:style-name="T665"><text:s text:c="9"/></text:span><text:span text:style-name="T665">values="org.eclipse.example.commands.ShowViewValues"/&gt;</text:span></text:p>
          <text:p text:style-name="P664"><text:span text:style-name="T665">&lt;/command&gt;</text:span></text:p>
        </draw:custom-shape>
        <presentation:notes draw:style-name="dp627">
          <draw:page-thumbnail draw:style-name="gr643" draw:layer="layout" svg:width="14.538cm" svg:height="10.28cm" svg:x="3.231cm" svg:y="2.853cm" draw:page-number="13" presentation:class="page"/>
          <draw:frame presentation:style-name="pr707" draw:text-style-name="P645" draw:layer="layout" svg:width="14.518cm" svg:height="11.411cm" svg:x="3.249cm" svg:y="14.13cm" presentation:class="notes" presentation:placeholder="true" presentation:user-transformed="true">
            <draw:text-box/>
          </draw:frame>
        </presentation:notes>
      </draw:page>
      <draw:page draw:name="page14" draw:style-name="dp626" draw:id="pageid14" draw:master-page-name="IBM2009" presentation:presentation-page-layout-name="ALT1">
        <draw:frame draw:name="Title text15" presentation:style-name="pr630" draw:text-style-name="P631" draw:layer="layout" svg:width="24.131cm" svg:height="2.034cm" svg:x="0.508cm" svg:y="1.651cm" presentation:class="title" presentation:user-transformed="true">
          <draw:text-box>
            <text:p text:style-name="P628"><text:span text:style-name="T629">Pattern 3: The toggle</text:span></text:p>
          </draw:text-box>
        </draw:frame>
        <draw:frame draw:name="Outline Text14" presentation:style-name="pr636" draw:text-style-name="P637" draw:layer="layout" svg:width="24.131cm" svg:height="12.702cm" svg:x="0.508cm" svg:y="5.207cm" presentation:class="outline" presentation:user-transformed="true">
          <draw:text-box>
            <text:list text:style-name="L627">
              <text:list-item>
                <text:p text:style-name="P632"><text:span text:style-name="T633">You want a toggle command when you want the user to have a visual cue to the state of the system: Build Automatically</text:span></text:p>
              </text:list-item>
            </text:list>
            <text:list text:style-name="L627">
              <text:list-item>
                <text:p text:style-name="P632"><text:span text:style-name="T633">The system expects the toggle state to use the org.eclipse.ui.commands.toggleState ID.</text:span></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33">It's the handler's responsibility to change the command state</text:span></text:p>
              </text:list-item>
            </text:list>
            <text:list text:style-name="L627">
              <text:list-item>
                <text:p text:style-name="P671"><text:span text:style-name="T659">public</text:span><text:span text:style-name="T652"> Object execute(ExecutionEvent event) </text:span><text:span text:style-name="T659">throws</text:span><text:span text:style-name="T652"> ExecutionException {</text:span><text:span text:style-name="T652"><text:line-break/></text:span><text:span text:style-name="T652"><text:tab/></text:span><text:span text:style-name="T652">Command command = event.getCommand();</text:span><text:span text:style-name="T652"><text:line-break/></text:span><text:span text:style-name="T652"><text:tab/></text:span><text:span text:style-name="T659">boolean</text:span><text:span text:style-name="T652"> shouldStop = HandlerUtil.</text:span><text:span text:style-name="T672">toggleCommandState</text:span><text:span text:style-name="T652">(command);</text:span><text:span text:style-name="T652"><text:line-break/></text:span><text:span text:style-name="T652"><text:tab/></text:span><text:span text:style-name="T661">// do something</text:span><text:span text:style-name="T661"><text:line-break/></text:span><text:span text:style-name="T661"><text:tab/></text:span><text:span text:style-name="T659">return</text:span><text:span text:style-name="T652"> </text:span><text:span text:style-name="T659">null</text:span><text:span text:style-name="T652">;</text:span><text:span text:style-name="T652"><text:line-break/></text:span><text:span text:style-name="T652">}</text:span></text:p>
              </text:list-item>
            </text:list>
          </draw:text-box>
        </draw:frame>
        <draw:frame draw:name="Text Frame16" draw:style-name="gr708" draw:text-style-name="P674" draw:layer="layout" svg:width="21.736cm" svg:height="0.763cm" svg:x="0.464cm" svg:y="0.635cm">
          <draw:text-box>
            <text:p text:style-name="P628"><text:span text:style-name="T640">Commands in Eclipse 3.x: the 10 most common patterns</text:span></text:p>
          </draw:text-box>
        </draw:frame>
        <draw:custom-shape draw:name="Custom Shape17" draw:style-name="gr709" draw:text-style-name="P703" draw:layer="layout" svg:width="19.474cm" svg:height="3.55cm" svg:x="2.12cm" svg:y="9.5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command categoryId="org.eclipse.ui.category.edit"</text:span></text:p>
          <text:p text:style-name="P664"><text:span text:style-name="T665"><text:s text:c="6"/></text:span><text:span text:style-name="T665">defaultHandler="org.eclipse.example.commands.MonitorCountHandler"</text:span></text:p>
          <text:p text:style-name="P664"><text:span text:style-name="T665"><text:s text:c="6"/></text:span><text:span text:style-name="T665">id="org.eclipse.example.commands.monitorCount"</text:span></text:p>
          <text:p text:style-name="P664"><text:span text:style-name="T665"><text:s text:c="6"/></text:span><text:span text:style-name="T665">name="Monitor Count"&gt;</text:span></text:p>
          <text:p text:style-name="P664"><text:span text:style-name="T665"><text:s text:c="3"/></text:span><text:span text:style-name="T665">&lt;state class="org.eclipse.ui.handlers.RegistryToggleState:false"</text:span></text:p>
          <text:p text:style-name="P664"><text:span text:style-name="T665"><text:s text:c="9"/></text:span><text:span text:style-name="T665">id="org.eclipse.ui.commands.toggleState"/&gt;</text:span></text:p>
          <text:p text:style-name="P664"><text:span text:style-name="T665">&lt;/command&gt;</text:span></text:p>
        </draw:custom-shape>
        <presentation:notes draw:style-name="dp627">
          <draw:page-thumbnail draw:style-name="gr643" draw:layer="layout" svg:width="14.538cm" svg:height="10.28cm" svg:x="3.231cm" svg:y="2.853cm" draw:page-number="14" presentation:class="page"/>
          <draw:frame presentation:style-name="pr710" draw:text-style-name="P645" draw:layer="layout" svg:width="14.518cm" svg:height="11.411cm" svg:x="3.249cm" svg:y="14.13cm" presentation:class="notes" presentation:placeholder="true" presentation:user-transformed="true">
            <draw:text-box/>
          </draw:frame>
        </presentation:notes>
      </draw:page>
      <draw:page draw:name="page15" draw:style-name="dp626" draw:id="pageid15" draw:master-page-name="IBM2009" presentation:presentation-page-layout-name="ALT1">
        <draw:frame draw:name="Title text16" presentation:style-name="pr630" draw:text-style-name="P631" draw:layer="layout" svg:width="24.131cm" svg:height="2.034cm" svg:x="0.508cm" svg:y="1.651cm" presentation:class="title" presentation:user-transformed="true">
          <draw:text-box>
            <text:p text:style-name="P628"><text:span text:style-name="T629">Pattern 4: Choices using radio buttons</text:span></text:p>
          </draw:text-box>
        </draw:frame>
        <draw:frame draw:name="Outline Text15" presentation:style-name="pr636" draw:text-style-name="P637" draw:layer="layout" svg:width="24.131cm" svg:height="12.702cm" svg:x="0.508cm" svg:y="5.207cm" presentation:class="outline" presentation:user-transformed="true">
          <draw:text-box>
            <text:list text:style-name="L627">
              <text:list-item>
                <text:p text:style-name="P632"><text:span text:style-name="T633">Providing the user with a small set of choices to pick from is commonly done with radio buttons</text:span></text:p>
              </text:list-item>
            </text:list>
            <text:list text:style-name="L627">
              <text:list-item>
                <text:p text:style-name="P632"><text:span text:style-name="T633">The command needs the radio state</text:span></text:p>
              </text:list-item>
            </text:list>
            <text:list text:style-name="L627">
              <text:list-item>
                <text:p text:style-name="P632"><text:span text:style-name="T633">The command also needs a parameter (to identify a state)</text:span></text:p>
              </text:list-item>
            </text:list>
          </draw:text-box>
        </draw:frame>
        <draw:frame draw:name="Text Frame17" draw:style-name="gr711" draw:text-style-name="P674" draw:layer="layout" svg:width="21.736cm" svg:height="0.763cm" svg:x="0.464cm" svg:y="0.635cm">
          <draw:text-box>
            <text:p text:style-name="P628"><text:span text:style-name="T640">Commands in Eclipse 3.x: the 10 most common patterns</text:span></text:p>
          </draw:text-box>
        </draw:frame>
        <draw:custom-shape draw:name="Custom Shape18" draw:style-name="gr712" draw:text-style-name="P703" draw:layer="layout" svg:width="19.474cm" svg:height="4.101cm" svg:x="2.12cm" svg:y="10.1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command defaultHandler="org.eclipse.example.commands.ViewPageHandler" </text:span></text:p>
          <text:p text:style-name="P664"><text:span text:style-name="T665"><text:tab/></text:span><text:span text:style-name="T665"><text:tab/></text:span><text:span text:style-name="T665">id="org.eclipse.example.commands.viewPage"</text:span></text:p>
          <text:p text:style-name="P664"><text:span text:style-name="T665"><text:tab/></text:span><text:span text:style-name="T665"><text:tab/></text:span><text:span text:style-name="T665">name="View Page"&gt;</text:span></text:p>
          <text:p text:style-name="P664"><text:span text:style-name="T665"><text:tab/></text:span><text:span text:style-name="T665">&lt;commandParameter id="org.eclipse.ui.commands.radioStateParameter" </text:span></text:p>
          <text:p text:style-name="P664"><text:span text:style-name="T665"><text:tab/></text:span><text:span text:style-name="T665"><text:tab/></text:span><text:span text:style-name="T665"><text:tab/></text:span><text:span text:style-name="T665">name="State" optional="false"/&gt;</text:span></text:p>
          <text:p text:style-name="P664"><text:span text:style-name="T665"><text:tab/></text:span><text:span text:style-name="T665">&lt;state class="org.eclipse.ui.handlers.RadioState:page"</text:span></text:p>
          <text:p text:style-name="P664"><text:span text:style-name="T665"><text:tab/></text:span><text:span text:style-name="T665"><text:tab/></text:span><text:span text:style-name="T665"><text:tab/></text:span><text:span text:style-name="T665">id="org.eclipse.ui.commands.radioState"/&gt;</text:span></text:p>
          <text:p text:style-name="P664"><text:span text:style-name="T665">&lt;/command&gt;</text:span></text:p>
        </draw:custom-shape>
        <draw:frame draw:name="Metafile1" draw:style-name="gr713" draw:text-style-name="P669" draw:layer="layout" svg:width="7.515cm" svg:height="2.356cm" svg:x="2.027cm" svg:y="14.355cm">
          <draw:image xlink:href="Pictures/2000000700001D5B000009341DD8002A.svm" xlink:type="simple" xlink:show="embed" xlink:actuate="onLoad"/>
        </draw:frame>
        <presentation:notes draw:style-name="dp627">
          <draw:page-thumbnail draw:style-name="gr643" draw:layer="layout" svg:width="14.538cm" svg:height="10.28cm" svg:x="3.231cm" svg:y="2.853cm" draw:page-number="15" presentation:class="page"/>
          <draw:frame presentation:style-name="pr714" draw:text-style-name="P645" draw:layer="layout" svg:width="14.518cm" svg:height="11.411cm" svg:x="3.249cm" svg:y="14.13cm" presentation:class="notes" presentation:placeholder="true" presentation:user-transformed="true">
            <draw:text-box/>
          </draw:frame>
        </presentation:notes>
      </draw:page>
      <draw:page draw:name="page16" draw:style-name="dp626" draw:id="pageid16" draw:master-page-name="IBM2009" presentation:presentation-page-layout-name="ALT1">
        <draw:frame draw:name="Title text17" presentation:style-name="pr630" draw:text-style-name="P631" draw:layer="layout" svg:width="24.131cm" svg:height="2.034cm" svg:x="0.508cm" svg:y="1.651cm" presentation:class="title" presentation:user-transformed="true">
          <draw:text-box>
            <text:p text:style-name="P628"><text:span text:style-name="T629">Pattern 5: Extending a toolitem with a dropdown</text:span></text:p>
          </draw:text-box>
        </draw:frame>
        <draw:frame draw:name="Outline Text16" presentation:style-name="pr636" draw:text-style-name="P637" draw:layer="layout" svg:width="24.131cm" svg:height="12.702cm" svg:x="0.508cm" svg:y="5.207cm" presentation:class="outline" presentation:user-transformed="true">
          <draw:text-box>
            <text:list text:style-name="L627">
              <text:list-item>
                <text:p text:style-name="P632"><text:span text:style-name="T633">Usually a command that takes a parameter</text:span></text:p>
              </text:list-item>
            </text:list>
            <text:list text:style-name="L627">
              <text:list-item>
                <text:p text:style-name="P632"><text:span text:style-name="T633">The command contribution to the toolbar should specify an id</text:span></text:p>
              </text:list-item>
            </text:list>
            <text:list text:style-name="L627">
              <text:list-item>
                <text:p text:style-name="P632"><text:span text:style-name="T633">The dropdown is filled in using menu:id</text:span></text:p>
              </text:list-item>
            </text:list>
          </draw:text-box>
        </draw:frame>
        <draw:frame draw:name="Text Frame18" draw:style-name="gr715" draw:text-style-name="P674" draw:layer="layout" svg:width="21.736cm" svg:height="0.763cm" svg:x="0.464cm" svg:y="0.635cm">
          <draw:text-box>
            <text:p text:style-name="P628"><text:span text:style-name="T640">Commands in Eclipse 3.x: the 10 most common patterns</text:span></text:p>
          </draw:text-box>
        </draw:frame>
        <draw:custom-shape draw:name="Custom Shape19" draw:style-name="gr717" draw:text-style-name="P703" draw:layer="layout" svg:width="19.474cm" svg:height="5.016cm" svg:x="2.12cm" svg:y="9.2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command id="org.eclipse.example.commands.perspectiveList"</text:span></text:p>
          <text:p text:style-name="P664"><text:span text:style-name="T665"><text:s text:c="6"/></text:span><text:span text:style-name="T665">commandId="org.eclipse.example.commands.setPerspective"</text:span></text:p>
          <text:p text:style-name="P664"><text:span text:style-name="T665"><text:s text:c="6"/></text:span><text:span text:style-name="T665">icon="images/editor_area.gif"</text:span></text:p>
          <text:p text:style-name="P664"><text:span text:style-name="T665"><text:s text:c="6"/></text:span><text:span text:style-name="T665">style="pulldown"&gt;</text:span></text:p>
          <text:p text:style-name="P664"><text:span text:style-name="T665">&lt;/command&gt;</text:span></text:p>
          <text:p text:style-name="P664"><text:span text:style-name="T716">//.........</text:span></text:p>
          <text:p text:style-name="P664"><text:span text:style-name="T665">&lt;menuContribution allPopups="false"</text:span></text:p>
          <text:p text:style-name="P664"><text:span text:style-name="T665"><text:s text:c="6"/></text:span><text:span text:style-name="T665">locationURI="menu:org.eclipse.example.commands.perspectiveList"&gt;</text:span></text:p>
          <text:p text:style-name="P664"><text:span text:style-name="T665">// fill in dropdown</text:span></text:p>
          <text:p text:style-name="P664"><text:span text:style-name="T665">&lt;/menuContribution&gt;</text:span></text:p>
        </draw:custom-shape>
        <draw:frame draw:name="Metafile2" draw:style-name="gr713" draw:text-style-name="P669" draw:layer="layout" svg:width="4.896cm" svg:height="2.673cm" svg:x="2.136cm" svg:y="14.497cm">
          <draw:image xlink:href="Pictures/200000070000132000000A710AF2F79D.svm" xlink:type="simple" xlink:show="embed" xlink:actuate="onLoad"/>
        </draw:frame>
        <presentation:notes draw:style-name="dp627">
          <draw:page-thumbnail draw:style-name="gr643" draw:layer="layout" svg:width="14.538cm" svg:height="10.28cm" svg:x="3.231cm" svg:y="2.853cm" draw:page-number="16" presentation:class="page"/>
          <draw:frame presentation:style-name="pr718" draw:text-style-name="P645" draw:layer="layout" svg:width="14.518cm" svg:height="11.411cm" svg:x="3.249cm" svg:y="14.13cm" presentation:class="notes" presentation:placeholder="true" presentation:user-transformed="true">
            <draw:text-box/>
          </draw:frame>
        </presentation:notes>
      </draw:page>
      <draw:page draw:name="page17" draw:style-name="dp626" draw:id="pageid17" draw:master-page-name="IBM2009" presentation:presentation-page-layout-name="ALT1">
        <draw:frame draw:name="Title text18" presentation:style-name="pr630" draw:text-style-name="P631" draw:layer="layout" svg:width="24.131cm" svg:height="2.034cm" svg:x="0.508cm" svg:y="1.651cm" presentation:class="title" presentation:user-transformed="true">
          <draw:text-box>
            <text:p text:style-name="P628"><text:span text:style-name="T629">Pattern 6: A dynamic section of a menu</text:span></text:p>
          </draw:text-box>
        </draw:frame>
        <draw:frame draw:name="Outline Text17" presentation:style-name="pr636" draw:text-style-name="P637" draw:layer="layout" svg:width="24.131cm" svg:height="12.702cm" svg:x="0.508cm" svg:y="5.207cm" presentation:class="outline" presentation:user-transformed="true">
          <draw:text-box>
            <text:list text:style-name="L627">
              <text:list-item>
                <text:p text:style-name="P632"><text:span text:style-name="T633">You can place a dynamic contribution in any menu</text:span></text:p>
              </text:list-item>
            </text:list>
            <text:list text:style-name="L627">
              <text:list-item>
                <text:p text:style-name="P632"><text:span text:style-name="T633">Provide a list of 0 or more contributions when the menu is shown</text:span></text:p>
              </text:list-item>
            </text:list>
            <text:list text:style-name="L627">
              <text:list-item>
                <text:p text:style-name="P632"><text:span text:style-name="T633">IWorkbenchContribution can supply you with an IServiceLocator</text:span></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71"><text:span text:style-name="T652">CommandContributionItemParameter parm = </text:span><text:span text:style-name="T659">new</text:span><text:span text:style-name="T652"> CommandContributionItemParameter(</text:span><text:span text:style-name="T719">locator</text:span><text:span text:style-name="T652">, desc.getId(),</text:span><text:span text:style-name="T652"><text:line-break/></text:span><text:span text:style-name="T652"><text:tab/></text:span><text:span text:style-name="T662">SET_PERSP_ID</text:span><text:span text:style-name="T652">, CommandContributionItem.</text:span><text:span text:style-name="T662">STYLE_PUSH</text:span><text:span text:style-name="T652">);</text:span><text:span text:style-name="T652"><text:line-break/></text:span><text:span text:style-name="T652">HashMap&lt;String, String&gt; cmdParms = </text:span><text:span text:style-name="T659">new</text:span><text:span text:style-name="T652"> HashMap&lt;String, String&gt;();</text:span><text:span text:style-name="T652"><text:line-break/></text:span><text:span text:style-name="T652">cmdParms.put(SetPerspectiveHandler.</text:span><text:span text:style-name="T662">PERSP_ID</text:span><text:span text:style-name="T652">, desc.getId());</text:span><text:span text:style-name="T652"><text:line-break/></text:span><text:span text:style-name="T652">parm.</text:span><text:span text:style-name="T719">parameters</text:span><text:span text:style-name="T652"> = cmdParms;</text:span><text:span text:style-name="T652"><text:line-break/></text:span><text:span text:style-name="T652">parm.</text:span><text:span text:style-name="T719">icon</text:span><text:span text:style-name="T652"> = desc.getImageDescriptor();</text:span><text:span text:style-name="T652"><text:line-break/></text:span><text:span text:style-name="T652">parm.</text:span><text:span text:style-name="T719">label</text:span><text:span text:style-name="T652"> = desc.getLabel();</text:span><text:span text:style-name="T652"><text:line-break/></text:span><text:span text:style-name="T659">return</text:span><text:span text:style-name="T652"> </text:span><text:span text:style-name="T659">new</text:span><text:span text:style-name="T652"> CommandContributionItem(parm);</text:span></text:p>
              </text:list-item>
            </text:list>
          </draw:text-box>
        </draw:frame>
        <draw:frame draw:name="Text Frame19" draw:style-name="gr720" draw:text-style-name="P674" draw:layer="layout" svg:width="21.736cm" svg:height="0.763cm" svg:x="0.464cm" svg:y="0.635cm">
          <draw:text-box>
            <text:p text:style-name="P628"><text:span text:style-name="T640">Commands in Eclipse 3.x: the 10 most common patterns</text:span></text:p>
          </draw:text-box>
        </draw:frame>
        <draw:custom-shape draw:name="Custom Shape20" draw:style-name="gr721" draw:text-style-name="P703" draw:layer="layout" svg:width="19.474cm" svg:height="3.391cm" svg:x="2.12cm" svg:y="9.2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menuContribution locationURI="menu:org.eclipse.example.commands.perspectiveList"&gt;</text:span></text:p>
          <text:p text:style-name="P664"><text:span text:style-name="T665"><text:s text:c="3"/></text:span><text:span text:style-name="T665">&lt;dynamic class="org.eclipse.example.commands.DynamicPerspectiveList"</text:span></text:p>
          <text:p text:style-name="P664"><text:span text:style-name="T665"><text:s text:c="9"/></text:span><text:span text:style-name="T665">id="org.eclipse.example.commands.perspectiveList.dynamic"/&gt;</text:span></text:p>
          <text:p text:style-name="P664"><text:span text:style-name="T665"><text:s text:c="3"/></text:span><text:span text:style-name="T665">&lt;separator name="other"</text:span></text:p>
          <text:p text:style-name="P664"><text:span text:style-name="T665"><text:s text:c="9"/></text:span><text:span text:style-name="T665">visible="true"/&gt;</text:span></text:p>
          <text:p text:style-name="P664"><text:span text:style-name="T665">// more contributions</text:span></text:p>
          <text:p text:style-name="P664"><text:span text:style-name="T665">&lt;/menuContribution&gt;</text:span></text:p>
        </draw:custom-shape>
        <draw:frame draw:name="Metafile3" draw:style-name="gr713" draw:text-style-name="P669" draw:layer="layout" svg:width="4.896cm" svg:height="2.673cm" svg:x="16.436cm" svg:y="14.134cm">
          <draw:image xlink:href="Pictures/200000070000132000000A710AF2F79D.svm" xlink:type="simple" xlink:show="embed" xlink:actuate="onLoad"/>
        </draw:frame>
        <presentation:notes draw:style-name="dp627">
          <draw:page-thumbnail draw:style-name="gr643" draw:layer="layout" svg:width="14.538cm" svg:height="10.28cm" svg:x="3.231cm" svg:y="2.853cm" draw:page-number="17" presentation:class="page"/>
          <draw:frame presentation:style-name="pr722" draw:text-style-name="P645" draw:layer="layout" svg:width="14.518cm" svg:height="11.411cm" svg:x="3.249cm" svg:y="14.13cm" presentation:class="notes" presentation:placeholder="true" presentation:user-transformed="true">
            <draw:text-box/>
          </draw:frame>
        </presentation:notes>
      </draw:page>
      <draw:page draw:name="page18" draw:style-name="dp626" draw:id="pageid18" draw:master-page-name="IBM2009" presentation:presentation-page-layout-name="ALT1">
        <draw:frame draw:name="Title text20" presentation:style-name="pr630" draw:text-style-name="P631" draw:layer="layout" svg:width="24.131cm" svg:height="2.034cm" svg:x="0.508cm" svg:y="1.651cm" presentation:class="title" presentation:user-transformed="true">
          <draw:text-box>
            <text:p text:style-name="P628"><text:span text:style-name="T629">Pattern 7: Operating on a selected object</text:span></text:p>
          </draw:text-box>
        </draw:frame>
        <draw:frame draw:name="Outline Text19" presentation:style-name="pr636" draw:text-style-name="P637" draw:layer="layout" svg:width="24.131cm" svg:height="12.702cm" svg:x="0.508cm" svg:y="5.207cm" presentation:class="outline" presentation:user-transformed="true">
          <draw:text-box>
            <text:list text:style-name="L627">
              <text:list-item>
                <text:p text:style-name="P632"><text:span text:style-name="T633">The context menu is a convenience whose focus is the selected object(s)</text:span></text:p>
              </text:list-item>
            </text:list>
            <text:list text:style-name="L627">
              <text:list-item>
                <text:p text:style-name="P632"><text:span text:style-name="T633">In most cases this will be an IStructuredSelection ... any analysis must iterate through the selection.</text:span></text:p>
              </text:list-item>
            </text:list>
            <text:list text:style-name="L627">
              <text:list-item>
                <text:p text:style-name="P632"><text:span text:style-name="T633">The expression can be applied to activeWhen, enabledWhen, or visibleWhen</text:span></text:p>
              </text:list-item>
            </text:list>
            <text:list text:style-name="L627">
              <text:list-item>
                <text:p text:style-name="P632"><text:span text:style-name="T633">When dealing with the Package Explorer, one must adapt</text:span></text:p>
              </text:list-item>
            </text:list>
          </draw:text-box>
        </draw:frame>
        <draw:frame draw:name="Text Frame21" draw:style-name="gr723" draw:text-style-name="P674" draw:layer="layout" svg:width="21.736cm" svg:height="0.763cm" svg:x="0.464cm" svg:y="0.635cm">
          <draw:text-box>
            <text:p text:style-name="P628"><text:span text:style-name="T640">Commands in Eclipse 3.x: the 10 most common patterns</text:span></text:p>
          </draw:text-box>
        </draw:frame>
        <draw:custom-shape draw:name="Custom Shape21" draw:style-name="gr725" draw:text-style-name="P703" draw:layer="layout" svg:width="19.474cm" svg:height="4.509cm" svg:x="2.12cm" svg:y="12.98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with variable="activeMenuSelection"&gt;</text:span></text:p>
          <text:p text:style-name="P724"><text:span text:style-name="T652"><text:s text:c="3"/></text:span><text:span text:style-name="T652">&lt;count value=”+”/&gt;</text:span></text:p>
          <text:p text:style-name="P724"><text:span text:style-name="T652"><text:s text:c="3"/></text:span><text:span text:style-name="T652">&lt;iterate ifEmpty="false"&gt;</text:span></text:p>
          <text:p text:style-name="P724"><text:span text:style-name="T665"><text:s text:c="6"/></text:span><text:span text:style-name="T665">&lt;adapt type="org.eclipse.core.resources.IResource"&gt;</text:span></text:p>
          <text:p text:style-name="P664"><text:span text:style-name="T665"><text:s text:c="9"/></text:span><text:span text:style-name="T665">&lt;test property="org.eclipse.core.resources.contentTypeId"</text:span></text:p>
          <text:p text:style-name="P664"><text:span text:style-name="T665"><text:s text:c="12"/></text:span><text:span text:style-name="T665">args="kindOf"</text:span></text:p>
          <text:p text:style-name="P664"><text:span text:style-name="T665"><text:s text:c="12"/></text:span><text:span text:style-name="T665">value="org.eclipse.core.runtime.text"/&gt;</text:span></text:p>
          <text:p text:style-name="P664"><text:span text:style-name="T665"><text:s text:c="6"/></text:span><text:span text:style-name="T665">&lt;/adapt&gt;</text:span></text:p>
          <text:p text:style-name="P664"><text:span text:style-name="T665"><text:s text:c="3"/></text:span><text:span text:style-name="T665">&lt;/iterate&gt;</text:span></text:p>
          <text:p text:style-name="P664"><text:span text:style-name="T665">&lt;/with&gt;</text:span></text:p>
        </draw:custom-shape>
        <presentation:notes draw:style-name="dp627">
          <draw:page-thumbnail draw:style-name="gr643" draw:layer="layout" svg:width="14.538cm" svg:height="10.28cm" svg:x="3.231cm" svg:y="2.853cm" draw:page-number="18" presentation:class="page"/>
          <draw:frame presentation:style-name="pr726" draw:text-style-name="P645" draw:layer="layout" svg:width="14.518cm" svg:height="11.411cm" svg:x="3.249cm" svg:y="14.13cm" presentation:class="notes" presentation:placeholder="true" presentation:user-transformed="true">
            <draw:text-box/>
          </draw:frame>
        </presentation:notes>
      </draw:page>
      <draw:page draw:name="page19" draw:style-name="dp626" draw:id="pageid19" draw:master-page-name="IBM2009" presentation:presentation-page-layout-name="ALT1">
        <draw:frame draw:name="Title text21" presentation:style-name="pr630" draw:text-style-name="P631" draw:layer="layout" svg:width="24.131cm" svg:height="2.034cm" svg:x="0.508cm" svg:y="1.651cm" presentation:class="title" presentation:user-transformed="true">
          <draw:text-box>
            <text:p text:style-name="P628"><text:span text:style-name="T629">Pattern 8: The search bar</text:span></text:p>
          </draw:text-box>
        </draw:frame>
        <draw:frame draw:name="Outline Text20" presentation:style-name="pr636" draw:text-style-name="P637" draw:layer="layout" svg:width="24.131cm" svg:height="12.702cm" svg:x="0.508cm" svg:y="5.207cm" presentation:class="outline" presentation:user-transformed="true">
          <draw:text-box>
            <text:list text:style-name="L627">
              <text:list-item>
                <text:p text:style-name="P632"><text:span text:style-name="T633">Simple controls can be placed in a toolbar</text:span></text:p>
              </text:list-item>
            </text:list>
            <text:list text:style-name="L627">
              <text:list-item>
                <text:p text:style-name="P632"><text:span text:style-name="T633">The contribution is filling in a Composite</text:span></text:p>
              </text:list-item>
            </text:list>
            <text:list text:style-name="L627">
              <text:list-item>
                <text:p text:style-name="P632"><text:span text:style-name="T633">The contribution has to be prepared to deal with orientation</text:span></text:p>
              </text:list-item>
            </text:list>
          </draw:text-box>
        </draw:frame>
        <draw:frame draw:name="Text Frame22" draw:style-name="gr727" draw:text-style-name="P674" draw:layer="layout" svg:width="21.736cm" svg:height="0.763cm" svg:x="0.464cm" svg:y="0.635cm">
          <draw:text-box>
            <text:p text:style-name="P628"><text:span text:style-name="T640">Commands in Eclipse 3.x: the 10 most common patterns</text:span></text:p>
          </draw:text-box>
        </draw:frame>
        <draw:custom-shape draw:name="Custom Shape26" draw:style-name="gr728" draw:text-style-name="P703" draw:layer="layout" svg:width="19.474cm" svg:height="3.899cm" svg:x="2.12cm" svg:y="9.57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menuContribution locationURI="toolbar:org.eclipse.ui.main.toolbar?after=org.eclipse.example.commands.toolbar"&gt;</text:span></text:p>
          <text:p text:style-name="P664"><text:span text:style-name="T665"><text:s text:c="3"/></text:span><text:span text:style-name="T665">&lt;toolbar id="org.eclipse.example.commands.searchToolbar"</text:span></text:p>
          <text:p text:style-name="P664"><text:span text:style-name="T665"><text:s text:c="9"/></text:span><text:span text:style-name="T665">label="Command Search Toolbar"&gt;</text:span></text:p>
          <text:p text:style-name="P664"><text:span text:style-name="T665"><text:s text:c="6"/></text:span><text:span text:style-name="T665">&lt;control id="org.eclipse.example.commands.search"</text:span></text:p>
          <text:p text:style-name="P664"><text:span text:style-name="T665"><text:s text:c="12"/></text:span><text:span text:style-name="T665">class="org.eclipse.example.commands.SearchContribution"/&gt;</text:span></text:p>
          <text:p text:style-name="P664"><text:span text:style-name="T665"><text:s text:c="3"/></text:span><text:span text:style-name="T665">&lt;/toolbar&gt;</text:span></text:p>
          <text:p text:style-name="P664"><text:span text:style-name="T665">&lt;/menuContribution&gt;</text:span></text:p>
        </draw:custom-shape>
        <draw:frame draw:name="Metafile4" draw:style-name="gr713" draw:text-style-name="P669" draw:layer="layout" svg:width="4.208cm" svg:height="0.98cm" svg:x="2.18cm" svg:y="13.963cm">
          <draw:image xlink:href="Pictures/2000000700001070000003D4A37EF707.svm" xlink:type="simple" xlink:show="embed" xlink:actuate="onLoad"/>
        </draw:frame>
        <presentation:notes draw:style-name="dp627">
          <draw:page-thumbnail draw:style-name="gr643" draw:layer="layout" svg:width="14.538cm" svg:height="10.28cm" svg:x="3.231cm" svg:y="2.853cm" draw:page-number="19" presentation:class="page"/>
          <draw:frame presentation:style-name="pr729" draw:text-style-name="P645" draw:layer="layout" svg:width="14.518cm" svg:height="11.411cm" svg:x="3.249cm" svg:y="14.13cm" presentation:class="notes" presentation:placeholder="true" presentation:user-transformed="true">
            <draw:text-box/>
          </draw:frame>
        </presentation:notes>
      </draw:page>
      <draw:page draw:name="page20" draw:style-name="dp626" draw:id="pageid20" draw:master-page-name="IBM2009" presentation:presentation-page-layout-name="ALT1">
        <draw:frame draw:name="Title text22" presentation:style-name="pr630" draw:text-style-name="P631" draw:layer="layout" svg:width="24.131cm" svg:height="2.034cm" svg:x="0.508cm" svg:y="1.651cm" presentation:class="title" presentation:user-transformed="true">
          <draw:text-box>
            <text:p text:style-name="P628"><text:span text:style-name="T629">Pattern 9: The property tester</text:span></text:p>
          </draw:text-box>
        </draw:frame>
        <draw:frame draw:name="Outline Text21" presentation:style-name="pr636" draw:text-style-name="P637" draw:layer="layout" svg:width="24.131cm" svg:height="12.702cm" svg:x="0.508cm" svg:y="5.207cm" presentation:class="outline" presentation:user-transformed="true">
          <draw:text-box>
            <text:list text:style-name="L627">
              <text:list-item>
                <text:p text:style-name="P632"><text:span text:style-name="T633">Variables exposed through the system are objects</text:span></text:p>
              </text:list-item>
            </text:list>
            <text:list text:style-name="L627">
              <text:list-item>
                <text:p text:style-name="P632"><text:span text:style-name="T633">Sometimes we need to examine more attributes in activeWhen, enabledWhen, and visibleWhen</text:span></text:p>
              </text:list-item>
            </text:list>
            <text:list text:style-name="L627">
              <text:list-item>
                <text:p text:style-name="P632"><text:span text:style-name="T633">Property testers allow properties of those objects to be examined</text:span></text:p>
              </text:list-item>
            </text:list>
            <text:list text:style-name="L627">
              <text:list-item>
                <text:p text:style-name="P632"><text:span text:style-name="T633">They also allow more complex tests than the XML permits</text:span></text:p>
              </text:list-item>
            </text:list>
          </draw:text-box>
        </draw:frame>
        <draw:frame draw:name="Text Frame23" draw:style-name="gr730" draw:text-style-name="P674" draw:layer="layout" svg:width="21.736cm" svg:height="0.763cm" svg:x="0.464cm" svg:y="0.635cm">
          <draw:text-box>
            <text:p text:style-name="P628"><text:span text:style-name="T640">Commands in Eclipse 3.x: the 10 most common patterns</text:span></text:p>
          </draw:text-box>
        </draw:frame>
        <draw:custom-shape draw:name="Custom Shape28" draw:style-name="gr731" draw:text-style-name="P703" draw:layer="layout" svg:width="19.474cm" svg:height="4.789cm" svg:x="2.121cm" svg:y="12.28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64"><text:span text:style-name="T665">&lt;propertyTester</text:span></text:p>
          <text:p text:style-name="P664"><text:span text:style-name="T665"><text:s text:c="5"/></text:span><text:span text:style-name="T665">id="org.eclipse.core.resources.filePropertyTester"</text:span></text:p>
          <text:p text:style-name="P664"><text:span text:style-name="T665"><text:s text:c="5"/></text:span><text:span text:style-name="T665">class="org.eclipse.core.internal.propertytester.FilePropertyTester"</text:span></text:p>
          <text:p text:style-name="P664"><text:span text:style-name="T665"><text:s text:c="5"/></text:span><text:span text:style-name="T665">namespace="org.eclipse.core.resources"</text:span></text:p>
          <text:p text:style-name="P664"><text:span text:style-name="T665"><text:s text:c="5"/></text:span><text:span text:style-name="T665">properties="contentTypeId"</text:span></text:p>
          <text:p text:style-name="P664"><text:span text:style-name="T665"><text:s text:c="5"/></text:span><text:span text:style-name="T665">type="org.eclipse.core.resources.IFile"/&gt;</text:span></text:p>
          <text:p text:style-name="P664"><text:span text:style-name="T716">// then it is used</text:span></text:p>
          <text:p text:style-name="P664"><text:span text:style-name="T665">&lt;test property="org.eclipse.core.resources.contentTypeId"</text:span></text:p>
          <text:p text:style-name="P664"><text:span text:style-name="T665"><text:s text:c="3"/></text:span><text:span text:style-name="T665">args="kindOf"</text:span></text:p>
          <text:p text:style-name="P664"><text:span text:style-name="T665"><text:s text:c="3"/></text:span><text:span text:style-name="T665">value="org.eclipse.core.runtime.text"/&gt;</text:span></text:p>
        </draw:custom-shape>
        <presentation:notes draw:style-name="dp627">
          <draw:page-thumbnail draw:style-name="gr643" draw:layer="layout" svg:width="14.538cm" svg:height="10.28cm" svg:x="3.231cm" svg:y="2.853cm" draw:page-number="20" presentation:class="page"/>
          <draw:frame presentation:style-name="pr732" draw:text-style-name="P645" draw:layer="layout" svg:width="14.518cm" svg:height="11.411cm" svg:x="3.249cm" svg:y="14.13cm" presentation:class="notes" presentation:placeholder="true" presentation:user-transformed="true">
            <draw:text-box/>
          </draw:frame>
        </presentation:notes>
      </draw:page>
      <draw:page draw:name="page21" draw:style-name="dp626" draw:id="pageid21" draw:master-page-name="IBM2009" presentation:presentation-page-layout-name="ALT1">
        <draw:frame draw:name="Title text19" presentation:style-name="pr630" draw:text-style-name="P631" draw:layer="layout" svg:width="24.131cm" svg:height="2.034cm" svg:x="0.508cm" svg:y="1.651cm" presentation:class="title" presentation:user-transformed="true">
          <draw:text-box>
            <text:p text:style-name="P628"><text:span text:style-name="T629">Pattern 10: Command Framework interactions</text:span></text:p>
          </draw:text-box>
        </draw:frame>
        <draw:frame draw:name="Outline Text18" presentation:style-name="pr636" draw:text-style-name="P637" draw:layer="layout" svg:width="24.131cm" svg:height="12.702cm" svg:x="0.508cm" svg:y="5.207cm" presentation:class="outline" presentation:user-transformed="true">
          <draw:text-box>
            <text:list text:style-name="L627">
              <text:list-item>
                <text:p text:style-name="P632"><text:span text:style-name="T633">We want our contributions to be able to access functionality</text:span></text:p>
              </text:list-item>
            </text:list>
            <text:list text:style-name="L627">
              <text:list-item>
                <text:p text:style-name="P632"><text:span text:style-name="T633">We want our interactions to keep the application state up to date</text:span></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32"><text:span text:style-name="T633"/></text:p>
              </text:list-item>
            </text:list>
            <text:list text:style-name="L627">
              <text:list-item>
                <text:p text:style-name="P671"><text:span text:style-name="T659">public</text:span><text:span text:style-name="T652"> Object execute(ExecutionEvent event) </text:span><text:span text:style-name="T659">throws</text:span><text:span text:style-name="T652"> ExecutionException {</text:span><text:span text:style-name="T652"><text:line-break/></text:span><text:span text:style-name="T652"><text:tab/></text:span><text:span text:style-name="T652">IWorkbenchWindow window = HandlerUtil.</text:span><text:span text:style-name="T672">getActiveWorkbenchWindowChecked</text:span><text:span text:style-name="T652">(event);</text:span><text:span text:style-name="T652"><text:line-break/></text:span><text:span text:style-name="T652"><text:tab/></text:span><text:span text:style-name="T652">ICountService service = (ICountService) window.getService(ICountService.</text:span><text:span text:style-name="T659">class</text:span><text:span text:style-name="T652">);</text:span><text:span text:style-name="T652"><text:line-break/></text:span><text:span text:style-name="T652"><text:tab/></text:span><text:span text:style-name="T652">System.</text:span><text:span text:style-name="T662">out</text:span><text:span text:style-name="T652">.println(</text:span><text:span text:style-name="T660">"New value: "</text:span><text:span text:style-name="T652"> + service.incrementCount());</text:span><text:span text:style-name="T652"><text:line-break/></text:span><text:span text:style-name="T652"><text:tab/></text:span><text:span text:style-name="T659">return</text:span><text:span text:style-name="T652"> </text:span><text:span text:style-name="T659">null</text:span><text:span text:style-name="T652">;</text:span><text:span text:style-name="T652"><text:line-break/></text:span><text:span text:style-name="T652">}</text:span></text:p>
              </text:list-item>
            </text:list>
          </draw:text-box>
        </draw:frame>
        <draw:frame draw:name="Text Frame20" draw:style-name="gr733" draw:text-style-name="P674" draw:layer="layout" svg:width="21.736cm" svg:height="0.763cm" svg:x="0.464cm" svg:y="0.635cm">
          <draw:text-box>
            <text:p text:style-name="P628"><text:span text:style-name="T640">Commands in Eclipse 3.x: the 10 most common patterns</text:span></text:p>
          </draw:text-box>
        </draw:frame>
        <draw:custom-shape draw:name="Custom Shape22" draw:style-name="gr734" draw:text-style-name="P669" draw:id="id6" draw:layer="layout" svg:width="4.196cm" svg:height="1.889cm" svg:x="1.009cm" svg:y="11.083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23" draw:style-name="gr689" draw:text-style-name="P669" draw:layer="layout" svg:width="4.234cm" svg:height="1.906cm" svg:x="20.5cm" svg:y="11.026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MyCountProvider</text:span></text:p>
          <text:p text:style-name="P682"><text:span text:style-name="T735">'</text:span><text:span text:style-name="T660">currentCount</text:span><text:span text:style-name="T735">'</text:span></text:p>
        </draw:custom-shape>
        <draw:custom-shape draw:name="Custom Shape27" draw:style-name="gr684" draw:text-style-name="P669" draw:id="id5" draw:layer="layout" svg:width="4.234cm" svg:height="1.906cm" svg:x="0.998cm" svg:y="7.824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Workbench</text:span></text:p>
        </draw:custom-shape>
        <draw:custom-shape draw:name="Custom Shape29" draw:style-name="gr734" draw:text-style-name="P669" draw:layer="layout" svg:width="4.197cm" svg:height="1.889cm" svg:x="1.406cm" svg:y="11.4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draw:custom-shape>
        <draw:custom-shape draw:name="Custom Shape30" draw:style-name="gr689" draw:text-style-name="P669" draw:id="id1" draw:layer="layout" svg:width="4.196cm" svg:height="1.889cm" svg:x="1.803cm" svg:y="11.87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Source</text:span></text:p>
          <text:p text:style-name="P682"><text:span text:style-name="T683">Provider</text:span></text:p>
        </draw:custom-shape>
        <draw:custom-shape draw:name="Custom Shape24" draw:style-name="gr689" draw:text-style-name="P669" draw:id="id4" draw:layer="layout" svg:width="4.234cm" svg:height="1.906cm" svg:x="11.758cm" svg:y="11.027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MyCountService</text:span></text:p>
        </draw:custom-shape>
        <draw:line draw:name="Vertical line2" draw:style-name="gr736" draw:text-style-name="P687" draw:layer="layout" svg:x1="11.221cm" svg:y1="7.622cm" svg:x2="11.221cm" svg:y2="14.607cm"/>
        <draw:custom-shape draw:name="Custom Shape25" draw:style-name="gr684" draw:text-style-name="P669" draw:id="id2" draw:layer="layout" svg:width="4.234cm" svg:height="1.906cm" svg:x="6.338cm" svg:y="7.86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Evaluation</text:span></text:p>
          <text:p text:style-name="P682"><text:span text:style-name="T683">Service</text:span></text:p>
        </draw:custom-shape>
        <draw:custom-shape draw:name="Custom Shape31" draw:style-name="gr684" draw:text-style-name="P669" draw:id="id7" draw:layer="layout" svg:width="4.234cm" svg:height="1.906cm" svg:x="11.758cm" svg:y="7.898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Service</text:span></text:p>
          <text:p text:style-name="P682"><text:span text:style-name="T683">Locator</text:span></text:p>
        </draw:custom-shape>
        <draw:custom-shape draw:name="Custom Shape32" draw:style-name="gr684" draw:text-style-name="P669" draw:id="id3" draw:layer="layout" svg:width="4.234cm" svg:height="1.906cm" svg:x="16.107cm" svg:y="7.895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CountService</text:span></text:p>
          <text:p text:style-name="P682"><text:span text:style-name="T683">Factory</text:span></text:p>
        </draw:custom-shape>
        <draw:custom-shape draw:name="Custom Shape33" draw:style-name="gr684" draw:text-style-name="P669" draw:layer="layout" svg:width="4.234cm" svg:height="1.906cm" svg:x="20.446cm" svg:y="7.852cm">
          <draw:enhanced-geometry svg:viewBox="0 0 21600 21600" draw:type="mso_sptRectangle" draw:extrusion-brightness="30%" draw:extrusion-second-light-harsh="false" draw:extrusion-first-light-level="57%" draw:extrusion-second-light-level="57%" draw:extrusion-first-light-direction="(5 0 -1)" draw:extrusion-second-light-direction="(-5 0 -1)" dr3d:shade-mode="gouraud" draw:extrusion-skew="50 -135" draw:extrusion-viewpoint="(3.47222222222222cm -3.47222222222222cm 25cm)" draw:enhanced-path="M 0 0 L 21600 0 21600 21600 0 21600 0 0 Z N"/>
          <text:p text:style-name="P682"><text:span text:style-name="T683">SourceProvider</text:span></text:p>
          <text:p text:style-name="P682"><text:span text:style-name="T683">Service</text:span></text:p>
        </draw:custom-shape>
        <draw:connector draw:name="Object Connectors6" draw:style-name="gr686" draw:text-style-name="P687" draw:layer="layout" svg:x1="5.998cm" svg:y1="12.821cm" svg:x2="8.455cm" svg:y2="9.77cm" draw:start-shape="id1" draw:start-glue-point="1" draw:end-shape="id2" draw:end-glue-point="2"/>
        <draw:line draw:name="Vertical line3" draw:style-name="gr737" draw:text-style-name="P687" draw:layer="layout" svg:x1="22.651cm" svg:y1="9.755cm" svg:x2="22.651cm" svg:y2="10.987cm"/>
        <draw:line draw:name="Vertical line4" draw:style-name="gr737" draw:text-style-name="P687" draw:layer="layout" svg:x1="20.526cm" svg:y1="12.605cm" svg:x2="15.976cm" svg:y2="12.605cm"/>
        <draw:connector draw:name="Object Connectors8" draw:style-name="gr686" draw:text-style-name="P687" draw:layer="layout" svg:x1="18.224cm" svg:y1="9.8cm" svg:x2="15.991cm" svg:y2="11.98cm" draw:start-shape="id3" draw:start-glue-point="2" draw:end-shape="id4" draw:end-glue-point="1"/>
        <draw:connector draw:name="Object Connectors7" draw:style-name="gr686" draw:text-style-name="P687" draw:layer="layout" svg:x1="3.115cm" svg:y1="9.729cm" svg:x2="3.107cm" svg:y2="11.083cm" draw:start-shape="id5" draw:end-shape="id6" draw:end-glue-point="0"/>
        <draw:connector draw:name="Object Connectors9" draw:style-name="gr686" draw:text-style-name="P687" draw:layer="layout" svg:x1="13.875cm" svg:y1="11.027cm" svg:x2="13.875cm" svg:y2="9.803cm" draw:start-shape="id4" draw:start-glue-point="0" draw:end-shape="id7" draw:end-glue-point="2"/>
        <presentation:notes draw:style-name="dp627">
          <draw:page-thumbnail draw:style-name="gr643" draw:layer="layout" svg:width="14.538cm" svg:height="10.28cm" svg:x="3.231cm" svg:y="2.853cm" draw:page-number="21" presentation:class="page"/>
          <draw:frame presentation:style-name="pr738" draw:text-style-name="P645" draw:layer="layout" svg:width="14.518cm" svg:height="11.411cm" svg:x="3.249cm" svg:y="14.13cm" presentation:class="notes" presentation:placeholder="true" presentation:user-transformed="true">
            <draw:text-box/>
          </draw:frame>
        </presentation:notes>
      </draw:page>
      <draw:page draw:name="page22" draw:style-name="dp626" draw:id="pageid22" draw:master-page-name="IBM2009" presentation:presentation-page-layout-name="ALT1">
        <draw:frame draw:name="Title text4" presentation:style-name="pr630" draw:text-style-name="P631" draw:layer="layout" svg:width="24.131cm" svg:height="2.034cm" svg:x="0.508cm" svg:y="1.651cm" presentation:class="title" presentation:user-transformed="true">
          <draw:text-box>
            <text:p text:style-name="P628"><text:span text:style-name="T629">More Information</text:span></text:p>
          </draw:text-box>
        </draw:frame>
        <draw:frame draw:name="Outline Text3" presentation:style-name="pr636" draw:text-style-name="P637" draw:layer="layout" svg:width="24.131cm" svg:height="12.702cm" svg:x="0.508cm" svg:y="5.207cm" presentation:class="outline" presentation:user-transformed="true">
          <draw:text-box>
            <text:list text:style-name="L627">
              <text:list-item>
                <text:p text:style-name="P632"><text:span text:style-name="T633">You can get general information from the wiki:</text:span></text:p>
              </text:list-item>
            </text:list>
            <text:list text:style-name="L627">
              <text:list-item>
                <text:list>
                  <text:list-item>
                    <text:p text:style-name="P676"><text:span text:style-name="T739"><text:a xlink:href="http://wiki.eclipse.org/Platform_Command_Framework">http://wiki.eclipse.org/Platform_Command_Framework</text:a></text:span><text:span text:style-name="T739"> </text:span></text:p>
                  </text:list-item>
                </text:list>
              </text:list-item>
            </text:list>
            <text:list text:style-name="L627">
              <text:list-item>
                <text:list>
                  <text:list-item>
                    <text:p text:style-name="P676"><text:span text:style-name="T739"><text:a xlink:href="http://wiki.eclipse.org/Command_Core_Expressions">http://wiki.eclipse.org/Command_Core_Expressions</text:a></text:span><text:span text:style-name="T739"> </text:span></text:p>
                  </text:list-item>
                </text:list>
              </text:list-item>
            </text:list>
            <text:list text:style-name="L627">
              <text:list-item>
                <text:list>
                  <text:list-item>
                    <text:p text:style-name="P676"><text:span text:style-name="T739"><text:a xlink:href="http://wiki.eclipse.org/Platform_Expression_Framework">http://wiki.eclipse.org/Platform_Expression_Framework</text:a></text:span><text:span text:style-name="T739"> </text:span></text:p>
                  </text:list-item>
                </text:list>
              </text:list-item>
            </text:list>
            <text:list text:style-name="L627">
              <text:list-item>
                <text:list>
                  <text:list-item>
                    <text:p text:style-name="P676"><text:span text:style-name="T739"><text:a xlink:href="http://wiki.eclipse.org/Menu_Contributions">http://wiki.eclipse.org/Menu_Contributions</text:a></text:span><text:span text:style-name="T739"> </text:span></text:p>
                  </text:list-item>
                </text:list>
              </text:list-item>
            </text:list>
            <text:list text:style-name="L627">
              <text:list-item>
                <text:list>
                  <text:list-item>
                    <text:p text:style-name="P676"><text:span text:style-name="T739">http://help.eclipse.org/helios/index.jsp?topic=/org.eclipse .platform.doc.isv/guide/workbench.htm</text:span></text:p>
                  </text:list-item>
                </text:list>
              </text:list-item>
            </text:list>
            <text:list text:style-name="L627">
              <text:list-item>
                <text:p text:style-name="P632"><text:span text:style-name="T633">You can contact us and ask questions:</text:span></text:p>
              </text:list-item>
            </text:list>
            <text:list text:style-name="L627">
              <text:list-item>
                <text:list>
                  <text:list-item>
                    <text:p text:style-name="P634"><text:span text:style-name="T633">On IRC: irc://freenode.net/#eclipse</text:span></text:p>
                  </text:list-item>
                </text:list>
              </text:list-item>
            </text:list>
            <text:list text:style-name="L627">
              <text:list-item>
                <text:list>
                  <text:list-item>
                    <text:p text:style-name="P634"><text:span text:style-name="T633">On the newsgroup: </text:span><text:span text:style-name="T633"><text:a xlink:href="http://www.eclipse.org/forums/">http://www.eclipse.org/forums/</text:a></text:span><text:span text:style-name="T633"> </text:span><text:span text:style-name="T633"><text:line-break/></text:span><text:span text:style-name="T678">Eclipse Projects &gt; Eclipse Platform</text:span><text:span text:style-name="T678"><text:line-break/></text:span><text:span text:style-name="T678">Eclipse Projects &gt; Rich Client Platform</text:span></text:p>
                  </text:list-item>
                </text:list>
              </text:list-item>
            </text:list>
          </draw:text-box>
        </draw:frame>
        <draw:frame draw:name="Text Frame7" draw:style-name="gr740" draw:text-style-name="P642" draw:layer="layout" svg:width="21.736cm" svg:height="0.763cm" svg:x="0.465cm" svg:y="0.635cm">
          <draw:text-box>
            <text:p text:style-name="P628"><text:span text:style-name="T640">Commands in Eclipse 3.x: the 10 most common patterns</text:span></text:p>
          </draw:text-box>
        </draw:frame>
        <presentation:notes draw:style-name="dp627">
          <draw:page-thumbnail draw:style-name="gr643" draw:layer="layout" svg:width="14.538cm" svg:height="10.28cm" svg:x="3.231cm" svg:y="2.853cm" draw:page-number="22" presentation:class="page"/>
          <draw:frame presentation:style-name="pr741" draw:text-style-name="P645" draw:layer="layout" svg:width="14.518cm" svg:height="11.411cm" svg:x="3.249cm" svg:y="14.13cm" presentation:class="notes" presentation:placeholder="true" presentation:user-transformed="true">
            <draw:text-box/>
          </draw:frame>
        </presentation:notes>
      </draw:page>
      <draw:page draw:name="page22" draw:style-name="dp466" draw:id="pageid22" draw:master-page-name="IBM2009" presentation:presentation-page-layout-name="ALT1">
        <draw:frame draw:name="Title text5" presentation:style-name="pr470" draw:text-style-name="P471" draw:layer="layout" svg:width="24.131cm" svg:height="2.034cm" svg:x="0.508cm" svg:y="1.651cm" presentation:class="title" presentation:user-transformed="true">
          <draw:text-box>
            <text:p text:style-name="P468"><text:span text:style-name="T469">Legal Notices</text:span></text:p>
          </draw:text-box>
        </draw:frame>
        <draw:frame draw:name="Outline Text4" presentation:style-name="pr474" draw:text-style-name="P475" draw:layer="layout" svg:width="24.131cm" svg:height="13.171cm" svg:x="0.508cm" svg:y="5.207cm" presentation:class="outline" presentation:user-transformed="true">
          <draw:text-box>
            <text:list text:style-name="L467">
              <text:list-item>
                <text:p text:style-name="P472"><text:span text:style-name="T473">Copyright © IBM Corp., 2007-2011. All rights reserved. <text:s/>This presentation and the source code in it are made available under the EPL, v1.0.</text:span></text:p>
              </text:list-item>
            </text:list>
            <text:list text:style-name="L467">
              <text:list-item>
                <text:p text:style-name="P472"><text:span text:style-name="T473">Eclipse and the Eclipse logo are trademarks of Eclipse Foundation, Inc.</text:span></text:p>
              </text:list-item>
            </text:list>
            <text:list text:style-name="L467">
              <text:list-item>
                <text:p text:style-name="P472"><text:span text:style-name="T473">IBM and the IBM logo are trademarks or registered trademarks of IBM Corporation, in the United States, other countries or both.</text:span></text:p>
              </text:list-item>
            </text:list>
            <text:list text:style-name="L467">
              <text:list-item>
                <text:p text:style-name="P472"><text:span text:style-name="T473">Other company, product, or service names may be trademarks or service marks of others.</text:span></text:p>
              </text:list-item>
            </text:list>
            <text:list text:style-name="L467">
              <text:list-item>
                <text:p text:style-name="P472"><text:span text:style-name="T473">THE INFORMATION DISCUSSED IN THIS PRESENTATION IS PROVIDED FOR INFORMATIONAL PURPOSES ONLY. <text:s/>WHILE EFFORTS WERE MADE TO VERIFY THE COMPLETENESS AND ACCURACY OF THE INFORMATION, IT IS PROVIDED "AS IS" WITHOUT WARRANTY OF ANY KIND, EXPRESS OR IMPLIED, AND IBM SHALL NOT BE RESPONSIBLE FOR ANY DAMAGES ARISING OUT OF THE USE OF, OR OTHERWISE RELATED TO, SUCH INFORMATION. <text:s/>ANY INFORMATION CONCERNING IBM'S PRODUCT PLANS OR STRATEGY IS SUBJECT TO CHANGE BY IBM WITHOUT NOTICE</text:span></text:p>
              </text:list-item>
            </text:list>
          </draw:text-box>
        </draw:frame>
        <draw:frame draw:name="Text Frame9" draw:style-name="gr477" draw:text-style-name="P478" draw:layer="layout" svg:width="21.736cm" svg:height="0.763cm" svg:x="0.465cm" svg:y="0.635cm">
          <draw:text-box>
            <text:p text:style-name="P468"><text:span text:style-name="T476">Commands in Eclipse 3.x: the 10 most common patterns</text:span></text:p>
          </draw:text-box>
        </draw:frame>
        <presentation:notes draw:style-name="dp467">
          <draw:page-thumbnail draw:style-name="gr479" draw:layer="layout" svg:width="14.538cm" svg:height="10.28cm" svg:x="3.231cm" svg:y="2.853cm" draw:page-number="22" presentation:class="page"/>
          <draw:frame presentation:style-name="pr480" draw:text-style-name="P481" draw:layer="layout" svg:width="14.518cm" svg:height="11.41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_20_1" draw:display-name="Bitmap 1" xlink:href="Pictures/10000000000000200000002000309F1C.png" xlink:type="simple" xlink:show="embed" xlink:actuate="onLoad"/>
    <draw:marker draw:name="Arrow" svg:viewBox="0 0 20 30" svg:d="m10 0-10 30h20z"/>
    <draw:marker draw:name="Arrow_20_Style_20_1" draw:display-name="Arrow Style 1" svg:viewBox="0 0 20 30" svg:d="m10 0-10 30h20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cm" draw:dots2="1" draw:dots2-length="0.02cm" draw:distance="0.02cm"/>
    <draw:stroke-dash draw:name="Dash_20_3" draw:display-name="Dash 3" draw:style="rect" draw:dots2="1" draw:dots2-length="0.105cm" draw:distance="0.079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draw:stroke-dash="Dash_20_2" svg:stroke-width="0cm" svg:stroke-color="#000000" draw:marker-start-width="0.305cm" draw:marker-start-center="false" draw:marker-end="Arrow" draw:marker-end-width="0.305cm" draw:marker-end-center="false" svg:stroke-opacity="100%" draw:fill="solid" draw:fill-color="#00b8ff" draw:fill-gradient-name="Gradient_20_8" draw:fill-hatch-name="Hatch_20_1" draw:fill-image-name="Bitmap_20_1"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fo:font-family="Arial"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stroke-dash="Dash_20_2" svg:stroke-color="#000000" draw:marker-start-width="0.305cm" draw:marker-end-width="0.305cm" svg:stroke-opacity="100%" draw:fill="none" draw:fill-gradient-name="Gradient_20_7" draw:fill-hatch-name="Hatch_20_1" draw:fill-image-name="Bitmap_20_1" draw:opacity="100%" draw:fill-image-width="0.483cm" draw:fill-image-height="0.483cm" fo:padding-top="0.127cm" fo:padding-bottom="0.127cm" fo:padding-left="0.254cm" fo:padding-right="0.254cm" draw:shadow-offset-x="0.305cm" draw:shadow-offset-y="0.305cm" draw:shadow-color="#808080" draw:shadow-opacity="100%" draw:measure-align="left-outside" draw:measure-vertical-align="below"/>
      <style:text-properties fo:color="#ffffff" fo:font-size="35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IBM_20_Planet_20_White-title" style:display-name="IBM Planet White-title" style:family="presentation">
      <style:graphic-properties draw:stroke="none" draw:fill="none" draw:fill-color="#7889fb" draw:textarea-horizontal-align="left" draw:textarea-vertical-align="bottom" draw:auto-grow-height="false" draw:auto-grow-width="false" fo:min-height="5.588cm" fo:min-width="0cm" fo:padding-top="0.127cm" fo:padding-bottom="0.127cm" fo:padding-left="0.254cm" fo:padding-right="0.254cm" draw:shadow="hidden"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00" style:text-outline="false" fo:font-family="Arial" style:font-family-generic="roman" style:font-pitch="variable" fo:font-size="35pt" fo:font-style="normal" fo:text-shadow="none" fo:font-weight="normal" style:font-family-asian="SimSun" style:font-pitch-asian="variable" style:font-size-asian="35pt" style:font-style-asian="normal" style:font-weight-asian="normal" style:font-family-complex="Tahoma" style:font-pitch-complex="variable" style:font-size-complex="35pt" style:font-style-complex="normal" style:font-weight-complex="normal" style:text-emphasize="none" style:font-relief="none"/>
    </style:style>
    <style:style style:name="IBM_20_Planet_20_White-subtitle" style:display-name="IBM Planet Whi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background" style:display-name="IBM Planet White-background" style:family="presentation">
      <style:graphic-properties draw:stroke="none" draw:fill="solid" draw:fill-color="#ffffff" draw:fill-image-width="0.483cm" draw:fill-image-height="0.483cm"/>
      <style:paragraph-properties fo:margin-left="0cm" fo:margin-right="0cm" fo:margin-top="0cm" fo:margin-bottom="0cm" fo:text-indent="0cm"/>
    </style:style>
    <style:style style:name="IBM_20_Planet_20_White-backgroundobjects" style:display-name="IBM Planet White-backgroundobjects" style:family="presentation">
      <style:graphic-properties draw:shadow="hidden" draw:shadow-offset-x="0.3cm" draw:shadow-offset-y="0.3cm" draw:shadow-color="#808080"/>
    </style:style>
    <style:style style:name="IBM_20_Planet_20_White-notes" style:display-name="IBM Planet Whi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_20_Planet_20_White-outline1" style:display-name="IBM Planet White-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_20_Planet_20_White-outline2" style:display-name="IBM Planet White-outline2" style:family="presentation" style:parent-style-name="IBM_20_Planet_20_White-outline1">
      <style:paragraph-properties fo:margin-left="2.4cm" fo:margin-right="0cm" fo:margin-top="0cm" fo:margin-bottom="0.4cm" fo:text-indent="-0.8cm"/>
      <style:text-properties fo:font-size="28pt" style:font-size-asian="28pt" style:font-size-complex="28pt"/>
    </style:style>
    <style:style style:name="IBM_20_Planet_20_White-outline3" style:display-name="IBM Planet White-outline3" style:family="presentation" style:parent-style-name="IBM_20_Planet_20_White-outline2">
      <style:paragraph-properties fo:margin-left="3.6cm" fo:margin-right="0cm" fo:margin-top="0cm" fo:margin-bottom="0.3cm" fo:text-indent="-0.6cm"/>
      <style:text-properties fo:font-size="24pt" style:font-size-asian="24pt" style:font-size-complex="24pt"/>
    </style:style>
    <style:style style:name="IBM_20_Planet_20_White-outline4" style:display-name="IBM Planet White-outline4" style:family="presentation" style:parent-style-name="IBM_20_Planet_20_White-outline3">
      <style:paragraph-properties fo:margin-left="4.8cm" fo:margin-right="0cm" fo:margin-top="0cm" fo:margin-bottom="0.2cm" fo:text-indent="-0.6cm"/>
      <style:text-properties fo:font-size="20pt" style:font-size-asian="20pt" style:font-size-complex="20pt"/>
    </style:style>
    <style:style style:name="IBM_20_Planet_20_White-outline5" style:display-name="IBM Planet White-outline5" style:family="presentation" style:parent-style-name="IBM_20_Planet_20_White-outline4">
      <style:paragraph-properties fo:margin-left="6cm" fo:margin-right="0cm" fo:margin-top="0cm" fo:margin-bottom="0.1cm" fo:text-indent="-0.6cm"/>
      <style:text-properties fo:font-size="20pt" style:font-size-asian="20pt" style:font-size-complex="20pt"/>
    </style:style>
    <style:style style:name="IBM_20_Planet_20_White-outline6" style:display-name="IBM Planet White-outline6" style:family="presentation" style:parent-style-name="IBM_20_Planet_20_White-outline5">
      <style:paragraph-properties fo:margin-left="7.2cm" fo:margin-right="0cm" fo:margin-top="0cm" fo:margin-bottom="0.1cm" fo:text-indent="-0.6cm"/>
      <style:text-properties fo:font-size="20pt" style:font-size-asian="20pt" style:font-size-complex="20pt"/>
    </style:style>
    <style:style style:name="IBM_20_Planet_20_White-outline7" style:display-name="IBM Planet White-outline7" style:family="presentation" style:parent-style-name="IBM_20_Planet_20_White-outline6">
      <style:paragraph-properties fo:margin-left="8.4cm" fo:margin-right="0cm" fo:margin-top="0cm" fo:margin-bottom="0.1cm" fo:text-indent="-0.6cm"/>
      <style:text-properties fo:font-size="20pt" style:font-size-asian="20pt" style:font-size-complex="20pt"/>
    </style:style>
    <style:style style:name="IBM_20_Planet_20_White-outline8" style:display-name="IBM Planet White-outline8" style:family="presentation" style:parent-style-name="IBM_20_Planet_20_White-outline7">
      <style:paragraph-properties fo:margin-left="9.6cm" fo:margin-right="0cm" fo:margin-top="0cm" fo:margin-bottom="0.1cm" fo:text-indent="-0.6cm"/>
      <style:text-properties fo:font-size="20pt" style:font-size-asian="20pt" style:font-size-complex="20pt"/>
    </style:style>
    <style:style style:name="IBM_20_Planet_20_White-outline9" style:display-name="IBM Planet White-outline9" style:family="presentation" style:parent-style-name="IBM_20_Planet_20_White-outline8">
      <style:paragraph-properties fo:margin-left="10.8cm" fo:margin-right="0cm" fo:margin-top="0cm" fo:margin-bottom="0.1cm" fo:text-indent="-0.6cm"/>
      <style:text-properties fo:font-size="20pt" style:font-size-asian="20pt" style:font-size-complex="20pt"/>
    </style:style>
    <style:style style:name="IBM2009-title" style:family="presentation">
      <style:graphic-properties draw:stroke="none" draw:fill="none" draw:textarea-horizontal-align="left" draw:textarea-vertical-align="top" fo:padding-top="0.127cm" fo:padding-bottom="0.127cm" fo:padding-left="0.254cm" fo:padding-right="0.254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7889fb" style:text-outline="false" fo:font-family="Arial" style:font-family-generic="roman" style:font-pitch="variable" fo:font-size="22pt" fo:font-style="normal" fo:text-shadow="none" fo:font-weight="normal" style:font-family-asian="SimSun" style:font-pitch-asian="variable" style:font-size-asian="22pt" style:font-style-asian="normal" style:font-weight-asian="normal" style:font-family-complex="Tahoma" style:font-pitch-complex="variable" style:font-size-complex="22pt" style:font-style-complex="normal" style:font-weight-complex="normal" style:text-emphasize="none" style:font-relief="none"/>
    </style:style>
    <style:style style:name="IBM2009-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Arial"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IBM2009-background" style:family="presentation">
      <style:graphic-properties draw:stroke="none" draw:fill="solid" draw:fill-color="#ffffff" draw:fill-image-width="0.483cm" draw:fill-image-height="0.483cm"/>
    </style:style>
    <style:style style:name="IBM2009-backgroundobjects" style:family="presentation">
      <style:graphic-properties draw:shadow="hidden" draw:shadow-offset-x="0.3cm" draw:shadow-offset-y="0.3cm" draw:shadow-color="#808080"/>
    </style:style>
    <style:style style:name="IBM2009-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Arial"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IBM2009-outline1" style:family="presentation">
      <style:graphic-properties draw:stroke="none" draw:fill="none" draw:textarea-horizontal-align="left" fo:padding-top="0.127cm" fo:padding-bottom="0.127cm" fo:padding-left="0.254cm" fo:padding-right="0.254cm">
        <text:list-style>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style:graphic-properties>
      <style:paragraph-properties fo:margin-left="1.2cm" fo:margin-right="0cm" fo:margin-top="0.427cm" fo:margin-bottom="0cm" fo:line-height="100%" text:enable-numbering="true" fo:text-indent="-0.9cm"/>
      <style:text-properties fo:color="#000000" style:text-outline="false" fo:font-family="Arial" style:font-family-generic="roman" style:font-pitch="variable" fo:font-size="16pt" fo:font-style="normal" fo:text-shadow="none" fo:font-weight="normal" style:font-family-asian="SimSun" style:font-pitch-asian="variable" style:font-size-asian="16pt" style:font-style-asian="normal" style:font-weight-asian="normal" style:font-family-complex="Tahoma" style:font-pitch-complex="variable" style:font-size-complex="16pt" style:font-style-complex="normal" style:font-weight-complex="normal" style:text-emphasize="none" style:font-relief="none"/>
    </style:style>
    <style:style style:name="IBM2009-outline2" style:family="presentation" style:parent-style-name="IBM2009-outline1">
      <style:paragraph-properties fo:margin-left="2.4cm" fo:margin-right="0cm" fo:margin-top="0.035cm" fo:margin-bottom="0cm" text:enable-numbering="true" fo:text-indent="-0.8cm"/>
      <style:text-properties fo:color="#000000" fo:font-size="16pt" style:font-size-asian="16pt" style:font-size-complex="16pt"/>
    </style:style>
    <style:style style:name="IBM2009-outline3" style:family="presentation" style:parent-style-name="IBM2009-outline2">
      <style:paragraph-properties fo:margin-left="3.6cm" fo:margin-right="0cm" fo:margin-top="0.035cm" fo:margin-bottom="0cm" text:enable-numbering="true" fo:text-indent="-0.6cm"/>
      <style:text-properties fo:color="#000000" fo:font-size="16pt" style:font-size-asian="16pt" style:font-size-complex="16pt"/>
    </style:style>
    <style:style style:name="IBM2009-outline4" style:family="presentation" style:parent-style-name="IBM2009-outline3">
      <style:paragraph-properties fo:margin-left="3.353cm" fo:margin-right="0cm" fo:margin-top="0.152cm" fo:margin-bottom="0cm" fo:line-height="107%" fo:text-indent="-0.483cm"/>
      <style:text-properties fo:font-size="16pt" style:font-size-asian="20pt" style:font-size-complex="20pt"/>
    </style:style>
    <style:style style:name="IBM2009-outline5" style:family="presentation" style:parent-style-name="IBM2009-outline4">
      <style:paragraph-properties fo:margin-left="4.267cm" fo:margin-right="0cm" fo:margin-top="0.152cm" fo:margin-bottom="0cm" fo:text-indent="-0.457cm"/>
      <style:text-properties fo:font-size="16pt" style:font-size-asian="20pt" style:font-size-complex="20pt"/>
    </style:style>
    <style:style style:name="IBM2009-outline6" style:family="presentation" style:parent-style-name="IBM2009-outline5">
      <style:paragraph-properties fo:margin-left="4.267cm" fo:margin-right="0cm" fo:margin-top="0.152cm" fo:margin-bottom="0cm" fo:text-indent="-0.457cm"/>
      <style:text-properties fo:font-size="16pt" style:font-size-asian="20pt" style:font-size-complex="20pt"/>
    </style:style>
    <style:style style:name="IBM2009-outline7" style:family="presentation" style:parent-style-name="IBM2009-outline6">
      <style:paragraph-properties fo:margin-left="4.267cm" fo:margin-right="0cm" fo:margin-top="0.152cm" fo:margin-bottom="0cm" fo:text-indent="-0.457cm"/>
      <style:text-properties fo:font-size="16pt" style:font-size-asian="20pt" style:font-size-complex="20pt"/>
    </style:style>
    <style:style style:name="IBM2009-outline8" style:family="presentation" style:parent-style-name="IBM2009-outline7">
      <style:paragraph-properties fo:margin-left="4.267cm" fo:margin-right="0cm" fo:margin-top="0.152cm" fo:margin-bottom="0cm" fo:text-indent="-0.457cm"/>
      <style:text-properties fo:font-size="16pt" style:font-size-asian="20pt" style:font-size-complex="20pt"/>
    </style:style>
    <style:style style:name="IBM2009-outline9" style:family="presentation" style:parent-style-name="IBM2009-outline8">
      <style:paragraph-properties fo:margin-left="4.572cm" fo:margin-right="0cm" fo:margin-top="0.152cm" fo:margin-bottom="0cm" fo:text-indent="-0.457cm"/>
      <style:text-properties fo:font-size="16pt" style:font-size-asian="20pt" style:font-size-complex="20pt"/>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style:presentation-page-layout style:name="AL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2cm" fo:margin-bottom="2cm" fo:margin-left="2cm" fo:margin-right="2cm" fo:page-width="21cm" fo:page-height="29.7cm" style:print-orientation="portrait"/>
    </style:page-layout>
    <style:style style:name="dp590" style:family="drawing-page">
      <style:drawing-page-properties draw:background-size="border" draw:fill="solid" draw:fill-color="#ffffff" draw:fill-image-width="0.483cm" draw:fill-image-height="0.483cm" presentation:display-footer="true" presentation:display-page-number="false" presentation:display-date-time="true"/>
    </style:style>
    <style:style style:name="gr594"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01" style:family="graphic" style:parent-style-name="standard" style:list-style-name="L591">
      <style:graphic-properties draw:stroke="none" svg:stroke-color="#000000" draw:fill="none" draw:fill-color="#ffffff" draw:textarea-horizontal-align="left" draw:auto-grow-height="false" draw:auto-grow-width="false" fo:max-height="0cm" fo:min-height="0.559cm"/>
    </style:style>
    <style:style style:name="gr605" style:family="graphic" style:parent-style-name="standard" style:list-style-name="L594">
      <style:graphic-properties draw:stroke="none" draw:fill="none" draw:fill-color="#ffffff" fo:min-height="0.741cm"/>
    </style:style>
    <style:style style:name="gr623" style:family="graphic" style:parent-style-name="standard" style:list-style-name="L594">
      <style:graphic-properties draw:stroke="none" draw:fill="none" draw:fill-color="#ffffff" fo:min-height="0.745cm"/>
    </style:style>
    <style:style style:name="pr592" style:family="presentation" style:parent-style-name="backgroundobjects">
      <style:graphic-properties draw:stroke="none" draw:fill="none" draw:fill-color="#ffffff" fo:min-height="0.952cm"/>
    </style:style>
    <style:style style:name="pr596" style:family="presentation" style:parent-style-name="IBM_20_Planet_20_White-backgroundobjects">
      <style:graphic-properties draw:stroke="none" draw:fill="none" draw:fill-color="#ffffff" fo:min-height="1.165cm"/>
    </style:style>
    <style:style style:name="pr598" style:family="presentation" style:parent-style-name="IBM_20_Planet_20_White-backgroundobjects">
      <style:graphic-properties draw:stroke="none" draw:fill="none" draw:fill-color="#ffffff" fo:min-height="0.44cm"/>
    </style:style>
    <style:style style:name="pr599" style:family="presentation" style:parent-style-name="IBM_20_Planet_20_White-backgroundobjects">
      <style:graphic-properties draw:stroke="none" draw:fill="none" draw:fill-color="#ffffff" fo:min-height="0.583cm"/>
    </style:style>
    <style:style style:name="pr600" style:family="presentation" style:parent-style-name="IBM_20_Planet_20_White-title">
      <style:graphic-properties draw:fill-color="#ffffff" draw:auto-grow-height="false" fo:min-height="3.181cm"/>
    </style:style>
    <style:style style:name="pr607" style:family="presentation" style:parent-style-name="IBM_20_Planet_20_White-backgroundobjects">
      <style:graphic-properties draw:stroke="solid" svg:stroke-width="0.025cm" svg:stroke-color="#000000" draw:marker-start-width="0.237cm" draw:marker-end-width="0.237cm" draw:fill="solid" draw:fill-color="#000000" draw:textarea-horizontal-align="center" draw:textarea-vertical-align="middle" fo:wrap-option="no-wrap"/>
    </style:style>
    <style:style style:name="pr608" style:family="presentation" style:parent-style-name="IBM_20_Planet_20_White-backgroundobjects">
      <style:graphic-properties draw:stroke="none" draw:fill="none" draw:fill-color="#ffffff" fo:min-height="1cm"/>
    </style:style>
    <style:style style:name="pr610" style:family="presentation" style:parent-style-name="IBM2009-backgroundobjects">
      <style:graphic-properties draw:stroke="none" draw:fill="none" draw:fill-color="#ffffff" draw:textarea-horizontal-align="left" draw:textarea-vertical-align="top" fo:min-height="0.384cm" fo:padding-top="0.127cm" fo:padding-bottom="0.127cm" fo:padding-left="0.254cm" fo:padding-right="0.254cm"/>
    </style:style>
    <style:style style:name="pr611" style:family="presentation" style:parent-style-name="IBM2009-backgroundobjects">
      <style:graphic-properties draw:stroke="none" draw:fill="none" draw:fill-color="#ffffff" draw:textarea-horizontal-align="left" fo:min-height="0.381cm" fo:padding-top="0.127cm" fo:padding-bottom="0.127cm" fo:padding-left="0.254cm" fo:padding-right="0.254cm"/>
    </style:style>
    <style:style style:name="pr612" style:family="presentation" style:parent-style-name="IBM2009-backgroundobjects">
      <style:graphic-properties draw:stroke="none" draw:fill="none" draw:fill-color="#ffffff" draw:textarea-horizontal-align="left" fo:min-height="0.371cm" fo:padding-top="0.127cm" fo:padding-bottom="0.127cm" fo:padding-left="0.254cm" fo:padding-right="0.254cm"/>
    </style:style>
    <style:style style:name="pr613" style:family="presentation" style:parent-style-name="IBM2009-title">
      <style:graphic-properties draw:fill-color="#ffffff" draw:auto-grow-height="false" fo:min-height="3.181cm"/>
    </style:style>
    <style:style style:name="pr617" style:family="presentation" style:parent-style-name="IBM2009-outline1" style:list-style-name="L595">
      <style:graphic-properties draw:fill-color="#ffffff" draw:auto-grow-height="false" fo:min-height="12.001cm"/>
    </style:style>
    <style:style style:name="pr619" style:family="presentation" style:parent-style-name="IBM2009-backgroundobjects">
      <style:graphic-properties draw:stroke="solid" svg:stroke-width="0.025cm" svg:stroke-color="#000000" draw:marker-start-width="0.229cm" draw:marker-end-width="0.229cm" draw:fill="none" draw:fill-color="#ffffcc" draw:fill-image-width="0.483cm" draw:fill-image-height="0.483cm" draw:textarea-horizontal-align="center" draw:textarea-vertical-align="middle" fo:wrap-option="no-wrap"/>
    </style:style>
    <style:style style:name="pr625" style:family="presentation" style:parent-style-name="IBM2009-backgroundobjects">
      <style:graphic-properties draw:stroke="none" draw:fill="none" draw:fill-color="#ffffff" fo:min-height="1cm"/>
    </style:style>
    <style:style style:name="P591" style:family="paragraph">
      <style:paragraph-properties fo:margin-left="0cm" fo:margin-right="0cm" fo:text-indent="0cm"/>
    </style:style>
    <style:style style:name="P593" style:family="paragraph">
      <style:paragraph-properties fo:margin-left="0cm" fo:margin-right="0cm" fo:text-indent="0cm" style:writing-mode="lr-tb"/>
    </style:style>
    <style:style style:name="P595" style:family="paragraph">
      <style:paragraph-properties fo:text-align="center" style:writing-mode="lr-tb"/>
    </style:style>
    <style:style style:name="P602" style:family="paragraph">
      <style:paragraph-properties fo:margin-left="0cm" fo:margin-right="0cm" fo:margin-top="0cm" fo:margin-bottom="0cm" fo:line-height="100%" fo:text-align="end" text:enable-numbering="false" fo:text-indent="0cm" style:text-autospace="none" style:writing-mode="lr-tb"/>
    </style:style>
    <style:style style:name="P603" style:family="paragraph">
      <style:paragraph-properties fo:margin-left="0.254cm" fo:margin-right="0.254cm" fo:margin-top="0cm" fo:margin-bottom="0cm" fo:text-align="end" fo:text-indent="0cm"/>
    </style:style>
    <style:style style:name="P606" style:family="paragraph">
      <style:paragraph-properties fo:margin-left="0.254cm" fo:margin-right="0.254cm" fo:margin-top="0cm" fo:margin-bottom="0cm" fo:text-align="end" fo:text-indent="0cm" style:writing-mode="lr-tb"/>
      <style:text-properties fo:color="#ffffff" fo:font-size="8pt" style:font-size-asian="8pt" style:font-size-complex="8pt"/>
    </style:style>
    <style:style style:name="P614" style:family="paragraph">
      <style:paragraph-properties fo:margin-left="0.483cm" fo:margin-right="0cm" fo:text-indent="-0.483cm"/>
    </style:style>
    <style:style style:name="P615" style:family="paragraph">
      <style:paragraph-properties fo:margin-left="1.422cm" fo:margin-right="0cm" fo:text-indent="-0.457cm"/>
    </style:style>
    <style:style style:name="P616" style:family="paragraph">
      <style:paragraph-properties fo:margin-left="2.388cm" fo:margin-right="0cm" fo:text-indent="-0.483cm"/>
    </style:style>
    <style:style style:name="P618" style:family="paragraph">
      <style:paragraph-properties fo:margin-left="0.483cm" fo:margin-right="0cm" fo:text-indent="-0.483cm" style:writing-mode="lr-tb"/>
    </style:style>
    <style:style style:name="P620"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hyphenate="false"/>
    </style:style>
    <style:style style:name="P624" style:family="paragraph">
      <style:paragraph-properties fo:margin-left="0.254cm" fo:margin-right="0.254cm" fo:margin-top="0.004cm" fo:margin-bottom="0.004cm" fo:line-height="100%" fo:text-align="end" text:enable-numbering="false" fo:text-indent="0cm" style:text-autospace="ideograph-alpha" style:punctuation-wrap="simple" style:line-break="strict" style:writing-mode="lr-tb"/>
      <style:text-properties fo:color="#000000" fo:font-size="8pt" style:font-size-asian="8pt" style:font-size-complex="8pt" fo:hyphenate="false"/>
    </style:style>
    <style:style style:name="T597" style:family="text">
      <style:text-properties fo:font-size="8pt" style:font-size-asian="8pt" style:font-size-complex="8pt"/>
    </style:style>
    <style:style style:name="T604" style:family="text">
      <style:text-properties fo:color="#ffffff" fo:font-size="8pt" style:font-size-asian="8pt" style:font-size-complex="8pt"/>
    </style:style>
    <style:style style:name="T609" style:family="text">
      <style:text-properties fo:color="#000000" fo:font-size="8pt" style:font-size-asian="8pt" style:font-size-complex="8pt"/>
    </style:style>
    <style:style style:name="T621" style:family="text">
      <style:text-properties fo:color="#000000" style:text-outline="false" style:text-position="0% 100%"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style:style style:name="T622" style:family="text">
      <style:text-properties fo:color="#000000" style:text-outline="false" fo:font-family="Arial" style:font-family-generic="roman" style:font-pitch="variable" fo:font-size="8pt" fo:letter-spacing="normal" fo:language="en" fo:country="US" fo:font-style="normal" fo:text-shadow="none" fo:font-weight="normal" style:text-underline-mode="continuous" style:text-line-through-mode="continuous" style:letter-kerning="false" style:font-family-asian="SimSun" style:font-pitch-asian="variable" style:font-size-asian="8pt" style:language-asian="none" style:country-asian="none" style:font-style-asian="normal" style:font-weight-asian="normal" style:font-family-complex="Tahoma" style:font-pitch-complex="variable" style:font-size-complex="8pt" style:language-complex="none" style:country-complex="none" style:font-style-complex="normal" style:font-weight-complex="normal" style:text-emphasize="none" style:text-scale="100%" style:font-relief="none"/>
    </style:style>
    <text:list-style style:name="L590">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92">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3">
      <text:list-level-style-bullet text:level="1" text:bullet-char="■">
        <style:list-level-properties text:min-label-width="0.483cm"/>
        <style:text-properties fo:font-family="'Times New Roman'" style:font-charset="x-symbol" fo:color="#000000" fo:font-size="55%"/>
      </text:list-level-style-bullet>
      <text:list-level-style-bullet text:level="2" text:bullet-char="–">
        <style:list-level-properties text:space-before="0.965cm" text:min-label-width="0.457cm"/>
        <style:text-properties fo:font-family="Arial" style:font-style-name="Regular" style:font-family-generic="swiss" style:font-pitch="variable" fo:color="#000000" fo:font-size="100%"/>
      </text:list-level-style-bullet>
      <text:list-level-style-bullet text:level="3" text:bullet-char="•">
        <style:list-level-properties text:space-before="1.905cm" text:min-label-width="0.483cm"/>
        <style:text-properties fo:font-family="Arial" style:font-style-name="Regular" style:font-family-generic="swiss" style:font-pitch="variable" fo:color="#000000" fo:font-size="100%"/>
      </text:list-level-style-bullet>
      <text:list-level-style-bullet text:level="4" text:bullet-char="–">
        <style:list-level-properties text:space-before="2.87cm" text:min-label-width="0.483cm"/>
        <style:text-properties fo:font-family="Arial" style:font-style-name="Regular" style:font-family-generic="swiss" style:font-pitch="variable" fo:color="#ffffff" fo:font-size="100%"/>
      </text:list-level-style-bullet>
      <text:list-level-style-bullet text:level="5"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6"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7"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8" text:bullet-char="»">
        <style:list-level-properties text:space-before="3.81cm" text:min-label-width="0.457cm"/>
        <style:text-properties fo:font-family="Arial" style:font-style-name="Regular" style:font-family-generic="swiss" style:font-pitch="variable" fo:color="#ffffff" fo:font-size="100%"/>
      </text:list-level-style-bullet>
      <text:list-level-style-bullet text:level="9" text:bullet-char="»">
        <style:list-level-properties text:space-before="4.115cm" text:min-label-width="0.457cm"/>
        <style:text-properties fo:font-family="Arial" style:font-style-name="Regular" style:font-family-generic="swiss" style:font-pitch="variable" fo:color="#ffffff" fo:font-size="100%"/>
      </text:list-level-style-bullet>
    </text:list-style>
    <text:list-style style:name="L594">
      <text:list-level-style-bullet text:level="1" text:bullet-char="●">
        <style:list-level-properties text:space-before="0.25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95">
      <text:list-level-style-bullet text:level="1" text:bullet-char="●">
        <style:list-level-properties text:min-label-width="0.48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frame presentation:style-name="pr592" draw:text-style-name="P593" draw:layer="backgroundobjects" svg:width="10.794cm" svg:height="0.953cm" svg:x="2cm" svg:y="0.64cm" presentation:class="header">
        <draw:text-box>
          <text:p text:style-name="P591"><presentation:header/> </text:p>
        </draw:text-box>
      </draw:frame>
      <draw:frame presentation:style-name="pr592" draw:text-style-name="P593" draw:layer="backgroundobjects" svg:width="10.794cm" svg:height="0.953cm" svg:x="16.906cm" svg:y="0.64cm" presentation:class="date-time">
        <draw:text-box>
          <text:p text:style-name="P591"><presentation:date-time/> </text:p>
        </draw:text-box>
      </draw:frame>
      <draw:frame presentation:style-name="pr592" draw:text-style-name="P593" draw:layer="backgroundobjects" svg:width="10.794cm" svg:height="0.953cm" svg:x="2cm" svg:y="19.391cm" presentation:class="footer">
        <draw:text-box>
          <text:p text:style-name="P591"><presentation:footer/> </text:p>
        </draw:text-box>
      </draw:frame>
      <draw:frame presentation:style-name="pr592" draw:text-style-name="P593" draw:layer="backgroundobjects" svg:width="10.794cm" svg:height="0.953cm" svg:x="16.906cm" svg:y="19.391cm" presentation:class="page-number">
        <draw:text-box>
          <text:p text:style-name="P591"><text:page-number>Number Field</text:page-number> </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IBM_20_Planet_20_White" style:display-name="IBM Planet White" style:page-layout-name="PM1" draw:style-name="dp590">
      <draw:frame draw:name="Bitmap1" draw:style-name="gr594" draw:text-style-name="P595" draw:layer="backgroundobjects" svg:width="23.876cm" svg:height="6.198cm" svg:x="0.762cm" svg:y="10.185cm">
        <draw:image xlink:href="Pictures/10000000000005820000016E307CABE5.jpg" xlink:type="simple" xlink:show="embed" xlink:actuate="onLoad"/>
      </draw:frame>
      <draw:frame draw:name="Bitmap with transparency1" draw:style-name="gr594" draw:text-style-name="P595" draw:layer="backgroundobjects" svg:width="1.627cm" svg:height="0.661cm" svg:x="22.987cm" svg:y="1.905cm">
        <draw:image xlink:href="Pictures/10000201000000C60000004F4BDB1BFF.png" xlink:type="simple" xlink:show="embed" xlink:actuate="onLoad"/>
      </draw:frame>
      <draw:frame presentation:style-name="pr596" draw:text-style-name="P593" draw:layer="backgroundobjects" svg:width="1.435cm" svg:height="1.166cm" svg:x="25.605cm" svg:y="17.301cm" presentation:class="date-time">
        <draw:text-box>
          <text:p text:style-name="P591"><presentation:date-time/> </text:p>
        </draw:text-box>
      </draw:frame>
      <draw:frame presentation:style-name="pr598" draw:text-style-name="P593" draw:layer="backgroundobjects" svg:width="1.669cm" svg:height="0.441cm" svg:x="25.587cm" svg:y="16.632cm" presentation:class="page-number">
        <draw:text-box>
          <text:p text:style-name="P591"><text:span text:style-name="T597"><text:page-number>Number Field</text:page-number></text:span></text:p>
        </draw:text-box>
      </draw:frame>
      <draw:frame presentation:style-name="pr599" draw:text-style-name="P593" draw:layer="backgroundobjects" svg:width="2.362cm" svg:height="0.584cm" svg:x="25.614cm" svg:y="17.126cm" presentation:class="footer">
        <draw:text-box>
          <text:p text:style-name="P591"><presentation:footer/> </text:p>
        </draw:text-box>
      </draw:frame>
      <draw:frame presentation:style-name="pr600" draw:text-style-name="P593" draw:layer="backgroundobjects" svg:width="24.258cm" svg:height="5.589cm" svg:x="0.381cm" svg:y="3.937cm" presentation:class="title">
        <draw:text-box>
          <text:p text:style-name="P591">Click to edit the title text format</text:p>
        </draw:text-box>
      </draw:frame>
      <draw:frame draw:name="Text Frame1" draw:style-name="gr601" draw:text-style-name="P602" draw:layer="backgroundobjects" svg:width="3.019cm" svg:height="0.56cm" svg:x="20.598cm" svg:y="17.903cm">
        <draw:text-box>
          <text:p/>
        </draw:text-box>
      </draw:frame>
      <draw:frame draw:style-name="gr605" draw:text-style-name="P606" draw:layer="backgroundobjects" svg:width="3.811cm" svg:height="0.742cm" svg:x="21.082cm" svg:y="18.237cm">
        <draw:text-box>
          <text:p text:style-name="P603"><text:span text:style-name="T604">© 2009 IBM Corporation</text:span></text:p>
        </draw:text-box>
      </draw:frame>
      <draw:line draw:name="Line1" presentation:style-name="pr607" draw:text-style-name="P595" draw:layer="backgroundobjects" svg:x1="0.762cm" svg:y1="2.921cm" svg:x2="24.638cm" svg:y2="2.922cm"/>
      <draw:g draw:name="group object1" draw:TableGroup="false">
        <draw:frame draw:name="Bitmap with transparency1" draw:style-name="gr594" draw:text-style-name="P595" draw:layer="backgroundobjects" svg:width="3.76cm" svg:height="1.271cm" svg:x="0.762cm" svg:y="10.185cm">
          <draw:image xlink:href="Pictures/10000201000000E00000004E602B94F5.png" xlink:type="simple" xlink:show="embed" xlink:actuate="onLoad"/>
        </draw:frame>
        <draw:frame draw:name="Bitmap with transparency1" draw:style-name="gr594" draw:text-style-name="P595" draw:layer="backgroundobjects" svg:width="3.76cm" svg:height="1.296cm" svg:x="0.75cm" svg:y="12.649cm">
          <draw:image xlink:href="Pictures/10000201000000E00000004ED86B1A15.png" xlink:type="simple" xlink:show="embed" xlink:actuate="onLoad"/>
        </draw:frame>
        <draw:frame draw:name="Bitmap with transparency1" draw:style-name="gr594" draw:text-style-name="P595" draw:layer="backgroundobjects" svg:width="1.219cm" svg:height="1.32cm" svg:x="0.766cm" svg:y="15.113cm">
          <draw:image xlink:href="Pictures/10000201000000480000004EB166F4B2.png" xlink:type="simple" xlink:show="embed" xlink:actuate="onLoad"/>
        </draw:frame>
        <draw:frame draw:name="Bitmap with transparency1" draw:style-name="gr594" draw:text-style-name="P595" draw:layer="backgroundobjects" svg:width="12.574cm" svg:height="1.271cm" svg:x="5.791cm" svg:y="10.185cm">
          <draw:image xlink:href="Pictures/10000201000002E80000004E93024528.png" xlink:type="simple" xlink:show="embed" xlink:actuate="onLoad"/>
        </draw:frame>
        <draw:frame draw:name="Bitmap with transparency1" draw:style-name="gr594" draw:text-style-name="P595" draw:layer="backgroundobjects" svg:width="13.968cm" svg:height="1.32cm" svg:x="5.791cm" svg:y="12.649cm">
          <draw:image xlink:href="Pictures/10000201000003390000004ED2E12188.png" xlink:type="simple" xlink:show="embed" xlink:actuate="onLoad"/>
        </draw:frame>
        <draw:frame draw:name="Bitmap with transparency1" draw:style-name="gr594" draw:text-style-name="P595" draw:layer="backgroundobjects" svg:width="3.76cm" svg:height="1.322cm" svg:x="8.306cm" svg:y="15.113cm">
          <draw:image xlink:href="Pictures/10000201000000E00000004EC28FBE65.png" xlink:type="simple" xlink:show="embed" xlink:actuate="onLoad"/>
        </draw:frame>
        <draw:frame draw:name="Bitmap with transparency1" draw:style-name="gr594" draw:text-style-name="P595" draw:layer="backgroundobjects" svg:width="4.04cm" svg:height="1.32cm" svg:x="15.85cm" svg:y="15.113cm">
          <draw:image xlink:href="Pictures/10000201000000E00000004EC28FBE65.png" xlink:type="simple" xlink:show="embed" xlink:actuate="onLoad"/>
        </draw:frame>
        <draw:frame draw:name="Bitmap with transparency1" draw:style-name="gr594" draw:text-style-name="P595" draw:layer="backgroundobjects" svg:width="3.786cm" svg:height="1.271cm" svg:x="20.879cm" svg:y="10.185cm">
          <draw:image xlink:href="Pictures/10000201000000E00000004E429BDF63.png" xlink:type="simple" xlink:show="embed" xlink:actuate="onLoad"/>
        </draw:frame>
        <draw:frame draw:name="Bitmap with transparency1" draw:style-name="gr594" draw:text-style-name="P595" draw:layer="backgroundobjects" svg:width="3.792cm" svg:height="1.32cm" svg:x="20.879cm" svg:y="12.649cm">
          <draw:image xlink:href="Pictures/10000201000000E00000004EAC688DCC.png" xlink:type="simple" xlink:show="embed" xlink:actuate="onLoad"/>
        </draw:frame>
        <draw:frame draw:name="Bitmap with transparency1" draw:style-name="gr594" draw:text-style-name="P595" draw:layer="backgroundobjects" svg:width="1.195cm" svg:height="1.32cm" svg:x="23.47cm" svg:y="15.113cm">
          <draw:image xlink:href="Pictures/10000201000000480000004E9104E890.png" xlink:type="simple" xlink:show="embed" xlink:actuate="onLoad"/>
        </draw:frame>
      </draw:g>
      <presentation:notes style:page-layout-name="PM2">
        <draw:frame presentation:style-name="pr608" draw:text-style-name="P593" draw:layer="backgroundobjects" svg:width="6.8cm" svg:height="1.001cm" svg:x="2cm" svg:y="0.5cm" presentation:class="header">
          <draw:text-box>
            <text:p text:style-name="P591"><presentation:header/> </text:p>
          </draw:text-box>
        </draw:frame>
        <draw:frame presentation:style-name="pr608" draw:text-style-name="P593" draw:layer="backgroundobjects" svg:width="6.8cm" svg:height="1.001cm" svg:x="12.2cm" svg:y="0.5cm" presentation:class="date-time">
          <draw:text-box>
            <text:p text:style-name="P591"><presentation:date-time/> </text:p>
          </draw:text-box>
        </draw:frame>
        <draw:frame presentation:style-name="pr608" draw:text-style-name="P593" draw:layer="backgroundobjects" svg:width="6.8cm" svg:height="1.001cm" svg:x="2cm" svg:y="28.2cm" presentation:class="footer">
          <draw:text-box>
            <text:p text:style-name="P591"><presentation:footer/> </text:p>
          </draw:text-box>
        </draw:frame>
        <draw:frame presentation:style-name="pr608" draw:text-style-name="P593" draw:layer="backgroundobjects" svg:width="6.8cm" svg:height="1.001cm" svg:x="12.2cm" svg:y="28.2cm" presentation:class="page-number">
          <draw:text-box>
            <text:p text:style-name="P591"><text:page-number>Number Field</text:page-number> </text:p>
          </draw:text-box>
        </draw:frame>
        <draw:page-thumbnail presentation:style-name="IBM_20_Planet_20_White-title" draw:layer="backgroundobjects" svg:width="13.706cm" svg:height="10.28cm" svg:x="3.647cm" svg:y="2.853cm" presentation:class="page"/>
        <draw:frame presentation:style-name="IBM_20_Planet_20_White-notes" draw:layer="backgroundobjects" svg:width="14.518cm" svg:height="11.41cm" svg:x="3.249cm" svg:y="14.13cm" presentation:class="notes" presentation:placeholder="true">
          <draw:text-box/>
        </draw:frame>
      </presentation:notes>
    </style:master-page>
    <style:master-page style:name="IBM2009" style:page-layout-name="PM1" draw:style-name="dp590">
      <draw:frame presentation:style-name="pr610" draw:text-style-name="P593" draw:layer="backgroundobjects" svg:width="2.795cm" svg:height="0.639cm" svg:x="1.524cm" svg:y="18.161cm" presentation:class="date-time">
        <draw:text-box>
          <text:p text:style-name="P591"><text:span text:style-name="T609"><presentation:date-time/></text:span></text:p>
        </draw:text-box>
      </draw:frame>
      <draw:frame presentation:style-name="pr611" draw:text-style-name="P593" draw:layer="backgroundobjects" svg:width="1.017cm" svg:height="0.636cm" svg:x="0.508cm" svg:y="18.161cm" presentation:class="page-number">
        <draw:text-box>
          <text:p text:style-name="P591"><text:span text:style-name="T609"><text:page-number>Number Field</text:page-number></text:span></text:p>
        </draw:text-box>
      </draw:frame>
      <draw:frame presentation:style-name="pr612" draw:text-style-name="P593" draw:layer="backgroundobjects" svg:width="16.511cm" svg:height="0.626cm" svg:x="4.318cm" svg:y="18.161cm" presentation:class="footer">
        <draw:text-box>
          <text:p text:style-name="P591"><text:span text:style-name="T609"><presentation:footer/></text:span><text:span text:style-name="T609"> </text:span></text:p>
        </draw:text-box>
      </draw:frame>
      <draw:frame presentation:style-name="pr613" draw:text-style-name="P593" draw:layer="backgroundobjects" svg:width="24.131cm" svg:height="1.779cm" svg:x="0.508cm" svg:y="1.651cm" presentation:class="title">
        <draw:text-box>
          <text:p text:style-name="P591">Click to edit the title text format</text:p>
        </draw:text-box>
      </draw:frame>
      <draw:frame presentation:style-name="pr617" draw:text-style-name="P618" draw:layer="backgroundobjects" svg:width="24.131cm" svg:height="12.447cm" svg:x="0.508cm" svg:y="5.207cm" presentation:class="outline">
        <draw:text-box>
          <text:list text:style-name="L593">
            <text:list-item>
              <text:p text:style-name="P614">Click to edit the outline text format</text:p>
            </text:list-item>
          </text:list>
          <text:list text:style-name="L593">
            <text:list-item>
              <text:list>
                <text:list-item>
                  <text:p text:style-name="P615">Second Outline Level</text:p>
                </text:list-item>
              </text:list>
            </text:list-item>
          </text:list>
          <text:list text:style-name="L593">
            <text:list-item>
              <text:list>
                <text:list-item>
                  <text:list>
                    <text:list-item>
                      <text:p text:style-name="P616">Third Outline Level</text:p>
                    </text:list-item>
                  </text:list>
                </text:list-item>
              </text:list>
            </text:list-item>
          </text:list>
        </draw:text-box>
      </draw:frame>
      <draw:line draw:name="Line1" presentation:style-name="pr619" draw:text-style-name="P595" draw:layer="backgroundobjects" svg:x1="0.763cm" svg:y1="1.53cm" svg:x2="24.639cm" svg:y2="1.531cm"/>
      <draw:frame draw:name="Bitmap with transparency1" draw:style-name="gr594" draw:text-style-name="P595" draw:layer="backgroundobjects" svg:width="1.627cm" svg:height="0.661cm" svg:x="23.013cm" svg:y="0.635cm">
        <draw:image xlink:href="Pictures/10000201000000C60000004F4BDB1BFF.png" xlink:type="simple" xlink:show="embed" xlink:actuate="onLoad"/>
      </draw:frame>
      <draw:frame draw:name="Text Frame2" draw:style-name="gr623" draw:text-style-name="P624" draw:layer="backgroundobjects" svg:width="7.16cm" svg:height="0.746cm" svg:x="17.733cm" svg:y="18.237cm">
        <draw:text-box>
          <text:p text:style-name="P620"><text:span text:style-name="T621">© 2011 IBM Corporation. Licensed under EPL, v1.0</text:span></text:p>
          <text:p text:style-name="P620"><text:span text:style-name="T622"/></text:p>
        </draw:text-box>
      </draw:frame>
      <presentation:notes style:page-layout-name="PM2">
        <draw:frame presentation:style-name="pr625" draw:text-style-name="P593" draw:layer="backgroundobjects" svg:width="6.8cm" svg:height="1.001cm" svg:x="2cm" svg:y="0.5cm" presentation:class="header">
          <draw:text-box>
            <text:p text:style-name="P591"><presentation:header/> </text:p>
          </draw:text-box>
        </draw:frame>
        <draw:frame presentation:style-name="pr625" draw:text-style-name="P593" draw:layer="backgroundobjects" svg:width="6.8cm" svg:height="1.001cm" svg:x="12.2cm" svg:y="0.5cm" presentation:class="date-time">
          <draw:text-box>
            <text:p text:style-name="P591"><presentation:date-time/> </text:p>
          </draw:text-box>
        </draw:frame>
        <draw:frame presentation:style-name="pr625" draw:text-style-name="P593" draw:layer="backgroundobjects" svg:width="6.8cm" svg:height="1.001cm" svg:x="2cm" svg:y="28.2cm" presentation:class="footer">
          <draw:text-box>
            <text:p text:style-name="P591"><presentation:footer/> </text:p>
          </draw:text-box>
        </draw:frame>
        <draw:frame presentation:style-name="pr625" draw:text-style-name="P593" draw:layer="backgroundobjects" svg:width="6.8cm" svg:height="1.001cm" svg:x="12.2cm" svg:y="28.2cm" presentation:class="page-number">
          <draw:text-box>
            <text:p text:style-name="P591"><text:page-number>Number Field</text:page-number> </text:p>
          </draw:text-box>
        </draw:frame>
        <draw:page-thumbnail presentation:style-name="IBM2009-title" draw:layer="backgroundobjects" svg:width="14.538cm" svg:height="10.28cm" svg:x="3.231cm" svg:y="2.853cm" presentation:class="page"/>
        <draw:frame presentation:style-name="IBM2009-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3.0_20090605.2002/Win32</meta:generator>
    <!--645(Build:8693)-->
    <meta:initial-creator>paul</meta:initial-creator>
    <meta:creation-date>2011-03-16T11:24:57</meta:creation-date>
    <dc:creator>paul</dc:creator>
    <dc:date>2011-03-21T05:57:51</dc:date>
    <dc:language>en-US</dc:language>
    <meta:editing-cycles>41</meta:editing-cycles>
    <meta:editing-duration>P1DT9H2M32S</meta:editing-duration>
    <meta:user-defined meta:name="Info 1"/>
    <meta:user-defined meta:name="Info 2"/>
    <meta:user-defined meta:name="Info 3"/>
    <meta:user-defined meta:name="Info 4"/>
    <meta:document-statistic meta:object-count="217"/>
  </office:meta>
</office:document-meta>
</file>